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34M32.849S">
            <text:p>11:34:32.85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34M32.883S">
            <text:p>11:34:32.88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34M32.901S">
            <text:p>11:34:32.90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34M32.856S">
            <text:p>11:34:32.86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34M32.93S">
            <text:p>11:34:32.93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34M32.934S">
            <text:p>11:34:32.93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34M32.953S">
            <text:p>11:34:32.95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34M32.968S">
            <text:p>11:34:32.97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34M32.984S">
            <text:p>11:34:32.98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34M33.005S">
            <text:p>11:34:33.01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34M33.021S">
            <text:p>11:34:33.02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34M33.036S">
            <text:p>11:34:33.04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34M33.057S">
            <text:p>11:34:33.06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34M33.07S">
            <text:p>11:34:33.07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34M33.088S">
            <text:p>11:34:33.09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34M33.008S">
            <text:p>11:34:33.01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34M33.11S">
            <text:p>11:34:33.11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34M32.887S">
            <text:p>11:34:32.89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34M33.122S">
            <text:p>11:34:33.12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34M33.14S">
            <text:p>11:34:33.14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34M32.987S">
            <text:p>11:34:32.99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34M33.162S">
            <text:p>11:34:33.16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34M33.176S">
            <text:p>11:34:33.18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34M33.192S">
            <text:p>11:34:33.19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34M32.972S">
            <text:p>11:34:32.97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34M33.214S">
            <text:p>11:34:33.21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34M33.226S">
            <text:p>11:34:33.23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34M33.244S">
            <text:p>11:34:33.24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34M32.956S">
            <text:p>11:34:32.96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34M33.265S">
            <text:p>11:34:33.27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34M33.278S">
            <text:p>11:34:33.28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34M33.296S">
            <text:p>11:34:33.30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34M33.317S">
            <text:p>11:34:33.32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34M33.331S">
            <text:p>11:34:33.33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34M33.347S">
            <text:p>11:34:33.35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34M32.936S">
            <text:p>11:34:32.94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34M33.368S">
            <text:p>11:34:33.37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34M33.384S">
            <text:p>11:34:33.38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34M33.398S">
            <text:p>11:34:33.40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34M32.94S">
            <text:p>11:34:32.94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34M33.419S">
            <text:p>11:34:33.42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34M33.44S">
            <text:p>11:34:33.44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34M32.905S">
            <text:p>11:34:32.91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34M33.45S">
            <text:p>11:34:33.45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34M32.926S">
            <text:p>11:34:32.93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34M33.47S">
            <text:p>11:34:33.47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34M33.491S">
            <text:p>11:34:33.49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34M33.5S">
            <text:p>11:34:33.50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34M33.281S">
            <text:p>11:34:33.28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34M33.522S">
            <text:p>11:34:33.52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34M33.543S">
            <text:p>11:34:33.54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34M33.551S">
            <text:p>11:34:33.55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34M33.257S">
            <text:p>11:34:33.26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34M33.572S">
            <text:p>11:34:33.57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34M33.268S">
            <text:p>11:34:33.27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34M33.596S">
            <text:p>11:34:33.60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34M33.603S">
            <text:p>11:34:33.60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34M33.248S">
            <text:p>11:34:33.25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34M33.623S">
            <text:p>11:34:33.62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34M33.647S">
            <text:p>11:34:33.6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34M33.655S">
            <text:p>11:34:33.66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34M33.23S">
            <text:p>11:34:33.23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34M33.675S">
            <text:p>11:34:33.68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34M33.699S">
            <text:p>11:34:33.70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34M33.707S">
            <text:p>11:34:33.71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34M33.206S">
            <text:p>11:34:33.21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34M33.727S">
            <text:p>11:34:33.73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34M33.218S">
            <text:p>11:34:33.22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34M33.749S">
            <text:p>11:34:33.75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34M33.763S">
            <text:p>11:34:33.76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34M33.196S">
            <text:p>11:34:33.20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34M33.778S">
            <text:p>11:34:33.78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34M33.801S">
            <text:p>11:34:33.80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34M33.811S">
            <text:p>11:34:33.81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34M33.179S">
            <text:p>11:34:33.18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34M33.83S">
            <text:p>11:34:33.83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34M33.851S">
            <text:p>11:34:33.85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34M33.166S">
            <text:p>11:34:33.17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34M33.866S">
            <text:p>11:34:33.87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34M33.166S">
            <text:p>11:34:33.17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34M33.902S">
            <text:p>11:34:33.90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34M33.143S">
            <text:p>11:34:33.14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795">
            <text:p>79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34M33.123S">
            <text:p>11:34:33.12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878">
            <text:p>878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34M33.127S">
            <text:p>11:34:33.13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885">
            <text:p>88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34M33.113S">
            <text:p>11:34:33.11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937">
            <text:p>93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34M33.106S">
            <text:p>11:34:33.11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959">
            <text:p>95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34M33.091S">
            <text:p>11:34:33.09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022">
            <text:p>102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34M33.074S">
            <text:p>11:34:33.07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34M33.06S">
            <text:p>11:34:33.06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1137">
            <text:p>113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34M33.906S">
            <text:p>11:34:33.91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377">
            <text:p>37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34M34.014S">
            <text:p>11:34:34.01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34M33.04S">
            <text:p>11:34:33.04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1340">
            <text:p>134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34M34.153S">
            <text:p>11:34:34.15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34M33.027S">
            <text:p>11:34:33.03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1384">
            <text:p>138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34M34.113S">
            <text:p>11:34:34.11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34M34.003S">
            <text:p>11:34:34.00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436">
            <text:p>43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34M33.88S">
            <text:p>11:34:33.88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586">
            <text:p>58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34M33.939S">
            <text:p>11:34:33.94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34M34.066S">
            <text:p>11:34:34.07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434">
            <text:p>434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34M34.054S">
            <text:p>11:34:34.05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34M33.868S">
            <text:p>11:34:33.87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34M33.855S">
            <text:p>11:34:33.86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34M33.869S">
            <text:p>11:34:33.87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895">
            <text:p>89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34M33.833S">
            <text:p>11:34:33.83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943">
            <text:p>94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34M33.826S">
            <text:p>11:34:33.83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998">
            <text:p>99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34M33.814S">
            <text:p>11:34:33.81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1081">
            <text:p>108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34M33.805S">
            <text:p>11:34:33.81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34M33.777S">
            <text:p>11:34:33.78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34M33.782S">
            <text:p>11:34:33.78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1250">
            <text:p>125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34M33.767S">
            <text:p>11:34:33.77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1283">
            <text:p>128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34M33.753S">
            <text:p>11:34:33.75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1363">
            <text:p>136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34M33.72S">
            <text:p>11:34:33.72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1447">
            <text:p>1447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34M33.73S">
            <text:p>11:34:33.73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1453">
            <text:p>145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34M33.71S">
            <text:p>11:34:33.71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1532">
            <text:p>153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34M33.737S">
            <text:p>11:34:33.74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1516">
            <text:p>151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34M33.678S">
            <text:p>11:34:33.68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1625">
            <text:p>162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34M33.677S">
            <text:p>11:34:33.68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649">
            <text:p>164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34M33.702S">
            <text:p>11:34:33.70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1638">
            <text:p>163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34M33.66S">
            <text:p>11:34:33.66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1731">
            <text:p>173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34M33.652S">
            <text:p>11:34:33.65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1755">
            <text:p>175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34M33.627S">
            <text:p>11:34:33.63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1794">
            <text:p>179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34M33.622S">
            <text:p>11:34:33.62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1840">
            <text:p>184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34M33.585S">
            <text:p>11:34:33.59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1934">
            <text:p>193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34M33.577S">
            <text:p>11:34:33.58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2062">
            <text:p>206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34M33.608S">
            <text:p>11:34:33.61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2052">
            <text:p>205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34M33.567S">
            <text:p>11:34:33.57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2105">
            <text:p>2105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34M33.554S">
            <text:p>11:34:33.55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2157">
            <text:p>215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34M33.6S">
            <text:p>11:34:33.60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2122">
            <text:p>212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34M33.547S">
            <text:p>11:34:33.55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2230">
            <text:p>223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34M33.526S">
            <text:p>11:34:33.53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2261">
            <text:p>226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34M33.521S">
            <text:p>11:34:33.52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2308">
            <text:p>230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34M33.504S">
            <text:p>11:34:33.50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2382">
            <text:p>238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34M33.495S">
            <text:p>11:34:33.50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2482">
            <text:p>248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34M33.473S">
            <text:p>11:34:33.47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2513">
            <text:p>251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34M33.453S">
            <text:p>11:34:33.45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2543">
            <text:p>254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34M33.459S">
            <text:p>11:34:33.46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2549">
            <text:p>2549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34M33.448S">
            <text:p>11:34:33.45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2641">
            <text:p>2641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34M33.423S">
            <text:p>11:34:33.42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2737">
            <text:p>273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34M33.443S">
            <text:p>11:34:33.44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2729">
            <text:p>272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34M33.387S">
            <text:p>11:34:33.39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2796">
            <text:p>279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34M33.402S">
            <text:p>11:34:33.40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2809">
            <text:p>280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34M33.403S">
            <text:p>11:34:33.40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34M33.373S">
            <text:p>11:34:33.37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2976">
            <text:p>297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34M33.352S">
            <text:p>11:34:33.35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2996">
            <text:p>299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34M33.36S">
            <text:p>11:34:33.36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2989">
            <text:p>298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34M33.321S">
            <text:p>11:34:33.32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3105">
            <text:p>310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34M33.337S">
            <text:p>11:34:33.34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3103">
            <text:p>310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34M34.411S">
            <text:p>11:34:34.41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2137">
            <text:p>213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34M34.489S">
            <text:p>11:34:34.49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2079">
            <text:p>207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34M34.513S">
            <text:p>11:34:34.51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2079">
            <text:p>207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34M34.668S">
            <text:p>11:34:34.67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1947">
            <text:p>194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34M34.764S">
            <text:p>11:34:34.76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1888">
            <text:p>188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34M33.3S">
            <text:p>11:34:33.30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3392">
            <text:p>339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34M34.907S">
            <text:p>11:34:34.91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1831">
            <text:p>183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34M35.02S">
            <text:p>11:34:35.02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1741">
            <text:p>174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34M36.173S">
            <text:p>11:34:36.17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866">
            <text:p>86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34M36.349S">
            <text:p>11:34:36.35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832">
            <text:p>832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34M36.225S">
            <text:p>11:34:36.23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1018">
            <text:p>1018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34M36.35S">
            <text:p>11:34:36.35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906">
            <text:p>90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34M36.212S">
            <text:p>11:34:36.21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056">
            <text:p>105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34M36.184S">
            <text:p>11:34:36.18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096">
            <text:p>109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34M36.16S">
            <text:p>11:34:36.16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34M36.091S">
            <text:p>11:34:36.09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1213">
            <text:p>1213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34M35.987S">
            <text:p>11:34:35.99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1330">
            <text:p>133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34M35.997S">
            <text:p>11:34:36.00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34M35.979S">
            <text:p>11:34:35.98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1362">
            <text:p>136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34M35.887S">
            <text:p>11:34:35.89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465">
            <text:p>146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34M35.83S">
            <text:p>11:34:35.83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1535">
            <text:p>153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34M35.788S">
            <text:p>11:34:35.79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588">
            <text:p>158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34M35.778S">
            <text:p>11:34:35.78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1615">
            <text:p>161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34M35.723S">
            <text:p>11:34:35.72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684">
            <text:p>168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34M35.712S">
            <text:p>11:34:35.71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1708">
            <text:p>170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34M35.66S">
            <text:p>11:34:35.66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770">
            <text:p>177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34M35.64S">
            <text:p>11:34:35.64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1803">
            <text:p>180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34M35.52S">
            <text:p>11:34:35.52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1936">
            <text:p>193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34M35.463S">
            <text:p>11:34:35.46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2008">
            <text:p>200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34M35.408S">
            <text:p>11:34:35.41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2072">
            <text:p>207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34M35.423S">
            <text:p>11:34:35.42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2069">
            <text:p>206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34M35.392S">
            <text:p>11:34:35.39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2111">
            <text:p>211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34M35.34S">
            <text:p>11:34:35.34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2175">
            <text:p>217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34M35.328S">
            <text:p>11:34:35.33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2203">
            <text:p>220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34M35.304S">
            <text:p>11:34:35.30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2273">
            <text:p>227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34M35.254S">
            <text:p>11:34:35.25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2326">
            <text:p>232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34M35.243S">
            <text:p>11:34:35.24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2347">
            <text:p>234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34M35.184S">
            <text:p>11:34:35.18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2420">
            <text:p>242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34M35.118S">
            <text:p>11:34:35.12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2498">
            <text:p>249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34M35.052S">
            <text:p>11:34:35.05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2576">
            <text:p>257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34M35.034S">
            <text:p>11:34:35.03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2605">
            <text:p>260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34M34.897S">
            <text:p>11:34:34.90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756">
            <text:p>275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34M34.824S">
            <text:p>11:34:34.82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2840">
            <text:p>284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34M34.776S">
            <text:p>11:34:34.78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901">
            <text:p>290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34M34.747S">
            <text:p>11:34:34.75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34M34.428S">
            <text:p>11:34:34.43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3271">
            <text:p>327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34M34.395S">
            <text:p>11:34:34.40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3317">
            <text:p>331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34M34.38S">
            <text:p>11:34:34.38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3344">
            <text:p>334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34M36.441S">
            <text:p>11:34:36.44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339">
            <text:p>133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34M34.198S">
            <text:p>11:34:34.20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604">
            <text:p>360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34M34.328S">
            <text:p>11:34:34.33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3488">
            <text:p>348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34M34.284S">
            <text:p>11:34:34.28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3551">
            <text:p>355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34M36.427S">
            <text:p>11:34:36.43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1432">
            <text:p>143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34M36.35S">
            <text:p>11:34:36.35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526">
            <text:p>152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34M37.835S">
            <text:p>11:34:37.84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34M37.804S">
            <text:p>11:34:37.80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34M37.782S">
            <text:p>11:34:37.78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34M36.549S">
            <text:p>11:34:36.55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1482">
            <text:p>148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34M37.724S">
            <text:p>11:34:37.72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34M37.677S">
            <text:p>11:34:37.68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34M37.688S">
            <text:p>11:34:37.69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586">
            <text:p>58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34M37.629S">
            <text:p>11:34:37.63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34M37.617S">
            <text:p>11:34:37.62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854">
            <text:p>85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34M37.605S">
            <text:p>11:34:37.61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878">
            <text:p>87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34M37.653S">
            <text:p>11:34:37.65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842">
            <text:p>84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34M37.64S">
            <text:p>11:34:37.64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34M37.591S">
            <text:p>11:34:37.59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1042">
            <text:p>104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34M37.578S">
            <text:p>11:34:37.58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1160">
            <text:p>116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34M37.481S">
            <text:p>11:34:37.48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1299">
            <text:p>129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34M37.504S">
            <text:p>11:34:37.50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1328">
            <text:p>132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34M37.492S">
            <text:p>11:34:37.49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1356">
            <text:p>135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34M37.516S">
            <text:p>11:34:37.52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366">
            <text:p>136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34M37.444S">
            <text:p>11:34:37.44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1516">
            <text:p>151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34M37.431S">
            <text:p>11:34:37.43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1556">
            <text:p>155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34M37.407S">
            <text:p>11:34:37.41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1724">
            <text:p>172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34M37.42S">
            <text:p>11:34:37.42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1747">
            <text:p>174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34M37.394S">
            <text:p>11:34:37.39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1857">
            <text:p>185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34M37.377S">
            <text:p>11:34:37.38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1966">
            <text:p>196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34M37.318S">
            <text:p>11:34:37.32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2206">
            <text:p>220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34M37.331S">
            <text:p>11:34:37.33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2205">
            <text:p>220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34M37.341S">
            <text:p>11:34:37.34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2231">
            <text:p>223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34M37.353S">
            <text:p>11:34:37.35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2259">
            <text:p>225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34M37.293S">
            <text:p>11:34:37.29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2358">
            <text:p>235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34M37.269S">
            <text:p>11:34:37.27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2453">
            <text:p>245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34M37.256S">
            <text:p>11:34:37.26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2476">
            <text:p>247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34M37.04S">
            <text:p>11:34:37.04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2706">
            <text:p>270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34M37.28S">
            <text:p>11:34:37.28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2499">
            <text:p>249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34M37.86S">
            <text:p>11:34:37.86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2126">
            <text:p>212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34M36.653S">
            <text:p>11:34:36.65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3431">
            <text:p>343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34M35.168S">
            <text:p>11:34:35.1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936">
            <text:p>4936</text:p>
          </table:table-cell>
          <table:table-cell office:value-type="string">
            <text:p>Success</text:p>
          </table:table-cell>
          <table:table-cell office:value-type="float" office:value="158994">
            <text:p>158994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34M36.738S">
            <text:p>11:34:36.74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3406">
            <text:p>340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34M34.441S">
            <text:p>11:34:34.4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703">
            <text:p>5703</text:p>
          </table:table-cell>
          <table:table-cell office:value-type="string">
            <text:p>Success</text:p>
          </table:table-cell>
          <table:table-cell office:value-type="float" office:value="158256">
            <text:p>158256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34M34.501S">
            <text:p>11:34:34.5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656">
            <text:p>5656</text:p>
          </table:table-cell>
          <table:table-cell office:value-type="string">
            <text:p>Success</text:p>
          </table:table-cell>
          <table:table-cell office:value-type="float" office:value="158257">
            <text:p>158257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34M38.275S">
            <text:p>11:34:38.2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948">
            <text:p>1948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34M36.009S">
            <text:p>11:34:36.0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219">
            <text:p>4219</text:p>
          </table:table-cell>
          <table:table-cell office:value-type="string">
            <text:p>Success</text:p>
          </table:table-cell>
          <table:table-cell office:value-type="float" office:value="158257">
            <text:p>158257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1H34M37.877S">
            <text:p>11:34:37.88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2361">
            <text:p>236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1H34M36.693S">
            <text:p>11:34:36.69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3557">
            <text:p>355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34M34.466S">
            <text:p>11:34:34.4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799">
            <text:p>5799</text:p>
          </table:table-cell>
          <table:table-cell office:value-type="string">
            <text:p>Success</text:p>
          </table:table-cell>
          <table:table-cell office:value-type="float" office:value="158257">
            <text:p>158257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1H34M37.471S">
            <text:p>11:34:37.4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893">
            <text:p>2893</text:p>
          </table:table-cell>
          <table:table-cell office:value-type="string">
            <text:p>Success</text:p>
          </table:table-cell>
          <table:table-cell office:value-type="float" office:value="158273">
            <text:p>158273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1H34M40.251S">
            <text:p>11:34:40.25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1H34M38.832S">
            <text:p>11:34:38.8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620">
            <text:p>1620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1H34M39.168S">
            <text:p>11:34:39.1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86">
            <text:p>1286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1H34M35.673S">
            <text:p>11:34:35.6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862">
            <text:p>4862</text:p>
          </table:table-cell>
          <table:table-cell office:value-type="string">
            <text:p>Success</text:p>
          </table:table-cell>
          <table:table-cell office:value-type="float" office:value="158257">
            <text:p>158257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1H34M39.651S">
            <text:p>11:34:39.6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99">
            <text:p>899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1H34M39.612S">
            <text:p>11:34:39.6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80">
            <text:p>980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1H34M37.456S">
            <text:p>11:34:37.4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172">
            <text:p>3172</text:p>
          </table:table-cell>
          <table:table-cell office:value-type="string">
            <text:p>Success</text:p>
          </table:table-cell>
          <table:table-cell office:value-type="float" office:value="158273">
            <text:p>158273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1H34M37.366S">
            <text:p>11:34:37.3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284">
            <text:p>3284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1H34M37.244S">
            <text:p>11:34:37.2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411">
            <text:p>3411</text:p>
          </table:table-cell>
          <table:table-cell office:value-type="string">
            <text:p>Success</text:p>
          </table:table-cell>
          <table:table-cell office:value-type="float" office:value="158257">
            <text:p>158257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1H34M39.537S">
            <text:p>11:34:39.5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23">
            <text:p>1123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1H34M37.817S">
            <text:p>11:34:37.8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845">
            <text:p>2845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1H34M38.472S">
            <text:p>11:34:38.4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229">
            <text:p>2229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1H34M39.252S">
            <text:p>11:34:39.2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461">
            <text:p>1461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1H34M38.634S">
            <text:p>11:34:38.6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092">
            <text:p>2092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1H34M37.183S">
            <text:p>11:34:37.1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564">
            <text:p>3564</text:p>
          </table:table-cell>
          <table:table-cell office:value-type="string">
            <text:p>Success</text:p>
          </table:table-cell>
          <table:table-cell office:value-type="float" office:value="158293">
            <text:p>158293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1H34M39.746S">
            <text:p>11:34:39.7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81">
            <text:p>1081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1H34M36.593S">
            <text:p>11:34:36.5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269">
            <text:p>4269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1H34M39.722S">
            <text:p>11:34:39.7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200">
            <text:p>1200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1H34M39.779S">
            <text:p>11:34:39.7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69">
            <text:p>1169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1H34M38.484S">
            <text:p>11:34:38.4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482">
            <text:p>2482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1H34M37.581S">
            <text:p>11:34:37.5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407">
            <text:p>3407</text:p>
          </table:table-cell>
          <table:table-cell office:value-type="string">
            <text:p>Success</text:p>
          </table:table-cell>
          <table:table-cell office:value-type="float" office:value="158273">
            <text:p>158273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1H34M39.987S">
            <text:p>11:34:39.9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03">
            <text:p>1003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1H34M38.067S">
            <text:p>11:34:38.0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942">
            <text:p>2942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1H34M38.882S">
            <text:p>11:34:38.8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137">
            <text:p>2137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1H34M37.953S">
            <text:p>11:34:37.9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072">
            <text:p>3072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1H34M36.568S">
            <text:p>11:34:36.5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505">
            <text:p>4505</text:p>
          </table:table-cell>
          <table:table-cell office:value-type="string">
            <text:p>Success</text:p>
          </table:table-cell>
          <table:table-cell office:value-type="float" office:value="158309">
            <text:p>158309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1H34M39.733S">
            <text:p>11:34:39.7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345">
            <text:p>1345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1H34M38.739S">
            <text:p>11:34:38.7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342">
            <text:p>2342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1H34M37.666S">
            <text:p>11:34:37.6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418">
            <text:p>3418</text:p>
          </table:table-cell>
          <table:table-cell office:value-type="string">
            <text:p>Success</text:p>
          </table:table-cell>
          <table:table-cell office:value-type="float" office:value="158273">
            <text:p>158273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1H34M37.713S">
            <text:p>11:34:37.7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379">
            <text:p>3379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1H34M38.961S">
            <text:p>11:34:38.9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33">
            <text:p>2133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1H34M38.988S">
            <text:p>11:34:38.9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110">
            <text:p>2110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1H34M39.526S">
            <text:p>11:34:39.5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76">
            <text:p>1576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1H34M36.616S">
            <text:p>11:34:36.6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485">
            <text:p>4485</text:p>
          </table:table-cell>
          <table:table-cell office:value-type="string">
            <text:p>Success</text:p>
          </table:table-cell>
          <table:table-cell office:value-type="float" office:value="158273">
            <text:p>158273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1H34M38.243S">
            <text:p>11:34:38.2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1H34M37.304S">
            <text:p>11:34:37.3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902">
            <text:p>3902</text:p>
          </table:table-cell>
          <table:table-cell office:value-type="string">
            <text:p>Success</text:p>
          </table:table-cell>
          <table:table-cell office:value-type="float" office:value="158401">
            <text:p>15840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1H34M38.78S">
            <text:p>11:34:38.7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434">
            <text:p>2434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1H34M39.344S">
            <text:p>11:34:39.3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88">
            <text:p>1888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1H34M37.996S">
            <text:p>11:34:38.0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243">
            <text:p>3243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1H34M38.849S">
            <text:p>11:34:38.8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403">
            <text:p>2403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1H34M38.496S">
            <text:p>11:34:38.5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763">
            <text:p>2763</text:p>
          </table:table-cell>
          <table:table-cell office:value-type="string">
            <text:p>Success</text:p>
          </table:table-cell>
          <table:table-cell office:value-type="float" office:value="158307">
            <text:p>158307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1H34M38.444S">
            <text:p>11:34:38.4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818">
            <text:p>2818</text:p>
          </table:table-cell>
          <table:table-cell office:value-type="string">
            <text:p>Success</text:p>
          </table:table-cell>
          <table:table-cell office:value-type="float" office:value="158271">
            <text:p>15827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34M39.132S">
            <text:p>11:34:39.1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135">
            <text:p>2135</text:p>
          </table:table-cell>
          <table:table-cell office:value-type="string">
            <text:p>Success</text:p>
          </table:table-cell>
          <table:table-cell office:value-type="float" office:value="159570">
            <text:p>159570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34M36.762S">
            <text:p>11:34:36.7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070">
            <text:p>6070</text:p>
          </table:table-cell>
          <table:table-cell office:value-type="string">
            <text:p>Success</text:p>
          </table:table-cell>
          <table:table-cell office:value-type="float" office:value="160077">
            <text:p>160077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34M38.032S">
            <text:p>11:34:38.0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826">
            <text:p>4826</text:p>
          </table:table-cell>
          <table:table-cell office:value-type="string">
            <text:p>Success</text:p>
          </table:table-cell>
          <table:table-cell office:value-type="float" office:value="160075">
            <text:p>160075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34M37.965S">
            <text:p>11:34:37.9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900">
            <text:p>4900</text:p>
          </table:table-cell>
          <table:table-cell office:value-type="string">
            <text:p>Success</text:p>
          </table:table-cell>
          <table:table-cell office:value-type="float" office:value="160075">
            <text:p>160075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34M38.526S">
            <text:p>11:34:38.5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596">
            <text:p>4596</text:p>
          </table:table-cell>
          <table:table-cell office:value-type="string">
            <text:p>Success</text:p>
          </table:table-cell>
          <table:table-cell office:value-type="float" office:value="160800">
            <text:p>160800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34M37.532S">
            <text:p>11:34:37.5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775">
            <text:p>5775</text:p>
          </table:table-cell>
          <table:table-cell office:value-type="string">
            <text:p>Success</text:p>
          </table:table-cell>
          <table:table-cell office:value-type="float" office:value="160077">
            <text:p>160077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34M41.087S">
            <text:p>11:34:41.0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520">
            <text:p>2520</text:p>
          </table:table-cell>
          <table:table-cell office:value-type="string">
            <text:p>Success</text:p>
          </table:table-cell>
          <table:table-cell office:value-type="float" office:value="69943">
            <text:p>69943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34M40.993S">
            <text:p>11:34:40.9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699">
            <text:p>2699</text:p>
          </table:table-cell>
          <table:table-cell office:value-type="string">
            <text:p>Success</text:p>
          </table:table-cell>
          <table:table-cell office:value-type="float" office:value="69947">
            <text:p>69947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34M40.231S">
            <text:p>11:34:40.2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469">
            <text:p>3469</text:p>
          </table:table-cell>
          <table:table-cell office:value-type="string">
            <text:p>Success</text:p>
          </table:table-cell>
          <table:table-cell office:value-type="float" office:value="69760">
            <text:p>69760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34M40.146S">
            <text:p>11:34:40.1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613">
            <text:p>3613</text:p>
          </table:table-cell>
          <table:table-cell office:value-type="string">
            <text:p>Success</text:p>
          </table:table-cell>
          <table:table-cell office:value-type="float" office:value="161032">
            <text:p>161032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34M39.572S">
            <text:p>11:34:39.5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265">
            <text:p>4265</text:p>
          </table:table-cell>
          <table:table-cell office:value-type="string">
            <text:p>Success</text:p>
          </table:table-cell>
          <table:table-cell office:value-type="float" office:value="161011">
            <text:p>16101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34M40.085S">
            <text:p>11:34:40.0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764">
            <text:p>3764</text:p>
          </table:table-cell>
          <table:table-cell office:value-type="string">
            <text:p>Success</text:p>
          </table:table-cell>
          <table:table-cell office:value-type="float" office:value="161032">
            <text:p>161032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1H34M40.443S">
            <text:p>11:34:40.4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447">
            <text:p>3447</text:p>
          </table:table-cell>
          <table:table-cell office:value-type="string">
            <text:p>Success</text:p>
          </table:table-cell>
          <table:table-cell office:value-type="float" office:value="161037">
            <text:p>161037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1H34M40.239S">
            <text:p>11:34:40.2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652">
            <text:p>3652</text:p>
          </table:table-cell>
          <table:table-cell office:value-type="string">
            <text:p>Success</text:p>
          </table:table-cell>
          <table:table-cell office:value-type="float" office:value="162390">
            <text:p>162390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1H34M37.7S">
            <text:p>11:34:37.7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199">
            <text:p>6199</text:p>
          </table:table-cell>
          <table:table-cell office:value-type="string">
            <text:p>Success</text:p>
          </table:table-cell>
          <table:table-cell office:value-type="float" office:value="161010">
            <text:p>161010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1H34M43.609S">
            <text:p>11:34:43.61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1H34M43.701S">
            <text:p>11:34:43.7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1H34M43.694S">
            <text:p>11:34:43.69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97">
            <text:p>59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1H34M40.828S">
            <text:p>11:34:40.8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468">
            <text:p>3468</text:p>
          </table:table-cell>
          <table:table-cell office:value-type="string">
            <text:p>Success</text:p>
          </table:table-cell>
          <table:table-cell office:value-type="float" office:value="69943">
            <text:p>69943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1H34M40.631S">
            <text:p>11:34:40.6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04">
            <text:p>3704</text:p>
          </table:table-cell>
          <table:table-cell office:value-type="string">
            <text:p>Success</text:p>
          </table:table-cell>
          <table:table-cell office:value-type="float" office:value="69948">
            <text:p>69948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1H34M40.595S">
            <text:p>11:34:40.6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750">
            <text:p>3750</text:p>
          </table:table-cell>
          <table:table-cell office:value-type="string">
            <text:p>Success</text:p>
          </table:table-cell>
          <table:table-cell office:value-type="float" office:value="70179">
            <text:p>70179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1H34M41.104S">
            <text:p>11:34:41.1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256">
            <text:p>3256</text:p>
          </table:table-cell>
          <table:table-cell office:value-type="string">
            <text:p>Success</text:p>
          </table:table-cell>
          <table:table-cell office:value-type="float" office:value="70179">
            <text:p>70179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1H34M40.729S">
            <text:p>11:34:40.7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641">
            <text:p>3641</text:p>
          </table:table-cell>
          <table:table-cell office:value-type="string">
            <text:p>Success</text:p>
          </table:table-cell>
          <table:table-cell office:value-type="float" office:value="69943">
            <text:p>69943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1H34M42.833S">
            <text:p>11:34:42.8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551">
            <text:p>1551</text:p>
          </table:table-cell>
          <table:table-cell office:value-type="string">
            <text:p>Success</text:p>
          </table:table-cell>
          <table:table-cell office:value-type="float" office:value="70161">
            <text:p>70161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1H34M40.657S">
            <text:p>11:34:40.6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733">
            <text:p>3733</text:p>
          </table:table-cell>
          <table:table-cell office:value-type="string">
            <text:p>Success</text:p>
          </table:table-cell>
          <table:table-cell office:value-type="float" office:value="70181">
            <text:p>70181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1H34M44.386S">
            <text:p>11:34:44.3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119974">
            <text:p>119974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1H34M44.39S">
            <text:p>11:34:44.3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119972">
            <text:p>119972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1H34M44.369S">
            <text:p>11:34:44.3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119973">
            <text:p>119973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1H34M41.105S">
            <text:p>11:34:41.1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89">
            <text:p>3589</text:p>
          </table:table-cell>
          <table:table-cell office:value-type="string">
            <text:p>Success</text:p>
          </table:table-cell>
          <table:table-cell office:value-type="float" office:value="69948">
            <text:p>69948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1H34M44.347S">
            <text:p>11:34:44.3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119976">
            <text:p>119976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1H34M44.707S">
            <text:p>11:34:44.7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1H34M44.335S">
            <text:p>11:34:44.34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1H34M44.292S">
            <text:p>11:34:44.2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38501">
            <text:p>38501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1H34M44.613S">
            <text:p>11:34:44.61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1H34M40.107S">
            <text:p>11:34:40.1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819">
            <text:p>4819</text:p>
          </table:table-cell>
          <table:table-cell office:value-type="string">
            <text:p>Success</text:p>
          </table:table-cell>
          <table:table-cell office:value-type="float" office:value="69738">
            <text:p>69738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1H34M40.926S">
            <text:p>11:34:40.9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000">
            <text:p>4000</text:p>
          </table:table-cell>
          <table:table-cell office:value-type="string">
            <text:p>Success</text:p>
          </table:table-cell>
          <table:table-cell office:value-type="float" office:value="69948">
            <text:p>69948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1H34M41.267S">
            <text:p>11:34:41.2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657">
            <text:p>3657</text:p>
          </table:table-cell>
          <table:table-cell office:value-type="string">
            <text:p>Success</text:p>
          </table:table-cell>
          <table:table-cell office:value-type="float" office:value="70218">
            <text:p>70218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1H34M44.299S">
            <text:p>11:34:44.3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1H34M40.538S">
            <text:p>11:34:40.5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372">
            <text:p>4372</text:p>
          </table:table-cell>
          <table:table-cell office:value-type="string">
            <text:p>Success</text:p>
          </table:table-cell>
          <table:table-cell office:value-type="float" office:value="69945">
            <text:p>69945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1H34M44.695S">
            <text:p>11:34:44.7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1H34M41.101S">
            <text:p>11:34:41.1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871">
            <text:p>3871</text:p>
          </table:table-cell>
          <table:table-cell office:value-type="string">
            <text:p>Success</text:p>
          </table:table-cell>
          <table:table-cell office:value-type="float" office:value="69943">
            <text:p>69943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1H34M40.75S">
            <text:p>11:34:40.7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225">
            <text:p>4225</text:p>
          </table:table-cell>
          <table:table-cell office:value-type="string">
            <text:p>Success</text:p>
          </table:table-cell>
          <table:table-cell office:value-type="float" office:value="69950">
            <text:p>69950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1H34M40.991S">
            <text:p>11:34:40.9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996">
            <text:p>3996</text:p>
          </table:table-cell>
          <table:table-cell office:value-type="string">
            <text:p>Success</text:p>
          </table:table-cell>
          <table:table-cell office:value-type="float" office:value="69925">
            <text:p>69925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1H34M41.269S">
            <text:p>11:34:41.2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788">
            <text:p>3788</text:p>
          </table:table-cell>
          <table:table-cell office:value-type="string">
            <text:p>Success</text:p>
          </table:table-cell>
          <table:table-cell office:value-type="float" office:value="70179">
            <text:p>70179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1H34M44.889S">
            <text:p>11:34:44.8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119987">
            <text:p>119987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1H34M44.935S">
            <text:p>11:34:44.9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119988">
            <text:p>119988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1H34M44.934S">
            <text:p>11:34:44.93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1H34M45.058S">
            <text:p>11:34:45.06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1H34M44.989S">
            <text:p>11:34:44.99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1H34M44.974S">
            <text:p>11:34:44.9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119997">
            <text:p>119997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1H34M44.233S">
            <text:p>11:34:44.2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38502">
            <text:p>38502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1H34M44.215S">
            <text:p>11:34:44.2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38501">
            <text:p>38501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1H34M40.666S">
            <text:p>11:34:40.6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756">
            <text:p>4756</text:p>
          </table:table-cell>
          <table:table-cell office:value-type="string">
            <text:p>Success</text:p>
          </table:table-cell>
          <table:table-cell office:value-type="float" office:value="70179">
            <text:p>70179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1H34M43.84S">
            <text:p>11:34:43.8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92">
            <text:p>1592</text:p>
          </table:table-cell>
          <table:table-cell office:value-type="string">
            <text:p>Success</text:p>
          </table:table-cell>
          <table:table-cell office:value-type="float" office:value="70249">
            <text:p>70249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1H34M41.098S">
            <text:p>11:34:41.1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340">
            <text:p>4340</text:p>
          </table:table-cell>
          <table:table-cell office:value-type="string">
            <text:p>Success</text:p>
          </table:table-cell>
          <table:table-cell office:value-type="float" office:value="70184">
            <text:p>70184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1H34M44.935S">
            <text:p>11:34:44.9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119997">
            <text:p>119997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1H34M40.226S">
            <text:p>11:34:40.2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236">
            <text:p>5236</text:p>
          </table:table-cell>
          <table:table-cell office:value-type="string">
            <text:p>Success</text:p>
          </table:table-cell>
          <table:table-cell office:value-type="float" office:value="69942">
            <text:p>69942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1H34M40.554S">
            <text:p>11:34:40.5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915">
            <text:p>4915</text:p>
          </table:table-cell>
          <table:table-cell office:value-type="string">
            <text:p>Success</text:p>
          </table:table-cell>
          <table:table-cell office:value-type="float" office:value="69943">
            <text:p>69943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1H34M41.186S">
            <text:p>11:34:41.1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289">
            <text:p>4289</text:p>
          </table:table-cell>
          <table:table-cell office:value-type="string">
            <text:p>Success</text:p>
          </table:table-cell>
          <table:table-cell office:value-type="float" office:value="69943">
            <text:p>69943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1H34M45.376S">
            <text:p>11:34:45.3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120002">
            <text:p>120002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1H34M41.255S">
            <text:p>11:34:41.2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245">
            <text:p>4245</text:p>
          </table:table-cell>
          <table:table-cell office:value-type="string">
            <text:p>Success</text:p>
          </table:table-cell>
          <table:table-cell office:value-type="float" office:value="70218">
            <text:p>70218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1H34M44.64S">
            <text:p>11:34:44.64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53">
            <text:p>105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1H34M42.86S">
            <text:p>11:34:42.8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855">
            <text:p>2855</text:p>
          </table:table-cell>
          <table:table-cell office:value-type="string">
            <text:p>Success</text:p>
          </table:table-cell>
          <table:table-cell office:value-type="float" office:value="70200">
            <text:p>70200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1H34M45.462S">
            <text:p>11:34:45.4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1H34M40.268S">
            <text:p>11:34:40.2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472">
            <text:p>5472</text:p>
          </table:table-cell>
          <table:table-cell office:value-type="string">
            <text:p>Success</text:p>
          </table:table-cell>
          <table:table-cell office:value-type="float" office:value="70224">
            <text:p>70224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1H34M40.666S">
            <text:p>11:34:40.6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082">
            <text:p>5082</text:p>
          </table:table-cell>
          <table:table-cell office:value-type="string">
            <text:p>Success</text:p>
          </table:table-cell>
          <table:table-cell office:value-type="float" office:value="69943">
            <text:p>69943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1H34M41.013S">
            <text:p>11:34:41.0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741">
            <text:p>4741</text:p>
          </table:table-cell>
          <table:table-cell office:value-type="string">
            <text:p>Success</text:p>
          </table:table-cell>
          <table:table-cell office:value-type="float" office:value="69947">
            <text:p>69947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1H34M45.433S">
            <text:p>11:34:45.43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1H34M45.387S">
            <text:p>11:34:45.3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120014">
            <text:p>120014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1H34M45.423S">
            <text:p>11:34:45.4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120013">
            <text:p>120013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1H34M45.756S">
            <text:p>11:34:45.7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120016">
            <text:p>120016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1H34M45.714S">
            <text:p>11:34:45.7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1H34M45.742S">
            <text:p>11:34:45.7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120022">
            <text:p>120022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1H34M41.209S">
            <text:p>11:34:41.2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782">
            <text:p>4782</text:p>
          </table:table-cell>
          <table:table-cell office:value-type="string">
            <text:p>Success</text:p>
          </table:table-cell>
          <table:table-cell office:value-type="float" office:value="70181">
            <text:p>70181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1H34M40.95S">
            <text:p>11:34:40.9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135">
            <text:p>5135</text:p>
          </table:table-cell>
          <table:table-cell office:value-type="string">
            <text:p>Success</text:p>
          </table:table-cell>
          <table:table-cell office:value-type="float" office:value="69947">
            <text:p>69947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1H34M40.146S">
            <text:p>11:34:40.1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952">
            <text:p>5952</text:p>
          </table:table-cell>
          <table:table-cell office:value-type="string">
            <text:p>Success</text:p>
          </table:table-cell>
          <table:table-cell office:value-type="float" office:value="70186">
            <text:p>70186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1H34M41.265S">
            <text:p>11:34:41.2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847">
            <text:p>4847</text:p>
          </table:table-cell>
          <table:table-cell office:value-type="string">
            <text:p>Success</text:p>
          </table:table-cell>
          <table:table-cell office:value-type="float" office:value="70179">
            <text:p>70179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1H34M41.236S">
            <text:p>11:34:41.2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891">
            <text:p>4891</text:p>
          </table:table-cell>
          <table:table-cell office:value-type="string">
            <text:p>Success</text:p>
          </table:table-cell>
          <table:table-cell office:value-type="float" office:value="70184">
            <text:p>70184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1H34M46.098S">
            <text:p>11:34:46.1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20029">
            <text:p>120029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1H34M44.362S">
            <text:p>11:34:44.36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872">
            <text:p>187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1H34M46.087S">
            <text:p>11:34:46.09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1H34M40.367S">
            <text:p>11:34:40.3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889">
            <text:p>5889</text:p>
          </table:table-cell>
          <table:table-cell office:value-type="string">
            <text:p>Success</text:p>
          </table:table-cell>
          <table:table-cell office:value-type="float" office:value="70184">
            <text:p>70184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1H34M46.127S">
            <text:p>11:34:46.1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1H34M43.309S">
            <text:p>11:34:43.3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961">
            <text:p>2961</text:p>
          </table:table-cell>
          <table:table-cell office:value-type="string">
            <text:p>Success</text:p>
          </table:table-cell>
          <table:table-cell office:value-type="float" office:value="70222">
            <text:p>70222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1H34M40.704S">
            <text:p>11:34:40.7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570">
            <text:p>5570</text:p>
          </table:table-cell>
          <table:table-cell office:value-type="string">
            <text:p>Success</text:p>
          </table:table-cell>
          <table:table-cell office:value-type="float" office:value="70184">
            <text:p>70184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1H34M46.113S">
            <text:p>11:34:46.1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120031">
            <text:p>120031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1H34M44.654S">
            <text:p>11:34:44.65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721">
            <text:p>172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1H34M46.302S">
            <text:p>11:34:46.3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1H34M46.275S">
            <text:p>11:34:46.28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1H34M45.756S">
            <text:p>11:34:45.7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20">
            <text:p>820</text:p>
          </table:table-cell>
          <table:table-cell office:value-type="string">
            <text:p>Success</text:p>
          </table:table-cell>
          <table:table-cell office:value-type="float" office:value="38625">
            <text:p>38625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1H34M41.08S">
            <text:p>11:34:41.0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510">
            <text:p>5510</text:p>
          </table:table-cell>
          <table:table-cell office:value-type="string">
            <text:p>Success</text:p>
          </table:table-cell>
          <table:table-cell office:value-type="float" office:value="70188">
            <text:p>70188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1H34M40.654S">
            <text:p>11:34:40.6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948">
            <text:p>5948</text:p>
          </table:table-cell>
          <table:table-cell office:value-type="string">
            <text:p>Success</text:p>
          </table:table-cell>
          <table:table-cell office:value-type="float" office:value="70218">
            <text:p>70218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1H34M46.239S">
            <text:p>11:34:46.2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38625">
            <text:p>38625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1H34M41.083S">
            <text:p>11:34:41.0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532">
            <text:p>5532</text:p>
          </table:table-cell>
          <table:table-cell office:value-type="string">
            <text:p>Success</text:p>
          </table:table-cell>
          <table:table-cell office:value-type="float" office:value="69947">
            <text:p>69947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1H34M46.263S">
            <text:p>11:34:46.2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38621">
            <text:p>38621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1H34M40.457S">
            <text:p>11:34:40.4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169">
            <text:p>6169</text:p>
          </table:table-cell>
          <table:table-cell office:value-type="string">
            <text:p>Success</text:p>
          </table:table-cell>
          <table:table-cell office:value-type="float" office:value="70184">
            <text:p>70184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1H34M43.121S">
            <text:p>11:34:43.1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506">
            <text:p>3506</text:p>
          </table:table-cell>
          <table:table-cell office:value-type="string">
            <text:p>Success</text:p>
          </table:table-cell>
          <table:table-cell office:value-type="float" office:value="70183">
            <text:p>70183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1H34M41.077S">
            <text:p>11:34:41.0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556">
            <text:p>5556</text:p>
          </table:table-cell>
          <table:table-cell office:value-type="string">
            <text:p>Success</text:p>
          </table:table-cell>
          <table:table-cell office:value-type="float" office:value="70183">
            <text:p>70183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1H34M41.028S">
            <text:p>11:34:41.0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608">
            <text:p>5608</text:p>
          </table:table-cell>
          <table:table-cell office:value-type="string">
            <text:p>Success</text:p>
          </table:table-cell>
          <table:table-cell office:value-type="float" office:value="70188">
            <text:p>70188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1H34M40.865S">
            <text:p>11:34:40.8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774">
            <text:p>5774</text:p>
          </table:table-cell>
          <table:table-cell office:value-type="string">
            <text:p>Success</text:p>
          </table:table-cell>
          <table:table-cell office:value-type="float" office:value="70179">
            <text:p>70179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1H34M40.713S">
            <text:p>11:34:40.7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926">
            <text:p>5926</text:p>
          </table:table-cell>
          <table:table-cell office:value-type="string">
            <text:p>Success</text:p>
          </table:table-cell>
          <table:table-cell office:value-type="float" office:value="70179">
            <text:p>70179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1H34M45.971S">
            <text:p>11:34:45.9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38624">
            <text:p>38624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1H34M41.023S">
            <text:p>11:34:41.0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666">
            <text:p>5666</text:p>
          </table:table-cell>
          <table:table-cell office:value-type="string">
            <text:p>Success</text:p>
          </table:table-cell>
          <table:table-cell office:value-type="float" office:value="70188">
            <text:p>70188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1H34M45.695S">
            <text:p>11:34:45.7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06">
            <text:p>1006</text:p>
          </table:table-cell>
          <table:table-cell office:value-type="string">
            <text:p>Success</text:p>
          </table:table-cell>
          <table:table-cell office:value-type="float" office:value="38622">
            <text:p>38622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1H34M40.969S">
            <text:p>11:34:40.9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741">
            <text:p>5741</text:p>
          </table:table-cell>
          <table:table-cell office:value-type="string">
            <text:p>Success</text:p>
          </table:table-cell>
          <table:table-cell office:value-type="float" office:value="70188">
            <text:p>70188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1H34M41.242S">
            <text:p>11:34:41.2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476">
            <text:p>5476</text:p>
          </table:table-cell>
          <table:table-cell office:value-type="string">
            <text:p>Success</text:p>
          </table:table-cell>
          <table:table-cell office:value-type="float" office:value="69943">
            <text:p>69943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1H34M41.094S">
            <text:p>11:34:41.0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638">
            <text:p>5638</text:p>
          </table:table-cell>
          <table:table-cell office:value-type="string">
            <text:p>Success</text:p>
          </table:table-cell>
          <table:table-cell office:value-type="float" office:value="69943">
            <text:p>69943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1H34M40.158S">
            <text:p>11:34:40.1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578">
            <text:p>6578</text:p>
          </table:table-cell>
          <table:table-cell office:value-type="string">
            <text:p>Success</text:p>
          </table:table-cell>
          <table:table-cell office:value-type="float" office:value="70164">
            <text:p>70164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1H34M45.723S">
            <text:p>11:34:45.7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38621">
            <text:p>38621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1H34M46.235S">
            <text:p>11:34:46.2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21">
            <text:p>521</text:p>
          </table:table-cell>
          <table:table-cell office:value-type="string">
            <text:p>Success</text:p>
          </table:table-cell>
          <table:table-cell office:value-type="float" office:value="38621">
            <text:p>38621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1H34M41.216S">
            <text:p>11:34:41.2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545">
            <text:p>5545</text:p>
          </table:table-cell>
          <table:table-cell office:value-type="string">
            <text:p>Success</text:p>
          </table:table-cell>
          <table:table-cell office:value-type="float" office:value="70184">
            <text:p>70184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1H34M46.258S">
            <text:p>11:34:46.2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1H34M43.762S">
            <text:p>11:34:43.7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033">
            <text:p>3033</text:p>
          </table:table-cell>
          <table:table-cell office:value-type="string">
            <text:p>Success</text:p>
          </table:table-cell>
          <table:table-cell office:value-type="float" office:value="70166">
            <text:p>70166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1H34M46.591S">
            <text:p>11:34:46.5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1H34M46.578S">
            <text:p>11:34:46.5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1H34M46.758S">
            <text:p>11:34:46.7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1H34M46.748S">
            <text:p>11:34:46.7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1H34M46.61S">
            <text:p>11:34:46.6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10">
            <text:p>61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1H34M46.644S">
            <text:p>11:34:46.6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1H34M46.636S">
            <text:p>11:34:46.6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1H34M46.622S">
            <text:p>11:34:46.6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05">
            <text:p>70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1H34M45.439S">
            <text:p>11:34:45.4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66">
            <text:p>196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1H34M46.616S">
            <text:p>11:34:46.62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04">
            <text:p>80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1H34M47.329S">
            <text:p>11:34:47.3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1H34M46.627S">
            <text:p>11:34:46.6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04">
            <text:p>804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1H34M47.423S">
            <text:p>11:34:47.4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1H34M47.491S">
            <text:p>11:34:47.4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1H34M47.595S">
            <text:p>11:34:47.6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1H34M45.817S">
            <text:p>11:34:45.82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25">
            <text:p>192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1H34M44.936S">
            <text:p>11:34:44.9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867">
            <text:p>2867</text:p>
          </table:table-cell>
          <table:table-cell office:value-type="string">
            <text:p>Success</text:p>
          </table:table-cell>
          <table:table-cell office:value-type="float" office:value="38528">
            <text:p>38528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1H34M45.447S">
            <text:p>11:34:45.4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366">
            <text:p>236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1H34M44.901S">
            <text:p>11:34:44.9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921">
            <text:p>2921</text:p>
          </table:table-cell>
          <table:table-cell office:value-type="string">
            <text:p>Success</text:p>
          </table:table-cell>
          <table:table-cell office:value-type="float" office:value="38533">
            <text:p>38533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1H34M45.477S">
            <text:p>11:34:45.48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55">
            <text:p>235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1H34M44.936S">
            <text:p>11:34:44.94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16">
            <text:p>291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1H34M45.749S">
            <text:p>11:34:45.75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111">
            <text:p>211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1H34M47.433S">
            <text:p>11:34:47.43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1H34M45.365S">
            <text:p>11:34:45.37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521">
            <text:p>252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1H34M43.894S">
            <text:p>11:34:43.8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012">
            <text:p>4012</text:p>
          </table:table-cell>
          <table:table-cell office:value-type="string">
            <text:p>Success</text:p>
          </table:table-cell>
          <table:table-cell office:value-type="float" office:value="70226">
            <text:p>70226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1H34M45.497S">
            <text:p>11:34:45.5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412">
            <text:p>2412</text:p>
          </table:table-cell>
          <table:table-cell office:value-type="string">
            <text:p>Success</text:p>
          </table:table-cell>
          <table:table-cell office:value-type="float" office:value="39448">
            <text:p>39448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1H34M45.501S">
            <text:p>11:34:45.50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415">
            <text:p>241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1H34M45.471S">
            <text:p>11:34:45.4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446">
            <text:p>244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1H34M47.101S">
            <text:p>11:34:47.1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1H34M46.642S">
            <text:p>11:34:46.6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1H34M45.096S">
            <text:p>11:34:45.10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56">
            <text:p>285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1H34M45.991S">
            <text:p>11:34:45.99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70">
            <text:p>197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1H34M46.603S">
            <text:p>11:34:46.60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1H34M46.64S">
            <text:p>11:34:46.6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46">
            <text:p>134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1H34M44.872S">
            <text:p>11:34:44.8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134">
            <text:p>3134</text:p>
          </table:table-cell>
          <table:table-cell office:value-type="string">
            <text:p>Success</text:p>
          </table:table-cell>
          <table:table-cell office:value-type="float" office:value="38704">
            <text:p>38704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1H34M44.863S">
            <text:p>11:34:44.8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152">
            <text:p>3152</text:p>
          </table:table-cell>
          <table:table-cell office:value-type="string">
            <text:p>Success</text:p>
          </table:table-cell>
          <table:table-cell office:value-type="float" office:value="38705">
            <text:p>38705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1H34M45.881S">
            <text:p>11:34:45.88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48">
            <text:p>214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1H34M44.973S">
            <text:p>11:34:44.9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063">
            <text:p>3063</text:p>
          </table:table-cell>
          <table:table-cell office:value-type="string">
            <text:p>Success</text:p>
          </table:table-cell>
          <table:table-cell office:value-type="float" office:value="38523">
            <text:p>38523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1H34M45.775S">
            <text:p>11:34:45.7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267">
            <text:p>2267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1H34M45.364S">
            <text:p>11:34:45.3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87">
            <text:p>2687</text:p>
          </table:table-cell>
          <table:table-cell office:value-type="string">
            <text:p>Success</text:p>
          </table:table-cell>
          <table:table-cell office:value-type="float" office:value="38709">
            <text:p>38709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1H34M46.271S">
            <text:p>11:34:46.27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791">
            <text:p>179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1H34M43.902S">
            <text:p>11:34:43.9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187">
            <text:p>4187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1H34M46.193S">
            <text:p>11:34:46.19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06">
            <text:p>190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1H34M45.363S">
            <text:p>11:34:45.3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736">
            <text:p>2736</text:p>
          </table:table-cell>
          <table:table-cell office:value-type="string">
            <text:p>Success</text:p>
          </table:table-cell>
          <table:table-cell office:value-type="float" office:value="38705">
            <text:p>38705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1H34M44.976S">
            <text:p>11:34:44.98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26">
            <text:p>312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1H34M47.22S">
            <text:p>11:34:47.2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82">
            <text:p>882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1H34M47.09S">
            <text:p>11:34:47.0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16">
            <text:p>1016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1H34M40.455S">
            <text:p>11:34:40.4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654">
            <text:p>7654</text:p>
          </table:table-cell>
          <table:table-cell office:value-type="string">
            <text:p>Success</text:p>
          </table:table-cell>
          <table:table-cell office:value-type="float" office:value="70183">
            <text:p>70183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1H34M47.258S">
            <text:p>11:34:47.2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54">
            <text:p>854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1H34M45.337S">
            <text:p>11:34:45.3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782">
            <text:p>2782</text:p>
          </table:table-cell>
          <table:table-cell office:value-type="string">
            <text:p>Success</text:p>
          </table:table-cell>
          <table:table-cell office:value-type="float" office:value="38684">
            <text:p>38684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1H34M46.82S">
            <text:p>11:34:46.82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1H34M46.829S">
            <text:p>11:34:46.8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03">
            <text:p>1303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1H34M46.374S">
            <text:p>11:34:46.3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65">
            <text:p>1765</text:p>
          </table:table-cell>
          <table:table-cell office:value-type="string">
            <text:p>Success</text:p>
          </table:table-cell>
          <table:table-cell office:value-type="float" office:value="38705">
            <text:p>38705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1H34M45.992S">
            <text:p>11:34:45.9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79">
            <text:p>217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1H34M43.893S">
            <text:p>11:34:43.8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303">
            <text:p>4303</text:p>
          </table:table-cell>
          <table:table-cell office:value-type="string">
            <text:p>Success</text:p>
          </table:table-cell>
          <table:table-cell office:value-type="float" office:value="70430">
            <text:p>70430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1H34M43.852S">
            <text:p>11:34:43.8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364">
            <text:p>4364</text:p>
          </table:table-cell>
          <table:table-cell office:value-type="string">
            <text:p>Success</text:p>
          </table:table-cell>
          <table:table-cell office:value-type="float" office:value="70430">
            <text:p>70430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1H34M46.638S">
            <text:p>11:34:46.64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601">
            <text:p>160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1H34M47.267S">
            <text:p>11:34:47.2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81">
            <text:p>98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1H34M46.72S">
            <text:p>11:34:46.72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39">
            <text:p>153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1H34M46.556S">
            <text:p>11:34:46.5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704">
            <text:p>1704</text:p>
          </table:table-cell>
          <table:table-cell office:value-type="string">
            <text:p>Success</text:p>
          </table:table-cell>
          <table:table-cell office:value-type="float" office:value="38705">
            <text:p>38705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1H34M42.868S">
            <text:p>11:34:42.8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395">
            <text:p>5395</text:p>
          </table:table-cell>
          <table:table-cell office:value-type="string">
            <text:p>Success</text:p>
          </table:table-cell>
          <table:table-cell office:value-type="float" office:value="70222">
            <text:p>70222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1H34M46.739S">
            <text:p>11:34:46.7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40">
            <text:p>154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1H34M47.406S">
            <text:p>11:34:47.4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92">
            <text:p>892</text:p>
          </table:table-cell>
          <table:table-cell office:value-type="string">
            <text:p>Success</text:p>
          </table:table-cell>
          <table:table-cell office:value-type="float" office:value="38705">
            <text:p>38705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1H34M48.042S">
            <text:p>11:34:48.0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1H34M45.069S">
            <text:p>11:34:45.0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24">
            <text:p>3324</text:p>
          </table:table-cell>
          <table:table-cell office:value-type="string">
            <text:p>Success</text:p>
          </table:table-cell>
          <table:table-cell office:value-type="float" office:value="45870">
            <text:p>45870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1H34M47.676S">
            <text:p>11:34:47.6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13">
            <text:p>8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1H34M47.802S">
            <text:p>11:34:47.8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1H34M47.905S">
            <text:p>11:34:47.9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1H34M48.007S">
            <text:p>11:34:48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1H34M48.053S">
            <text:p>11:34:48.0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95">
            <text:p>495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1H34M48.111S">
            <text:p>11:34:48.1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1H34M48.119S">
            <text:p>11:34:48.1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1H34M48.101S">
            <text:p>11:34:48.1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1H34M48.09S">
            <text:p>11:34:48.0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1H34M48.395S">
            <text:p>11:34:48.4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1H34M48.135S">
            <text:p>11:34:48.1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1H34M48.107S">
            <text:p>11:34:48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1H34M48.113S">
            <text:p>11:34:48.1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1H34M48.044S">
            <text:p>11:34:48.0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1H34M47.926S">
            <text:p>11:34:47.9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62">
            <text:p>962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1H34M48.104S">
            <text:p>11:34:48.1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93">
            <text:p>793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1H34M47.912S">
            <text:p>11:34:47.9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28">
            <text:p>10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1H34M48.898S">
            <text:p>11:34:48.9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1H34M48.886S">
            <text:p>11:34:48.8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1H34M48.89S">
            <text:p>11:34:48.8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1H34M48.859S">
            <text:p>11:34:48.8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1H34M48.785S">
            <text:p>11:34:48.7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1H34M48.701S">
            <text:p>11:34:48.7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1H34M48.665S">
            <text:p>11:34:48.6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1H34M49.29S">
            <text:p>11:34:49.2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1H34M49.235S">
            <text:p>11:34:49.2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1H34M49.184S">
            <text:p>11:34:49.1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1H34M49.13S">
            <text:p>11:34:49.1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1H34M49.064S">
            <text:p>11:34:49.0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1H34M49.009S">
            <text:p>11:34:49.0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1H34M48.941S">
            <text:p>11:34:48.9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1H34M49.713S">
            <text:p>11:34:49.7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1H34M49.664S">
            <text:p>11:34:49.6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1H34M49.613S">
            <text:p>11:34:49.6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1H34M49.558S">
            <text:p>11:34:49.5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06">
            <text:p>4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1H34M49.496S">
            <text:p>11:34:49.5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1H34M49.421S">
            <text:p>11:34:49.4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1H34M49.354S">
            <text:p>11:34:49.3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81">
            <text:p>7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1H34M50.081S">
            <text:p>11:34:50.0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1H34M49.965S">
            <text:p>11:34:49.9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1H34M49.916S">
            <text:p>11:34:49.9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11">
            <text:p>4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1H34M49.867S">
            <text:p>11:34:49.8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1H34M49.812S">
            <text:p>11:34:49.8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1H34M49.759S">
            <text:p>11:34:49.7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38">
            <text:p>7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1H34M50.135S">
            <text:p>11:34:50.1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1H34M50.498S">
            <text:p>11:34:50.5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1H34M48.49S">
            <text:p>11:34:48.4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45">
            <text:p>214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1H34M48.264S">
            <text:p>11:34:48.2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10">
            <text:p>251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1H34M48.239S">
            <text:p>11:34:48.2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574">
            <text:p>2574</text:p>
          </table:table-cell>
          <table:table-cell office:value-type="string">
            <text:p>Success</text:p>
          </table:table-cell>
          <table:table-cell office:value-type="float" office:value="38734">
            <text:p>38734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1H34M48.533S">
            <text:p>11:34:48.53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302">
            <text:p>230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1H34M50.019S">
            <text:p>11:34:50.0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1H34M48.564S">
            <text:p>11:34:48.5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298">
            <text:p>229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1H34M48.567S">
            <text:p>11:34:48.5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299">
            <text:p>2299</text:p>
          </table:table-cell>
          <table:table-cell office:value-type="string">
            <text:p>Success</text:p>
          </table:table-cell>
          <table:table-cell office:value-type="float" office:value="39448">
            <text:p>39448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1H34M48.503S">
            <text:p>11:34:48.5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365">
            <text:p>2365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1H34M50.625S">
            <text:p>11:34:50.6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1H34M48.551S">
            <text:p>11:34:48.5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330">
            <text:p>2330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1H34M48.262S">
            <text:p>11:34:48.2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41">
            <text:p>2641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1H34M48.3S">
            <text:p>11:34:48.3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11">
            <text:p>2711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1H34M48.218S">
            <text:p>11:34:48.2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802">
            <text:p>280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1H34M50.379S">
            <text:p>11:34:50.3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1H34M50.441S">
            <text:p>11:34:50.4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35">
            <text:p>63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1H34M50.328S">
            <text:p>11:34:50.3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55">
            <text:p>75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1H34M50.635S">
            <text:p>11:34:50.6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65">
            <text:p>46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1H34M50.882S">
            <text:p>11:34:50.8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1H34M50.194S">
            <text:p>11:34:50.1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16">
            <text:p>91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1H34M50.27S">
            <text:p>11:34:50.2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63">
            <text:p>86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1H34M50.875S">
            <text:p>11:34:50.8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1H34M50.838S">
            <text:p>11:34:50.8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47">
            <text:p>347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1H34M50.814S">
            <text:p>11:34:50.8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1H34M51.077S">
            <text:p>11:34:51.0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1H34M51.069S">
            <text:p>11:34:51.0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1H34M50.868S">
            <text:p>11:34:50.8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1H34M50.871S">
            <text:p>11:34:50.8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1H34M51.224S">
            <text:p>11:34:51.22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1H34M51.187S">
            <text:p>11:34:51.1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1H34M51.15S">
            <text:p>11:34:51.1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1H34M51.111S">
            <text:p>11:34:51.1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1H34M51.134S">
            <text:p>11:34:51.1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1H34M51.102S">
            <text:p>11:34:51.1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1H34M51.11S">
            <text:p>11:34:51.1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1H34M51.084S">
            <text:p>11:34:51.0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62">
            <text:p>7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1H34M51.784S">
            <text:p>11:34:51.78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1H34M51.705S">
            <text:p>11:34:51.7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1H34M51.642S">
            <text:p>11:34:51.6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1H34M51.582S">
            <text:p>11:34:51.5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1H34M51.505S">
            <text:p>11:34:51.5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1H34M51.447S">
            <text:p>11:34:51.4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1H34M51.386S">
            <text:p>11:34:51.3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1H34M51.318S">
            <text:p>11:34:51.32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33">
            <text:p>9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1H34M51.333S">
            <text:p>11:34:51.3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65">
            <text:p>9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1H34M51.325S">
            <text:p>11:34:51.3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25">
            <text:p>10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1H34M52.3S">
            <text:p>11:34:52.3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1H34M52.252S">
            <text:p>11:34:52.2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1H34M52.202S">
            <text:p>11:34:52.2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1H34M52.152S">
            <text:p>11:34:52.1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1H34M52.105S">
            <text:p>11:34:52.11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1H34M52.052S">
            <text:p>11:34:52.0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1H34M51.999S">
            <text:p>11:34:52.0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1H34M51.949S">
            <text:p>11:34:51.9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63">
            <text:p>86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1H34M51.899S">
            <text:p>11:34:51.9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69">
            <text:p>9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1H34M51.848S">
            <text:p>11:34:51.85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84">
            <text:p>10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1H34M52.868S">
            <text:p>11:34:52.8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1H34M52.749S">
            <text:p>11:34:52.7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1H34M52.473S">
            <text:p>11:34:52.4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1H34M52.416S">
            <text:p>11:34:52.4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1H34M52.35S">
            <text:p>11:34:52.3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51">
            <text:p>8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1H34M53.149S">
            <text:p>11:34:53.1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1H34M52.932S">
            <text:p>11:34:52.9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1H34M53.203S">
            <text:p>11:34:53.2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1H34M53.334S">
            <text:p>11:34:53.3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1H34M53.383S">
            <text:p>11:34:53.3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1H34M52.526S">
            <text:p>11:34:52.5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74">
            <text:p>974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1H34M52.691S">
            <text:p>11:34:52.6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36">
            <text:p>836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1H34M47.953S">
            <text:p>11:34:47.9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578">
            <text:p>5578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1H34M46.632S">
            <text:p>11:34:46.63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935">
            <text:p>693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1H34M47.853S">
            <text:p>11:34:47.8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725">
            <text:p>5725</text:p>
          </table:table-cell>
          <table:table-cell office:value-type="string">
            <text:p>Success</text:p>
          </table:table-cell>
          <table:table-cell office:value-type="float" office:value="38736">
            <text:p>38736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1H34M47.833S">
            <text:p>11:34:47.8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779">
            <text:p>5779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1H34M53.276S">
            <text:p>11:34:53.2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1H34M46.776S">
            <text:p>11:34:46.7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882">
            <text:p>688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1H34M47.964S">
            <text:p>11:34:47.9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700">
            <text:p>5700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1H34M53.529S">
            <text:p>11:34:53.5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1H34M46.69S">
            <text:p>11:34:46.69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994">
            <text:p>699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1H34M53.486S">
            <text:p>11:34:53.4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1H34M48.1S">
            <text:p>11:34:48.1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605">
            <text:p>5605</text:p>
          </table:table-cell>
          <table:table-cell office:value-type="string">
            <text:p>Success</text:p>
          </table:table-cell>
          <table:table-cell office:value-type="float" office:value="38736">
            <text:p>38736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1H34M53.579S">
            <text:p>11:34:53.5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1H34M46.762S">
            <text:p>11:34:46.76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943">
            <text:p>694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1H34M53.613S">
            <text:p>11:34:53.6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1H34M53.641S">
            <text:p>11:34:53.6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1H34M53.691S">
            <text:p>11:34:53.6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1H34M53.679S">
            <text:p>11:34:53.6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1H34M53.811S">
            <text:p>11:34:53.8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1H34M53.762S">
            <text:p>11:34:53.76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1H34M53.92S">
            <text:p>11:34:53.9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1H34M53.866S">
            <text:p>11:34:53.8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1H34M54.038S">
            <text:p>11:34:54.0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1H34M53.973S">
            <text:p>11:34:53.9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1H34M54.09S">
            <text:p>11:34:54.09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1H34M53.666S">
            <text:p>11:34:53.6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1H34M54.184S">
            <text:p>11:34:54.1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1H34M46.516S">
            <text:p>11:34:46.5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813">
            <text:p>7813</text:p>
          </table:table-cell>
          <table:table-cell office:value-type="string">
            <text:p>Success</text:p>
          </table:table-cell>
          <table:table-cell office:value-type="float" office:value="38683">
            <text:p>38683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1H34M54.283S">
            <text:p>11:34:54.2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1H34M46.797S">
            <text:p>11:34:46.80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548">
            <text:p>754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1H34M54.137S">
            <text:p>11:34:54.1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15462">
            <text:p>15462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1H34M46.712S">
            <text:p>11:34:46.7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635">
            <text:p>763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1H34M46.733S">
            <text:p>11:34:46.73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646">
            <text:p>764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1H34M48.142S">
            <text:p>11:34:48.1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272">
            <text:p>6272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1H34M54.338S">
            <text:p>11:34:54.3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1H34M54.415S">
            <text:p>11:34:54.4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1H34M54.414S">
            <text:p>11:34:54.4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1H34M54.495S">
            <text:p>11:34:54.50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1H34M54.33S">
            <text:p>11:34:54.3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1H34M54.482S">
            <text:p>11:34:54.4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1H34M54.254S">
            <text:p>11:34:54.2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1H34M54.52S">
            <text:p>11:34:54.5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1H34M53.743S">
            <text:p>11:34:53.7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1H34M54.593S">
            <text:p>11:34:54.59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1H34M54.508S">
            <text:p>11:34:54.5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1H34M54.642S">
            <text:p>11:34:54.6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1H34M54.576S">
            <text:p>11:34:54.5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1H34M54.627S">
            <text:p>11:34:54.6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1H34M54.7S">
            <text:p>11:34:54.7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1H34M54.745S">
            <text:p>11:34:54.7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1H34M54.628S">
            <text:p>11:34:54.6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1H34M54.841S">
            <text:p>11:34:54.8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1H34M54.942S">
            <text:p>11:34:54.9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1H34M54.585S">
            <text:p>11:34:54.5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1H34M54.945S">
            <text:p>11:34:54.95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1H34M53.707S">
            <text:p>11:34:53.7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72">
            <text:p>1372</text:p>
          </table:table-cell>
          <table:table-cell office:value-type="string">
            <text:p>Success</text:p>
          </table:table-cell>
          <table:table-cell office:value-type="float" office:value="39448">
            <text:p>39448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1H34M53.708S">
            <text:p>11:34:53.7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74">
            <text:p>1374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1H34M47.823S">
            <text:p>11:34:47.8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298">
            <text:p>7298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1H34M54.795S">
            <text:p>11:34:54.8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1H34M55.081S">
            <text:p>11:34:55.0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1H34M55.159S">
            <text:p>11:34:55.1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1H34M55.177S">
            <text:p>11:34:55.1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1H34M55.266S">
            <text:p>11:34:55.27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1H34M55.319S">
            <text:p>11:34:55.3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1H34M55.416S">
            <text:p>11:34:55.4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1H34M55.477S">
            <text:p>11:34:55.4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1H34M55.551S">
            <text:p>11:34:55.5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1H34M55.124S">
            <text:p>11:34:55.1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1H34M55.724S">
            <text:p>11:34:55.72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1H34M55.612S">
            <text:p>11:34:55.6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1H34M55.046S">
            <text:p>11:34:55.0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1H34M47.862S">
            <text:p>11:34:47.8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968">
            <text:p>7968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1H34M55.082S">
            <text:p>11:34:55.0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69">
            <text:p>76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1H34M47.918S">
            <text:p>11:34:47.9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946">
            <text:p>7946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1H34M55.753S">
            <text:p>11:34:55.7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1H34M47.876S">
            <text:p>11:34:47.8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054">
            <text:p>8054</text:p>
          </table:table-cell>
          <table:table-cell office:value-type="string">
            <text:p>Success</text:p>
          </table:table-cell>
          <table:table-cell office:value-type="float" office:value="38713">
            <text:p>38713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1H34M55.903S">
            <text:p>11:34:55.9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1H34M47.934S">
            <text:p>11:34:47.9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011">
            <text:p>8011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1H34M53.102S">
            <text:p>11:34:53.1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56">
            <text:p>285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1H34M47.992S">
            <text:p>11:34:47.9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004">
            <text:p>8004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1H34M55.852S">
            <text:p>11:34:55.8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1H34M47.886S">
            <text:p>11:34:47.8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134">
            <text:p>8134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1H34M55.788S">
            <text:p>11:34:55.7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1H34M55.776S">
            <text:p>11:34:55.7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1H34M55.831S">
            <text:p>11:34:55.8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1H34M55.864S">
            <text:p>11:34:55.8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1H34M56.035S">
            <text:p>11:34:56.0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1H34M56.076S">
            <text:p>11:34:56.0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1H34M56.144S">
            <text:p>11:34:56.1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1H34M56.2S">
            <text:p>11:34:56.2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1H34M56.274S">
            <text:p>11:34:56.2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1H34M56.333S">
            <text:p>11:34:56.33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1H34M48.198S">
            <text:p>11:34:48.20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443">
            <text:p>844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1H34M48.601S">
            <text:p>11:34:48.60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048">
            <text:p>804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1H34M52.994S">
            <text:p>11:34:52.9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666">
            <text:p>366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1H34M56.4S">
            <text:p>11:34:56.4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1H34M48.035S">
            <text:p>11:34:48.0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646">
            <text:p>8646</text:p>
          </table:table-cell>
          <table:table-cell office:value-type="string">
            <text:p>Success</text:p>
          </table:table-cell>
          <table:table-cell office:value-type="float" office:value="38734">
            <text:p>38734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1H34M53.435S">
            <text:p>11:34:53.4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252">
            <text:p>3252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1H34M53.052S">
            <text:p>11:34:53.0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636">
            <text:p>363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1H34M51.021S">
            <text:p>11:34:51.0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682">
            <text:p>568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1H34M56.486S">
            <text:p>11:34:56.4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15462">
            <text:p>15462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1H34M48.26S">
            <text:p>11:34:48.2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454">
            <text:p>8454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1H34M48.102S">
            <text:p>11:34:48.1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615">
            <text:p>8615</text:p>
          </table:table-cell>
          <table:table-cell office:value-type="string">
            <text:p>Success</text:p>
          </table:table-cell>
          <table:table-cell office:value-type="float" office:value="38736">
            <text:p>38736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1H34M50.904S">
            <text:p>11:34:50.9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821">
            <text:p>5821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1H34M50.776S">
            <text:p>11:34:50.7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950">
            <text:p>5950</text:p>
          </table:table-cell>
          <table:table-cell office:value-type="string">
            <text:p>Success</text:p>
          </table:table-cell>
          <table:table-cell office:value-type="float" office:value="38717">
            <text:p>38717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1H34M51.191S">
            <text:p>11:34:51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537">
            <text:p>5537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1H34M51.013S">
            <text:p>11:34:51.0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719">
            <text:p>5719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1H34M48.28S">
            <text:p>11:34:48.2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454">
            <text:p>8454</text:p>
          </table:table-cell>
          <table:table-cell office:value-type="string">
            <text:p>Success</text:p>
          </table:table-cell>
          <table:table-cell office:value-type="float" office:value="37991">
            <text:p>37991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1H34M48.171S">
            <text:p>11:34:48.1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563">
            <text:p>8563</text:p>
          </table:table-cell>
          <table:table-cell office:value-type="string">
            <text:p>Success</text:p>
          </table:table-cell>
          <table:table-cell office:value-type="float" office:value="38736">
            <text:p>38736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1H34M56.011S">
            <text:p>11:34:56.0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25">
            <text:p>72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1H34M48.341S">
            <text:p>11:34:48.3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396">
            <text:p>8396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1H34M50.864S">
            <text:p>11:34:50.8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876">
            <text:p>5876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1H34M52.812S">
            <text:p>11:34:52.8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934">
            <text:p>3934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1H34M52.579S">
            <text:p>11:34:52.5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171">
            <text:p>4171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1H34M50.836S">
            <text:p>11:34:50.8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917">
            <text:p>5917</text:p>
          </table:table-cell>
          <table:table-cell office:value-type="string">
            <text:p>Success</text:p>
          </table:table-cell>
          <table:table-cell office:value-type="float" office:value="38739">
            <text:p>38739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1H34M48.593S">
            <text:p>11:34:48.5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174">
            <text:p>8174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1H34M47.421S">
            <text:p>11:34:47.4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352">
            <text:p>9352</text:p>
          </table:table-cell>
          <table:table-cell office:value-type="string">
            <text:p>Success</text:p>
          </table:table-cell>
          <table:table-cell office:value-type="float" office:value="38739">
            <text:p>38739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1H34M53.568S">
            <text:p>11:34:53.5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205">
            <text:p>3205</text:p>
          </table:table-cell>
          <table:table-cell office:value-type="string">
            <text:p>Success</text:p>
          </table:table-cell>
          <table:table-cell office:value-type="float" office:value="38739">
            <text:p>38739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1H34M48.545S">
            <text:p>11:34:48.5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233">
            <text:p>8233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1H34M48.062S">
            <text:p>11:34:48.0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717">
            <text:p>8717</text:p>
          </table:table-cell>
          <table:table-cell office:value-type="string">
            <text:p>Success</text:p>
          </table:table-cell>
          <table:table-cell office:value-type="float" office:value="38734">
            <text:p>38734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1H34M47.744S">
            <text:p>11:34:47.7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040">
            <text:p>9040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1H34M47.916S">
            <text:p>11:34:47.9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869">
            <text:p>8869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1H34M52.636S">
            <text:p>11:34:52.6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150">
            <text:p>4150</text:p>
          </table:table-cell>
          <table:table-cell office:value-type="string">
            <text:p>Success</text:p>
          </table:table-cell>
          <table:table-cell office:value-type="float" office:value="15462">
            <text:p>15462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1H34M48.249S">
            <text:p>11:34:48.2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539">
            <text:p>8539</text:p>
          </table:table-cell>
          <table:table-cell office:value-type="string">
            <text:p>Success</text:p>
          </table:table-cell>
          <table:table-cell office:value-type="float" office:value="38739">
            <text:p>38739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1H34M53.502S">
            <text:p>11:34:53.5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287">
            <text:p>3287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1H34M55.682S">
            <text:p>11:34:55.6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1H34M56.737S">
            <text:p>11:34:56.7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1H34M56.78S">
            <text:p>11:34:56.7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1H34M56.739S">
            <text:p>11:34:56.7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1H34M56.733S">
            <text:p>11:34:56.7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1H34M57.026S">
            <text:p>11:34:57.0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1H34M56.936S">
            <text:p>11:34:56.9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1H34M56.873S">
            <text:p>11:34:56.8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32">
            <text:p>4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1H34M57.228S">
            <text:p>11:34:57.2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1H34M57.161S">
            <text:p>11:34:57.1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1H34M57.087S">
            <text:p>11:34:57.0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1H34M56.769S">
            <text:p>11:34:56.7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1H34M57.435S">
            <text:p>11:34:57.4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1H34M56.731S">
            <text:p>11:34:56.7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50">
            <text:p>85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1H34M56.725S">
            <text:p>11:34:56.7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1H34M57.376S">
            <text:p>11:34:57.3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1H34M57.305S">
            <text:p>11:34:57.3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1H34M57.594S">
            <text:p>11:34:57.5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1H34M57.581S">
            <text:p>11:34:57.5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1H34M57.495S">
            <text:p>11:34:57.5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1H34M57.517S">
            <text:p>11:34:57.5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1H34M57.859S">
            <text:p>11:34:57.8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1H34M57.798S">
            <text:p>11:34:57.8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1H34M57.747S">
            <text:p>11:34:57.7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1H34M57.696S">
            <text:p>11:34:57.7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1H34M58.082S">
            <text:p>11:34:58.0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1H34M58.028S">
            <text:p>11:34:58.0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1H34M57.917S">
            <text:p>11:34:57.9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1H34M58.252S">
            <text:p>11:34:58.2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1H34M58.197S">
            <text:p>11:34:58.2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1H34M58.317S">
            <text:p>11:34:58.3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1H34M58.483S">
            <text:p>11:34:58.4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1H34M47.814S">
            <text:p>11:34:47.8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888">
            <text:p>10888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1H34M47.962S">
            <text:p>11:34:47.9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762">
            <text:p>10762</text:p>
          </table:table-cell>
          <table:table-cell office:value-type="string">
            <text:p>Success</text:p>
          </table:table-cell>
          <table:table-cell office:value-type="float" office:value="38736">
            <text:p>38736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1H34M53.659S">
            <text:p>11:34:53.6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071">
            <text:p>5071</text:p>
          </table:table-cell>
          <table:table-cell office:value-type="string">
            <text:p>Success</text:p>
          </table:table-cell>
          <table:table-cell office:value-type="float" office:value="38735">
            <text:p>38735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1H34M48.134S">
            <text:p>11:34:48.1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0610">
            <text:p>10610</text:p>
          </table:table-cell>
          <table:table-cell office:value-type="string">
            <text:p>Success</text:p>
          </table:table-cell>
          <table:table-cell office:value-type="float" office:value="38739">
            <text:p>38739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1H34M57.56S">
            <text:p>11:34:57.5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98">
            <text:p>119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1H34M57.641S">
            <text:p>11:34:57.6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19">
            <text:p>1119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1H34M56.683S">
            <text:p>11:34:56.6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083">
            <text:p>2083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1H34M56.829S">
            <text:p>11:34:56.8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938">
            <text:p>1938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1H34M57.974S">
            <text:p>11:34:57.9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98">
            <text:p>79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1H34M53.707S">
            <text:p>11:34:53.7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089">
            <text:p>5089</text:p>
          </table:table-cell>
          <table:table-cell office:value-type="string">
            <text:p>Success</text:p>
          </table:table-cell>
          <table:table-cell office:value-type="float" office:value="53602">
            <text:p>53602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1H34M58.766S">
            <text:p>11:34:58.7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1H34M54.316S">
            <text:p>11:34:54.3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190">
            <text:p>5190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1H34M54.347S">
            <text:p>11:34:54.3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179">
            <text:p>5179</text:p>
          </table:table-cell>
          <table:table-cell office:value-type="string">
            <text:p>Success</text:p>
          </table:table-cell>
          <table:table-cell office:value-type="float" office:value="53602">
            <text:p>53602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1H34M55.948S">
            <text:p>11:34:55.9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593">
            <text:p>3593</text:p>
          </table:table-cell>
          <table:table-cell office:value-type="string">
            <text:p>Success</text:p>
          </table:table-cell>
          <table:table-cell office:value-type="float" office:value="117964">
            <text:p>117964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1H34M58.724S">
            <text:p>11:34:58.7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53602">
            <text:p>53602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1H34M46.703S">
            <text:p>11:34:46.7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2839">
            <text:p>12839</text:p>
          </table:table-cell>
          <table:table-cell office:value-type="string">
            <text:p>Success</text:p>
          </table:table-cell>
          <table:table-cell office:value-type="float" office:value="53602">
            <text:p>53602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1H34M56.668S">
            <text:p>11:34:56.6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876">
            <text:p>2876</text:p>
          </table:table-cell>
          <table:table-cell office:value-type="string">
            <text:p>Success</text:p>
          </table:table-cell>
          <table:table-cell office:value-type="float" office:value="117964">
            <text:p>117964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1H34M58.796S">
            <text:p>11:34:58.8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16222">
            <text:p>16222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1H34M59.421S">
            <text:p>11:34:59.4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1H34M58.733S">
            <text:p>11:34:58.7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50">
            <text:p>850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1H34M55.996S">
            <text:p>11:34:56.0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594">
            <text:p>3594</text:p>
          </table:table-cell>
          <table:table-cell office:value-type="string">
            <text:p>Success</text:p>
          </table:table-cell>
          <table:table-cell office:value-type="float" office:value="117964">
            <text:p>117964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1H34M59.565S">
            <text:p>11:34:59.57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1H34M58.703S">
            <text:p>11:34:58.7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96">
            <text:p>896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1H34M48.021S">
            <text:p>11:34:48.0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629">
            <text:p>11629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1H34M54.38S">
            <text:p>11:34:54.3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278">
            <text:p>5278</text:p>
          </table:table-cell>
          <table:table-cell office:value-type="string">
            <text:p>Success</text:p>
          </table:table-cell>
          <table:table-cell office:value-type="float" office:value="37990">
            <text:p>37990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1H34M59.584S">
            <text:p>11:34:59.5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1H34M56.719S">
            <text:p>11:34:56.7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975">
            <text:p>2975</text:p>
          </table:table-cell>
          <table:table-cell office:value-type="string">
            <text:p>Success</text:p>
          </table:table-cell>
          <table:table-cell office:value-type="float" office:value="119934">
            <text:p>119934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1H34M59.601S">
            <text:p>11:34:59.6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1H34M59.667S">
            <text:p>11:34:59.67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1H34M56.715S">
            <text:p>11:34:56.7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026">
            <text:p>3026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1H34M59.718S">
            <text:p>11:34:59.72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1H34M56.711S">
            <text:p>11:34:56.7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65">
            <text:p>3065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1H34M56.774S">
            <text:p>11:34:56.7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014">
            <text:p>3014</text:p>
          </table:table-cell>
          <table:table-cell office:value-type="string">
            <text:p>Success</text:p>
          </table:table-cell>
          <table:table-cell office:value-type="float" office:value="117964">
            <text:p>117964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1H34M58.745S">
            <text:p>11:34:58.7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1H34M59.543S">
            <text:p>11:34:59.5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16222">
            <text:p>16222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1H34M58.375S">
            <text:p>11:34:58.3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52">
            <text:p>1552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1H34M58.771S">
            <text:p>11:34:58.7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64">
            <text:p>1164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1H34M59.813S">
            <text:p>11:34:59.8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1H34M56.751S">
            <text:p>11:34:56.7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199">
            <text:p>3199</text:p>
          </table:table-cell>
          <table:table-cell office:value-type="string">
            <text:p>Success</text:p>
          </table:table-cell>
          <table:table-cell office:value-type="float" office:value="117964">
            <text:p>117964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1H34M56.735S">
            <text:p>11:34:56.7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217">
            <text:p>3217</text:p>
          </table:table-cell>
          <table:table-cell office:value-type="string">
            <text:p>Success</text:p>
          </table:table-cell>
          <table:table-cell office:value-type="float" office:value="119934">
            <text:p>119934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1H34M56.782S">
            <text:p>11:34:56.7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04">
            <text:p>3204</text:p>
          </table:table-cell>
          <table:table-cell office:value-type="string">
            <text:p>Success</text:p>
          </table:table-cell>
          <table:table-cell office:value-type="float" office:value="118065">
            <text:p>118065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1H34M58.761S">
            <text:p>11:34:58.7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118065">
            <text:p>118065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1H34M58.769S">
            <text:p>11:34:58.7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1H34M58.762S">
            <text:p>11:34:58.7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65">
            <text:p>1265</text:p>
          </table:table-cell>
          <table:table-cell office:value-type="string">
            <text:p>Success</text:p>
          </table:table-cell>
          <table:table-cell office:value-type="float" office:value="118065">
            <text:p>118065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1H34M58.431S">
            <text:p>11:34:58.4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03">
            <text:p>1603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1H34M56.778S">
            <text:p>11:34:56.7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269">
            <text:p>3269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1H34M56.726S">
            <text:p>11:34:56.7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328">
            <text:p>3328</text:p>
          </table:table-cell>
          <table:table-cell office:value-type="string">
            <text:p>Success</text:p>
          </table:table-cell>
          <table:table-cell office:value-type="float" office:value="119934">
            <text:p>119934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1H34M56.787S">
            <text:p>11:34:56.7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74">
            <text:p>3274</text:p>
          </table:table-cell>
          <table:table-cell office:value-type="string">
            <text:p>Success</text:p>
          </table:table-cell>
          <table:table-cell office:value-type="float" office:value="117966">
            <text:p>117966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1H34M56.786S">
            <text:p>11:34:56.7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280">
            <text:p>3280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1H35M00.021S">
            <text:p>11:35:00.0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1H35M00.073S">
            <text:p>11:35:00.0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1H34M59.929S">
            <text:p>11:34:59.9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1H34M56.789S">
            <text:p>11:34:56.7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339">
            <text:p>3339</text:p>
          </table:table-cell>
          <table:table-cell office:value-type="string">
            <text:p>Success</text:p>
          </table:table-cell>
          <table:table-cell office:value-type="float" office:value="117964">
            <text:p>117964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1H35M00.129S">
            <text:p>11:35:00.1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1H35M00.159S">
            <text:p>11:35:00.1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1H35M00.035S">
            <text:p>11:35:00.0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1H35M00.028S">
            <text:p>11:35:00.0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1H35M00.007S">
            <text:p>11:35:00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1H34M59.936S">
            <text:p>11:34:59.9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1H35M00.383S">
            <text:p>11:35:00.3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1H35M00.321S">
            <text:p>11:35:00.3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1H35M00.25S">
            <text:p>11:35:00.25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1H35M00.122S">
            <text:p>11:35:00.12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90">
            <text:p>5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1H35M00.65S">
            <text:p>11:35:00.6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1H35M00.573S">
            <text:p>11:35:00.57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1H35M00.512S">
            <text:p>11:35:00.5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1H35M00.446S">
            <text:p>11:35:00.4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1H35M00.78S">
            <text:p>11:35:00.7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1H35M00.713S">
            <text:p>11:35:00.7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1H35M00.97S">
            <text:p>11:35:00.97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1H35M01.09S">
            <text:p>11:35:01.0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66">
            <text:p>6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1H35M00.188S">
            <text:p>11:35:00.19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84">
            <text:p>158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1H35M00.094S">
            <text:p>11:35:00.09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86">
            <text:p>168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1H34M53.686S">
            <text:p>11:34:53.6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094">
            <text:p>8094</text:p>
          </table:table-cell>
          <table:table-cell office:value-type="string">
            <text:p>Success</text:p>
          </table:table-cell>
          <table:table-cell office:value-type="float" office:value="37994">
            <text:p>37994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1H34M59.651S">
            <text:p>11:34:59.6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353">
            <text:p>2353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1H34M59.543S">
            <text:p>11:34:59.5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474">
            <text:p>2474</text:p>
          </table:table-cell>
          <table:table-cell office:value-type="string">
            <text:p>Success</text:p>
          </table:table-cell>
          <table:table-cell office:value-type="float" office:value="16222">
            <text:p>16222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1H35M02.006S">
            <text:p>11:35:02.0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1H34M59.806S">
            <text:p>11:34:59.8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223">
            <text:p>2223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1H35M02.019S">
            <text:p>11:35:02.02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1H35M02.03S">
            <text:p>11:35:02.03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1H34M56.748S">
            <text:p>11:34:56.7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417">
            <text:p>5417</text:p>
          </table:table-cell>
          <table:table-cell office:value-type="string">
            <text:p>Success</text:p>
          </table:table-cell>
          <table:table-cell office:value-type="float" office:value="118062">
            <text:p>118062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1H35M00.861S">
            <text:p>11:35:00.8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293">
            <text:p>2293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1H34M56.705S">
            <text:p>11:34:56.7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474">
            <text:p>6474</text:p>
          </table:table-cell>
          <table:table-cell office:value-type="string">
            <text:p>Success</text:p>
          </table:table-cell>
          <table:table-cell office:value-type="float" office:value="38739">
            <text:p>38739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1H34M56.651S">
            <text:p>11:34:56.6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770">
            <text:p>6770</text:p>
          </table:table-cell>
          <table:table-cell office:value-type="string">
            <text:p>Success</text:p>
          </table:table-cell>
          <table:table-cell office:value-type="float" office:value="38739">
            <text:p>38739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1H34M56.642S">
            <text:p>11:34:56.6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788">
            <text:p>6788</text:p>
          </table:table-cell>
          <table:table-cell office:value-type="string">
            <text:p>Success</text:p>
          </table:table-cell>
          <table:table-cell office:value-type="float" office:value="37994">
            <text:p>37994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1H34M54.654S">
            <text:p>11:34:54.65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778">
            <text:p>8778</text:p>
          </table:table-cell>
          <table:table-cell office:value-type="string">
            <text:p>Success</text:p>
          </table:table-cell>
          <table:table-cell office:value-type="float" office:value="59031">
            <text:p>59031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1H34M56.108S">
            <text:p>11:34:56.1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359">
            <text:p>7359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1H34M56.105S">
            <text:p>11:34:56.1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376">
            <text:p>7376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1H35M03.468S">
            <text:p>11:35:03.4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1H35M03.591S">
            <text:p>11:35:03.5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1H35M03.718S">
            <text:p>11:35:03.7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1H35M03.481S">
            <text:p>11:35:03.4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1H35M03.818S">
            <text:p>11:35:03.82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1H35M00.932S">
            <text:p>11:35:00.9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068">
            <text:p>3068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1H35M01.782S">
            <text:p>11:35:01.78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32">
            <text:p>2232</text:p>
          </table:table-cell>
          <table:table-cell office:value-type="string">
            <text:p>Success</text:p>
          </table:table-cell>
          <table:table-cell office:value-type="float" office:value="27935">
            <text:p>27935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1H34M56.688S">
            <text:p>11:34:56.6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346">
            <text:p>7346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1H34M56.784S">
            <text:p>11:34:56.7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252">
            <text:p>7252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1H34M56.753S">
            <text:p>11:34:56.7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312">
            <text:p>7312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1H35M03.941S">
            <text:p>11:35:03.9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1H35M04.126S">
            <text:p>11:35:04.1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1H35M04.225S">
            <text:p>11:35:04.2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1H35M04.316S">
            <text:p>11:35:04.3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1H34M59.527S">
            <text:p>11:34:59.5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247">
            <text:p>6247</text:p>
          </table:table-cell>
          <table:table-cell office:value-type="string">
            <text:p>Success</text:p>
          </table:table-cell>
          <table:table-cell office:value-type="float" office:value="117764">
            <text:p>117764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1H35M05.775S">
            <text:p>11:35:05.7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1H35M05.787S">
            <text:p>11:35:05.7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1H35M05.798S">
            <text:p>11:35:05.80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1H35M01.757S">
            <text:p>11:35:01.7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213">
            <text:p>4213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1H35M04.038S">
            <text:p>11:35:04.0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062">
            <text:p>206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1H35M06.1S">
            <text:p>11:35:06.10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1H34M59.694S">
            <text:p>11:34:59.6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464">
            <text:p>6464</text:p>
          </table:table-cell>
          <table:table-cell office:value-type="string">
            <text:p>Success</text:p>
          </table:table-cell>
          <table:table-cell office:value-type="float" office:value="44300">
            <text:p>44300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1H34M58.137S">
            <text:p>11:34:58.1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618">
            <text:p>8618</text:p>
          </table:table-cell>
          <table:table-cell office:value-type="string">
            <text:p>Success</text:p>
          </table:table-cell>
          <table:table-cell office:value-type="float" office:value="117763">
            <text:p>117763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1H35M06.755S">
            <text:p>11:35:06.7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1H35M01.146S">
            <text:p>11:35:01.1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742">
            <text:p>5742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1H35M04.067S">
            <text:p>11:35:04.0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825">
            <text:p>2825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1H35M06.891S">
            <text:p>11:35:06.8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1H34M59.541S">
            <text:p>11:34:59.5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365">
            <text:p>7365</text:p>
          </table:table-cell>
          <table:table-cell office:value-type="string">
            <text:p>Success</text:p>
          </table:table-cell>
          <table:table-cell office:value-type="float" office:value="44299">
            <text:p>44299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1H35M06.161S">
            <text:p>11:35:06.1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50">
            <text:p>75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1H34M59.987S">
            <text:p>11:34:59.9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923">
            <text:p>6923</text:p>
          </table:table-cell>
          <table:table-cell office:value-type="string">
            <text:p>Success</text:p>
          </table:table-cell>
          <table:table-cell office:value-type="float" office:value="44287">
            <text:p>44287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1H35M06.841S">
            <text:p>11:35:06.84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1H35M06.965S">
            <text:p>11:35:06.9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1H35M06.984S">
            <text:p>11:35:06.9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1H35M07.051S">
            <text:p>11:35:07.0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1H34M56.737S">
            <text:p>11:34:56.7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465">
            <text:p>10465</text:p>
          </table:table-cell>
          <table:table-cell office:value-type="string">
            <text:p>Success</text:p>
          </table:table-cell>
          <table:table-cell office:value-type="float" office:value="119732">
            <text:p>119732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1H35M07.108S">
            <text:p>11:35:07.1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1H35M07.166S">
            <text:p>11:35:07.1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1H35M07.299S">
            <text:p>11:35:07.3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1H34M58.557S">
            <text:p>11:34:58.5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662">
            <text:p>9662</text:p>
          </table:table-cell>
          <table:table-cell office:value-type="string">
            <text:p>Success</text:p>
          </table:table-cell>
          <table:table-cell office:value-type="float" office:value="117664">
            <text:p>117664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1H35M08.22S">
            <text:p>11:35:08.2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1H34M54.349S">
            <text:p>11:34:54.3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3974">
            <text:p>13974</text:p>
          </table:table-cell>
          <table:table-cell office:value-type="string">
            <text:p>Success</text:p>
          </table:table-cell>
          <table:table-cell office:value-type="float" office:value="37994">
            <text:p>37994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1H35M06.907S">
            <text:p>11:35:06.9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425">
            <text:p>142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1H34M59.591S">
            <text:p>11:34:59.5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745">
            <text:p>8745</text:p>
          </table:table-cell>
          <table:table-cell office:value-type="string">
            <text:p>Success</text:p>
          </table:table-cell>
          <table:table-cell office:value-type="float" office:value="44299">
            <text:p>44299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1H35M06.964S">
            <text:p>11:35:06.9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75">
            <text:p>137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1H35M08.282S">
            <text:p>11:35:08.28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1H35M08.34S">
            <text:p>11:35:08.3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1H35M08.338S">
            <text:p>11:35:08.3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1H35M08.334S">
            <text:p>11:35:08.3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1H35M08.518S">
            <text:p>11:35:08.5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1H35M08.455S">
            <text:p>11:35:08.4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1H35M08.397S">
            <text:p>11:35:08.4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1H35M08.685S">
            <text:p>11:35:08.6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1H35M08.623S">
            <text:p>11:35:08.6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1H35M08.575S">
            <text:p>11:35:08.5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1H35M08.84S">
            <text:p>11:35:08.8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1H35M08.787S">
            <text:p>11:35:08.7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1H35M08.735S">
            <text:p>11:35:08.7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1H35M08.895S">
            <text:p>11:35:08.9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1H35M09.115S">
            <text:p>11:35:09.1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1H34M59.576S">
            <text:p>11:34:59.5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944">
            <text:p>9944</text:p>
          </table:table-cell>
          <table:table-cell office:value-type="string">
            <text:p>Success</text:p>
          </table:table-cell>
          <table:table-cell office:value-type="float" office:value="117564">
            <text:p>117564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1H35M09.522S">
            <text:p>11:35:09.5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1H35M08.958S">
            <text:p>11:35:08.9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1H35M07.202S">
            <text:p>11:35:07.2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309">
            <text:p>4309</text:p>
          </table:table-cell>
          <table:table-cell office:value-type="string">
            <text:p>Success</text:p>
          </table:table-cell>
          <table:table-cell office:value-type="float" office:value="44288">
            <text:p>44288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1H35M11.512S">
            <text:p>11:35:11.5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1H35M11.578S">
            <text:p>11:35:11.5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1H35M11.67S">
            <text:p>11:35:11.6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1H35M11.757S">
            <text:p>11:35:11.76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1H34M59.754S">
            <text:p>11:34:59.7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2271">
            <text:p>12271</text:p>
          </table:table-cell>
          <table:table-cell office:value-type="string">
            <text:p>Success</text:p>
          </table:table-cell>
          <table:table-cell office:value-type="float" office:value="111946">
            <text:p>111946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1H35M12.026S">
            <text:p>11:35:12.0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1H35M11.844S">
            <text:p>11:35:11.8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1H34M59.789S">
            <text:p>11:34:59.7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538">
            <text:p>12538</text:p>
          </table:table-cell>
          <table:table-cell office:value-type="string">
            <text:p>Success</text:p>
          </table:table-cell>
          <table:table-cell office:value-type="float" office:value="44287">
            <text:p>44287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1H34M54.349S">
            <text:p>11:34:54.3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7997">
            <text:p>17997</text:p>
          </table:table-cell>
          <table:table-cell office:value-type="string">
            <text:p>Success</text:p>
          </table:table-cell>
          <table:table-cell office:value-type="float" office:value="37994">
            <text:p>37994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1H35M07.233S">
            <text:p>11:35:07.2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112">
            <text:p>5112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1H34M54.983S">
            <text:p>11:34:54.9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391">
            <text:p>17391</text:p>
          </table:table-cell>
          <table:table-cell office:value-type="string">
            <text:p>Success</text:p>
          </table:table-cell>
          <table:table-cell office:value-type="float" office:value="75680">
            <text:p>75680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1H35M12.375S">
            <text:p>11:35:12.3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1H35M12.33S">
            <text:p>11:35:12.3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1H35M12.395S">
            <text:p>11:35:12.4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1H35M12.457S">
            <text:p>11:35:12.4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1H35M12.494S">
            <text:p>11:35:12.4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1H35M12.567S">
            <text:p>11:35:12.5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1H35M12.701S">
            <text:p>11:35:12.7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1H35M01.036S">
            <text:p>11:35:01.0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155">
            <text:p>12155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1H34M59.741S">
            <text:p>11:34:59.7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451">
            <text:p>13451</text:p>
          </table:table-cell>
          <table:table-cell office:value-type="string">
            <text:p>Success</text:p>
          </table:table-cell>
          <table:table-cell office:value-type="float" office:value="44299">
            <text:p>44299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1H35M12.807S">
            <text:p>11:35:12.8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1H34M59.508S">
            <text:p>11:34:59.5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708">
            <text:p>13708</text:p>
          </table:table-cell>
          <table:table-cell office:value-type="string">
            <text:p>Success</text:p>
          </table:table-cell>
          <table:table-cell office:value-type="float" office:value="53604">
            <text:p>53604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1H34M59.545S">
            <text:p>11:34:59.5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694">
            <text:p>13694</text:p>
          </table:table-cell>
          <table:table-cell office:value-type="string">
            <text:p>Success</text:p>
          </table:table-cell>
          <table:table-cell office:value-type="float" office:value="75675">
            <text:p>75675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1H35M13.24S">
            <text:p>11:35:13.2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1H35M13.258S">
            <text:p>11:35:13.2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1H35M13.304S">
            <text:p>11:35:13.3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1H35M02.037S">
            <text:p>11:35:02.0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1569">
            <text:p>11569</text:p>
          </table:table-cell>
          <table:table-cell office:value-type="string">
            <text:p>Success</text:p>
          </table:table-cell>
          <table:table-cell office:value-type="float" office:value="113920">
            <text:p>113920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1H35M13.608S">
            <text:p>11:35:13.6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1H34M59.66S">
            <text:p>11:34:59.6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971">
            <text:p>13971</text:p>
          </table:table-cell>
          <table:table-cell office:value-type="string">
            <text:p>Success</text:p>
          </table:table-cell>
          <table:table-cell office:value-type="float" office:value="111748">
            <text:p>111748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1H34M59.945S">
            <text:p>11:34:59.9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844">
            <text:p>13844</text:p>
          </table:table-cell>
          <table:table-cell office:value-type="string">
            <text:p>Success</text:p>
          </table:table-cell>
          <table:table-cell office:value-type="float" office:value="111648">
            <text:p>111648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1H35M13.788S">
            <text:p>11:35:13.7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1H35M00.062S">
            <text:p>11:35:00.0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781">
            <text:p>13781</text:p>
          </table:table-cell>
          <table:table-cell office:value-type="string">
            <text:p>Success</text:p>
          </table:table-cell>
          <table:table-cell office:value-type="float" office:value="75677">
            <text:p>75677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1H35M13.195S">
            <text:p>11:35:13.2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1H35M04.002S">
            <text:p>11:35:04.0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859">
            <text:p>9859</text:p>
          </table:table-cell>
          <table:table-cell office:value-type="string">
            <text:p>Success</text:p>
          </table:table-cell>
          <table:table-cell office:value-type="float" office:value="107703">
            <text:p>107703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1H34M59.726S">
            <text:p>11:34:59.7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154">
            <text:p>14154</text:p>
          </table:table-cell>
          <table:table-cell office:value-type="string">
            <text:p>Success</text:p>
          </table:table-cell>
          <table:table-cell office:value-type="float" office:value="111450">
            <text:p>111450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1H35M13.845S">
            <text:p>11:35:13.8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1H35M13.882S">
            <text:p>11:35:13.8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1H35M13.893S">
            <text:p>11:35:13.8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1H35M13.918S">
            <text:p>11:35:13.9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1H35M13.847S">
            <text:p>11:35:13.8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1H35M03.155S">
            <text:p>11:35:03.1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884">
            <text:p>10884</text:p>
          </table:table-cell>
          <table:table-cell office:value-type="string">
            <text:p>Success</text:p>
          </table:table-cell>
          <table:table-cell office:value-type="float" office:value="113426">
            <text:p>113426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1H35M13.956S">
            <text:p>11:35:13.9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1H35M14.054S">
            <text:p>11:35:14.0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1H34M59.6S">
            <text:p>11:34:59.6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610">
            <text:p>14610</text:p>
          </table:table-cell>
          <table:table-cell office:value-type="string">
            <text:p>Success</text:p>
          </table:table-cell>
          <table:table-cell office:value-type="float" office:value="111553">
            <text:p>111553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1H35M14.21S">
            <text:p>11:35:14.2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1H35M09.005S">
            <text:p>11:35:09.0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275">
            <text:p>5275</text:p>
          </table:table-cell>
          <table:table-cell office:value-type="string">
            <text:p>Success</text:p>
          </table:table-cell>
          <table:table-cell office:value-type="float" office:value="96365">
            <text:p>96365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1H35M14.158S">
            <text:p>11:35:14.1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1H35M02.023S">
            <text:p>11:35:02.0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2306">
            <text:p>12306</text:p>
          </table:table-cell>
          <table:table-cell office:value-type="string">
            <text:p>Success</text:p>
          </table:table-cell>
          <table:table-cell office:value-type="float" office:value="113720">
            <text:p>113720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1H35M14.329S">
            <text:p>11:35:14.3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1H35M13.216S">
            <text:p>11:35:13.2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09">
            <text:p>1209</text:p>
          </table:table-cell>
          <table:table-cell office:value-type="string">
            <text:p>Success</text:p>
          </table:table-cell>
          <table:table-cell office:value-type="float" office:value="98333">
            <text:p>98333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1H35M09.196S">
            <text:p>11:35:09.2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272">
            <text:p>5272</text:p>
          </table:table-cell>
          <table:table-cell office:value-type="string">
            <text:p>Success</text:p>
          </table:table-cell>
          <table:table-cell office:value-type="float" office:value="96364">
            <text:p>96364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1H35M06.905S">
            <text:p>11:35:06.9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567">
            <text:p>7567</text:p>
          </table:table-cell>
          <table:table-cell office:value-type="string">
            <text:p>Success</text:p>
          </table:table-cell>
          <table:table-cell office:value-type="float" office:value="100108">
            <text:p>100108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1H35M12.064S">
            <text:p>11:35:12.0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410">
            <text:p>2410</text:p>
          </table:table-cell>
          <table:table-cell office:value-type="string">
            <text:p>Success</text:p>
          </table:table-cell>
          <table:table-cell office:value-type="float" office:value="98333">
            <text:p>98333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1H35M06.889S">
            <text:p>11:35:06.8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590">
            <text:p>7590</text:p>
          </table:table-cell>
          <table:table-cell office:value-type="string">
            <text:p>Success</text:p>
          </table:table-cell>
          <table:table-cell office:value-type="float" office:value="103855">
            <text:p>103855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1H35M14.427S">
            <text:p>11:35:14.4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1H35M06.111S">
            <text:p>11:35:06.1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390">
            <text:p>8390</text:p>
          </table:table-cell>
          <table:table-cell office:value-type="string">
            <text:p>Success</text:p>
          </table:table-cell>
          <table:table-cell office:value-type="float" office:value="107603">
            <text:p>107603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1H35M14.475S">
            <text:p>11:35:14.4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1H35M14.503S">
            <text:p>11:35:14.5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1H35M14.497S">
            <text:p>11:35:14.5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1H35M02.045S">
            <text:p>11:35:02.0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518">
            <text:p>12518</text:p>
          </table:table-cell>
          <table:table-cell office:value-type="string">
            <text:p>Success</text:p>
          </table:table-cell>
          <table:table-cell office:value-type="float" office:value="111450">
            <text:p>111450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1H35M12.347S">
            <text:p>11:35:12.3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232">
            <text:p>2232</text:p>
          </table:table-cell>
          <table:table-cell office:value-type="string">
            <text:p>Success</text:p>
          </table:table-cell>
          <table:table-cell office:value-type="float" office:value="98333">
            <text:p>98333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1H35M09.71S">
            <text:p>11:35:09.7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869">
            <text:p>4869</text:p>
          </table:table-cell>
          <table:table-cell office:value-type="string">
            <text:p>Success</text:p>
          </table:table-cell>
          <table:table-cell office:value-type="float" office:value="96364">
            <text:p>96364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1H35M03.43S">
            <text:p>11:35:03.4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196">
            <text:p>11196</text:p>
          </table:table-cell>
          <table:table-cell office:value-type="string">
            <text:p>Success</text:p>
          </table:table-cell>
          <table:table-cell office:value-type="float" office:value="115296">
            <text:p>115296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1H35M07.381S">
            <text:p>11:35:07.3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247">
            <text:p>7247</text:p>
          </table:table-cell>
          <table:table-cell office:value-type="string">
            <text:p>Success</text:p>
          </table:table-cell>
          <table:table-cell office:value-type="float" office:value="103855">
            <text:p>103855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1H35M14.564S">
            <text:p>11:35:14.5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1H35M04.401S">
            <text:p>11:35:04.4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229">
            <text:p>10229</text:p>
          </table:table-cell>
          <table:table-cell office:value-type="string">
            <text:p>Success</text:p>
          </table:table-cell>
          <table:table-cell office:value-type="float" office:value="107747">
            <text:p>107747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1H35M13.207S">
            <text:p>11:35:13.2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98333">
            <text:p>98333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1H35M08.325S">
            <text:p>11:35:08.3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304">
            <text:p>6304</text:p>
          </table:table-cell>
          <table:table-cell office:value-type="string">
            <text:p>Success</text:p>
          </table:table-cell>
          <table:table-cell office:value-type="float" office:value="103855">
            <text:p>103855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1H35M01.784S">
            <text:p>11:35:01.7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858">
            <text:p>12858</text:p>
          </table:table-cell>
          <table:table-cell office:value-type="string">
            <text:p>Success</text:p>
          </table:table-cell>
          <table:table-cell office:value-type="float" office:value="113423">
            <text:p>113423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1H35M14.279S">
            <text:p>11:35:14.2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1H35M04.035S">
            <text:p>11:35:04.0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646">
            <text:p>10646</text:p>
          </table:table-cell>
          <table:table-cell office:value-type="string">
            <text:p>Success</text:p>
          </table:table-cell>
          <table:table-cell office:value-type="float" office:value="107505">
            <text:p>107505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1H35M14.68S">
            <text:p>11:35:14.6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1H35M14.631S">
            <text:p>11:35:14.6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1H35M14.737S">
            <text:p>11:35:14.7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1H35M14.629S">
            <text:p>11:35:14.6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1H35M14.581S">
            <text:p>11:35:14.5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1H35M14.475S">
            <text:p>11:35:14.4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1H35M14.468S">
            <text:p>11:35:14.4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14">
            <text:p>5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1H35M14.939S">
            <text:p>11:35:14.9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1H35M14.876S">
            <text:p>11:35:14.8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1H35M14.809S">
            <text:p>11:35:14.81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1H35M14.744S">
            <text:p>11:35:14.74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1H35M14.666S">
            <text:p>11:35:14.67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1H35M14.633S">
            <text:p>11:35:14.6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1H35M15.251S">
            <text:p>11:35:15.2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1H35M15.203S">
            <text:p>11:35:15.2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1H35M15.146S">
            <text:p>11:35:15.1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1H35M15.09S">
            <text:p>11:35:15.0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1H35M15.049S">
            <text:p>11:35:15.0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1H35M14.985S">
            <text:p>11:35:14.99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58">
            <text:p>6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1H35M15.472S">
            <text:p>11:35:15.4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1H35M15.417S">
            <text:p>11:35:15.4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1H35M15.357S">
            <text:p>11:35:15.3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1H35M15.307S">
            <text:p>11:35:15.3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63">
            <text:p>5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1H35M15.643S">
            <text:p>11:35:15.6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1H35M15.87S">
            <text:p>11:35:15.8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1H35M15.928S">
            <text:p>11:35:15.9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1H35M14.773S">
            <text:p>11:35:14.77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422">
            <text:p>14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1H35M14.54S">
            <text:p>11:35:14.54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1H35M01.773S">
            <text:p>11:35:01.77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104">
            <text:p>15104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1H35M00.067S">
            <text:p>11:35:00.0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6830">
            <text:p>16830</text:p>
          </table:table-cell>
          <table:table-cell office:value-type="string">
            <text:p>Success</text:p>
          </table:table-cell>
          <table:table-cell office:value-type="float" office:value="43813">
            <text:p>43813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1H35M16.298S">
            <text:p>11:35:16.3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27935">
            <text:p>27935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1H35M04.015S">
            <text:p>11:35:04.0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893">
            <text:p>12893</text:p>
          </table:table-cell>
          <table:table-cell office:value-type="string">
            <text:p>Success</text:p>
          </table:table-cell>
          <table:table-cell office:value-type="float" office:value="38899">
            <text:p>38899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1H34M56.74S">
            <text:p>11:34:56.7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0173">
            <text:p>20173</text:p>
          </table:table-cell>
          <table:table-cell office:value-type="string">
            <text:p>Success</text:p>
          </table:table-cell>
          <table:table-cell office:value-type="float" office:value="52857">
            <text:p>52857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1H35M16.898S">
            <text:p>11:35:16.9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1H35M16.995S">
            <text:p>11:35:17.0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1H35M16.908S">
            <text:p>11:35:16.9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1H35M17.107S">
            <text:p>11:35:17.11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1H35M17.126S">
            <text:p>11:35:17.13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1H35M17.13S">
            <text:p>11:35:17.13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1H35M16.915S">
            <text:p>11:35:16.9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1H35M03.433S">
            <text:p>11:35:03.4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3755">
            <text:p>13755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1H35M17.185S">
            <text:p>11:35:17.1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1H35M17.106S">
            <text:p>11:35:17.1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1H35M17.256S">
            <text:p>11:35:17.2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1H34M55.938S">
            <text:p>11:34:55.94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1631">
            <text:p>21631</text:p>
          </table:table-cell>
          <table:table-cell office:value-type="string">
            <text:p>Success</text:p>
          </table:table-cell>
          <table:table-cell office:value-type="float" office:value="58268">
            <text:p>58268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1H34M50.563S">
            <text:p>11:34:50.5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043">
            <text:p>27043</text:p>
          </table:table-cell>
          <table:table-cell office:value-type="string">
            <text:p>Success</text:p>
          </table:table-cell>
          <table:table-cell office:value-type="float" office:value="52718">
            <text:p>52718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1H34M53.535S">
            <text:p>11:34:53.5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4090">
            <text:p>24090</text:p>
          </table:table-cell>
          <table:table-cell office:value-type="string">
            <text:p>Success</text:p>
          </table:table-cell>
          <table:table-cell office:value-type="float" office:value="52857">
            <text:p>52857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1H35M17.626S">
            <text:p>11:35:17.6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1H34M54.96S">
            <text:p>11:34:54.96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826">
            <text:p>22826</text:p>
          </table:table-cell>
          <table:table-cell office:value-type="string">
            <text:p>Success</text:p>
          </table:table-cell>
          <table:table-cell office:value-type="float" office:value="58264">
            <text:p>58264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1H35M17.77S">
            <text:p>11:35:17.77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1H35M17.788S">
            <text:p>11:35:17.7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1H34M55.96S">
            <text:p>11:34:55.9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2063">
            <text:p>22063</text:p>
          </table:table-cell>
          <table:table-cell office:value-type="string">
            <text:p>Success</text:p>
          </table:table-cell>
          <table:table-cell office:value-type="float" office:value="50636">
            <text:p>50636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1H34M55.93S">
            <text:p>11:34:55.9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2161">
            <text:p>22161</text:p>
          </table:table-cell>
          <table:table-cell office:value-type="string">
            <text:p>Success</text:p>
          </table:table-cell>
          <table:table-cell office:value-type="float" office:value="52110">
            <text:p>52110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1H35M18.093S">
            <text:p>11:35:18.0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1H34M56.021S">
            <text:p>11:34:56.0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2275">
            <text:p>22275</text:p>
          </table:table-cell>
          <table:table-cell office:value-type="string">
            <text:p>Success</text:p>
          </table:table-cell>
          <table:table-cell office:value-type="float" office:value="52110">
            <text:p>52110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1H35M02.167S">
            <text:p>11:35:02.1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6130">
            <text:p>16130</text:p>
          </table:table-cell>
          <table:table-cell office:value-type="string">
            <text:p>Success</text:p>
          </table:table-cell>
          <table:table-cell office:value-type="float" office:value="74943">
            <text:p>74943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1H34M56.689S">
            <text:p>11:34:56.6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1625">
            <text:p>21625</text:p>
          </table:table-cell>
          <table:table-cell office:value-type="string">
            <text:p>Success</text:p>
          </table:table-cell>
          <table:table-cell office:value-type="float" office:value="52110">
            <text:p>52110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1H35M18.25S">
            <text:p>11:35:18.25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1H35M18.299S">
            <text:p>11:35:18.3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1H35M18.296S">
            <text:p>11:35:18.3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1H35M16.195S">
            <text:p>11:35:16.20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06">
            <text:p>2206</text:p>
          </table:table-cell>
          <table:table-cell office:value-type="string">
            <text:p>Success</text:p>
          </table:table-cell>
          <table:table-cell office:value-type="float" office:value="27935">
            <text:p>27935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1H35M18.394S">
            <text:p>11:35:18.39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1H35M18.343S">
            <text:p>11:35:18.3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1H35M18.427S">
            <text:p>11:35:18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1H35M15.711S">
            <text:p>11:35:15.7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047">
            <text:p>3047</text:p>
          </table:table-cell>
          <table:table-cell office:value-type="string">
            <text:p>Success</text:p>
          </table:table-cell>
          <table:table-cell office:value-type="float" office:value="15462">
            <text:p>15462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1H35M15.587S">
            <text:p>11:35:15.5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219">
            <text:p>3219</text:p>
          </table:table-cell>
          <table:table-cell office:value-type="string">
            <text:p>Success</text:p>
          </table:table-cell>
          <table:table-cell office:value-type="float" office:value="15462">
            <text:p>15462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1H35M15.532S">
            <text:p>11:35:15.5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451">
            <text:p>3451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1H34M59.778S">
            <text:p>11:34:59.7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9458">
            <text:p>19458</text:p>
          </table:table-cell>
          <table:table-cell office:value-type="string">
            <text:p>Success</text:p>
          </table:table-cell>
          <table:table-cell office:value-type="float" office:value="74922">
            <text:p>74922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1H35M03.949S">
            <text:p>11:35:03.9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300">
            <text:p>15300</text:p>
          </table:table-cell>
          <table:table-cell office:value-type="string">
            <text:p>Success</text:p>
          </table:table-cell>
          <table:table-cell office:value-type="float" office:value="38326">
            <text:p>38326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1H35M19.236S">
            <text:p>11:35:19.2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1H34M59.95S">
            <text:p>11:34:59.9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9321">
            <text:p>19321</text:p>
          </table:table-cell>
          <table:table-cell office:value-type="string">
            <text:p>Success</text:p>
          </table:table-cell>
          <table:table-cell office:value-type="float" office:value="74943">
            <text:p>74943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1H35M19.28S">
            <text:p>11:35:19.2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1H35M19.313S">
            <text:p>11:35:19.3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1H35M19.272S">
            <text:p>11:35:19.2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1H35M19.328S">
            <text:p>11:35:19.3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1H35M19.335S">
            <text:p>11:35:19.3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1H35M14.299S">
            <text:p>11:35:14.3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442">
            <text:p>5442</text:p>
          </table:table-cell>
          <table:table-cell office:value-type="string">
            <text:p>Success</text:p>
          </table:table-cell>
          <table:table-cell office:value-type="float" office:value="87820">
            <text:p>87820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1H35M19.742S">
            <text:p>11:35:19.7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1H35M00.056S">
            <text:p>11:35:00.0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9818">
            <text:p>19818</text:p>
          </table:table-cell>
          <table:table-cell office:value-type="string">
            <text:p>Success</text:p>
          </table:table-cell>
          <table:table-cell office:value-type="float" office:value="43813">
            <text:p>43813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1H35M09.06S">
            <text:p>11:35:09.0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822">
            <text:p>10822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1H35M19.355S">
            <text:p>11:35:19.3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1H35M12.347S">
            <text:p>11:35:12.3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557">
            <text:p>7557</text:p>
          </table:table-cell>
          <table:table-cell office:value-type="string">
            <text:p>Success</text:p>
          </table:table-cell>
          <table:table-cell office:value-type="float" office:value="52110">
            <text:p>52110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1H35M12.666S">
            <text:p>11:35:12.67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251">
            <text:p>7251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1H35M00.046S">
            <text:p>11:35:00.0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9875">
            <text:p>19875</text:p>
          </table:table-cell>
          <table:table-cell office:value-type="string">
            <text:p>Success</text:p>
          </table:table-cell>
          <table:table-cell office:value-type="float" office:value="43813">
            <text:p>43813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1H35M05.972S">
            <text:p>11:35:05.9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3954">
            <text:p>13954</text:p>
          </table:table-cell>
          <table:table-cell office:value-type="string">
            <text:p>Success</text:p>
          </table:table-cell>
          <table:table-cell office:value-type="float" office:value="52122">
            <text:p>52122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1H35M19.828S">
            <text:p>11:35:19.83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1H35M19.923S">
            <text:p>11:35:19.9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1H35M19.876S">
            <text:p>11:35:19.8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1H35M20.054S">
            <text:p>11:35:20.0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1H35M19.994S">
            <text:p>11:35:19.9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1H35M20.181S">
            <text:p>11:35:20.1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1H35M20.119S">
            <text:p>11:35:20.1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1H35M20.316S">
            <text:p>11:35:20.32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1H35M20.249S">
            <text:p>11:35:20.2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1H35M20.389S">
            <text:p>11:35:20.3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1H35M20.589S">
            <text:p>11:35:20.59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1H35M20.525S">
            <text:p>11:35:20.5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58">
            <text:p>758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1H35M16.06S">
            <text:p>11:35:16.0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276">
            <text:p>527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1H35M20.706S">
            <text:p>11:35:20.7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37882">
            <text:p>37882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1H35M15.998S">
            <text:p>11:35:16.0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343">
            <text:p>5343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1H35M15.768S">
            <text:p>11:35:15.7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576">
            <text:p>557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1H35M05.963S">
            <text:p>11:35:05.9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383">
            <text:p>15383</text:p>
          </table:table-cell>
          <table:table-cell office:value-type="string">
            <text:p>Success</text:p>
          </table:table-cell>
          <table:table-cell office:value-type="float" office:value="26433">
            <text:p>26433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1H35M13.937S">
            <text:p>11:35:13.9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414">
            <text:p>7414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1H35M20.454S">
            <text:p>11:35:20.4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03">
            <text:p>903</text:p>
          </table:table-cell>
          <table:table-cell office:value-type="string">
            <text:p>Success</text:p>
          </table:table-cell>
          <table:table-cell office:value-type="float" office:value="37882">
            <text:p>37882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1H35M13.324S">
            <text:p>11:35:13.32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034">
            <text:p>8034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1H35M13.633S">
            <text:p>11:35:13.6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726">
            <text:p>7726</text:p>
          </table:table-cell>
          <table:table-cell office:value-type="string">
            <text:p>Success</text:p>
          </table:table-cell>
          <table:table-cell office:value-type="float" office:value="54041">
            <text:p>54041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1H35M13.192S">
            <text:p>11:35:13.1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173">
            <text:p>8173</text:p>
          </table:table-cell>
          <table:table-cell office:value-type="string">
            <text:p>Success</text:p>
          </table:table-cell>
          <table:table-cell office:value-type="float" office:value="52122">
            <text:p>52122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1H34M59.954S">
            <text:p>11:34:59.9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1415">
            <text:p>21415</text:p>
          </table:table-cell>
          <table:table-cell office:value-type="string">
            <text:p>Success</text:p>
          </table:table-cell>
          <table:table-cell office:value-type="float" office:value="53920">
            <text:p>53920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1H35M21.371S">
            <text:p>11:35:21.3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1H35M21.445S">
            <text:p>11:35:21.4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1H35M21.516S">
            <text:p>11:35:21.5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1H35M21.586S">
            <text:p>11:35:21.59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1H35M15.82S">
            <text:p>11:35:15.8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047">
            <text:p>6047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1H35M14.641S">
            <text:p>11:35:14.6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234">
            <text:p>7234</text:p>
          </table:table-cell>
          <table:table-cell office:value-type="string">
            <text:p>Success</text:p>
          </table:table-cell>
          <table:table-cell office:value-type="float" office:value="54041">
            <text:p>54041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1H35M21.659S">
            <text:p>11:35:21.6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1H35M21.876S">
            <text:p>11:35:21.8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851">
            <text:p>1851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1H35M18.403S">
            <text:p>11:35:18.4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347">
            <text:p>5347</text:p>
          </table:table-cell>
          <table:table-cell office:value-type="string">
            <text:p>Success</text:p>
          </table:table-cell>
          <table:table-cell office:value-type="float" office:value="38899">
            <text:p>38899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1H35M14.629S">
            <text:p>11:35:14.6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127">
            <text:p>9127</text:p>
          </table:table-cell>
          <table:table-cell office:value-type="string">
            <text:p>Success</text:p>
          </table:table-cell>
          <table:table-cell office:value-type="float" office:value="54041">
            <text:p>54041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1H35M18.446S">
            <text:p>11:35:18.4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315">
            <text:p>531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1H35M21.361S">
            <text:p>11:35:21.3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402">
            <text:p>2402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1H35M13.895S">
            <text:p>11:35:13.90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876">
            <text:p>9876</text:p>
          </table:table-cell>
          <table:table-cell office:value-type="string">
            <text:p>Success</text:p>
          </table:table-cell>
          <table:table-cell office:value-type="float" office:value="58264">
            <text:p>58264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1H35M14.58S">
            <text:p>11:35:14.5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196">
            <text:p>9196</text:p>
          </table:table-cell>
          <table:table-cell office:value-type="string">
            <text:p>Success</text:p>
          </table:table-cell>
          <table:table-cell office:value-type="float" office:value="54041">
            <text:p>54041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1H35M23.728S">
            <text:p>11:35:23.7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1H35M23.777S">
            <text:p>11:35:23.7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1H35M18.315S">
            <text:p>11:35:18.3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601">
            <text:p>5601</text:p>
          </table:table-cell>
          <table:table-cell office:value-type="string">
            <text:p>Success</text:p>
          </table:table-cell>
          <table:table-cell office:value-type="float" office:value="78037">
            <text:p>78037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1H35M23.917S">
            <text:p>11:35:23.9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1H35M23.931S">
            <text:p>11:35:23.9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1H35M23.764S">
            <text:p>11:35:23.7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1H35M23.759S">
            <text:p>11:35:23.7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1H35M23.958S">
            <text:p>11:35:23.9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1H35M23.89S">
            <text:p>11:35:23.8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1H35M23.827S">
            <text:p>11:35:23.8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1H35M24.136S">
            <text:p>11:35:24.1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1H35M24.082S">
            <text:p>11:35:24.0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1H35M24.023S">
            <text:p>11:35:24.0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41">
            <text:p>3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1H35M24.311S">
            <text:p>11:35:24.3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1H35M23.943S">
            <text:p>11:35:23.9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1H35M24.252S">
            <text:p>11:35:24.25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1H35M24.195S">
            <text:p>11:35:24.2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1H35M24.366S">
            <text:p>11:35:24.3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1H35M24.547S">
            <text:p>11:35:24.5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1H35M24.602S">
            <text:p>11:35:24.60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1H35M23.752S">
            <text:p>11:35:23.7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33">
            <text:p>12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1H35M24.986S">
            <text:p>11:35:24.99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1H35M24.992S">
            <text:p>11:35:24.99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1H35M24.996S">
            <text:p>11:35:25.00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1H35M24.494S">
            <text:p>11:35:24.4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1H35M18.414S">
            <text:p>11:35:18.4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850">
            <text:p>6850</text:p>
          </table:table-cell>
          <table:table-cell office:value-type="string">
            <text:p>Success</text:p>
          </table:table-cell>
          <table:table-cell office:value-type="float" office:value="75830">
            <text:p>75830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1H35M25.271S">
            <text:p>11:35:25.2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1H35M17.202S">
            <text:p>11:35:17.2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144">
            <text:p>8144</text:p>
          </table:table-cell>
          <table:table-cell office:value-type="string">
            <text:p>Success</text:p>
          </table:table-cell>
          <table:table-cell office:value-type="float" office:value="70221">
            <text:p>70221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1H35M25.348S">
            <text:p>11:35:25.3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1H35M17.608S">
            <text:p>11:35:17.6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785">
            <text:p>7785</text:p>
          </table:table-cell>
          <table:table-cell office:value-type="string">
            <text:p>Success</text:p>
          </table:table-cell>
          <table:table-cell office:value-type="float" office:value="72094">
            <text:p>72094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1H35M25.393S">
            <text:p>11:35:25.3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1H35M25.455S">
            <text:p>11:35:25.4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1H35M14.504S">
            <text:p>11:35:14.50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130">
            <text:p>11130</text:p>
          </table:table-cell>
          <table:table-cell office:value-type="string">
            <text:p>Success</text:p>
          </table:table-cell>
          <table:table-cell office:value-type="float" office:value="59035">
            <text:p>59035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1H35M24.432S">
            <text:p>11:35:24.43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13">
            <text:p>1213</text:p>
          </table:table-cell>
          <table:table-cell office:value-type="string">
            <text:p>Success</text:p>
          </table:table-cell>
          <table:table-cell office:value-type="float" office:value="19263">
            <text:p>19263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1H35M25.53S">
            <text:p>11:35:25.53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1H35M18.807S">
            <text:p>11:35:18.8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068">
            <text:p>7068</text:p>
          </table:table-cell>
          <table:table-cell office:value-type="string">
            <text:p>Success</text:p>
          </table:table-cell>
          <table:table-cell office:value-type="float" office:value="71788">
            <text:p>71788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1H35M24.708S">
            <text:p>11:35:24.7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155">
            <text:p>215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1H35M14.536S">
            <text:p>11:35:14.54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621">
            <text:p>12621</text:p>
          </table:table-cell>
          <table:table-cell office:value-type="string">
            <text:p>Success</text:p>
          </table:table-cell>
          <table:table-cell office:value-type="float" office:value="58286">
            <text:p>58286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1H34M56.661S">
            <text:p>11:34:56.6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0507">
            <text:p>30507</text:p>
          </table:table-cell>
          <table:table-cell office:value-type="string">
            <text:p>Success</text:p>
          </table:table-cell>
          <table:table-cell office:value-type="float" office:value="52122">
            <text:p>52122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1H35M16.905S">
            <text:p>11:35:16.9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142">
            <text:p>11142</text:p>
          </table:table-cell>
          <table:table-cell office:value-type="string">
            <text:p>Success</text:p>
          </table:table-cell>
          <table:table-cell office:value-type="float" office:value="38899">
            <text:p>38899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1H35M14.347S">
            <text:p>11:35:14.35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713">
            <text:p>13713</text:p>
          </table:table-cell>
          <table:table-cell office:value-type="string">
            <text:p>Success</text:p>
          </table:table-cell>
          <table:table-cell office:value-type="float" office:value="58286">
            <text:p>58286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1H35M03.423S">
            <text:p>11:35:03.4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4660">
            <text:p>24660</text:p>
          </table:table-cell>
          <table:table-cell office:value-type="string">
            <text:p>Success</text:p>
          </table:table-cell>
          <table:table-cell office:value-type="float" office:value="52122">
            <text:p>52122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1H35M13.621S">
            <text:p>11:35:13.62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464">
            <text:p>14464</text:p>
          </table:table-cell>
          <table:table-cell office:value-type="string">
            <text:p>Success</text:p>
          </table:table-cell>
          <table:table-cell office:value-type="float" office:value="58285">
            <text:p>58285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1H35M17.57S">
            <text:p>11:35:17.5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0517">
            <text:p>10517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1H35M14.481S">
            <text:p>11:35:14.4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632">
            <text:p>13632</text:p>
          </table:table-cell>
          <table:table-cell office:value-type="string">
            <text:p>Success</text:p>
          </table:table-cell>
          <table:table-cell office:value-type="float" office:value="74943">
            <text:p>74943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1H35M28.114S">
            <text:p>11:35:28.1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11">
            <text:p>511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1H35M28.133S">
            <text:p>11:35:28.1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511">
            <text:p>511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1H35M28.185S">
            <text:p>11:35:28.1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11">
            <text:p>511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1H35M17.791S">
            <text:p>11:35:17.7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487">
            <text:p>10487</text:p>
          </table:table-cell>
          <table:table-cell office:value-type="string">
            <text:p>Success</text:p>
          </table:table-cell>
          <table:table-cell office:value-type="float" office:value="73766">
            <text:p>73766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1H35M28.279S">
            <text:p>11:35:28.2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1H35M28.048S">
            <text:p>11:35:28.0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1H35M28.393S">
            <text:p>11:35:28.39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1H35M28.4S">
            <text:p>11:35:28.40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1H35M28.406S">
            <text:p>11:35:28.41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1H35M18.984S">
            <text:p>11:35:18.9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9647">
            <text:p>9647</text:p>
          </table:table-cell>
          <table:table-cell office:value-type="string">
            <text:p>Success</text:p>
          </table:table-cell>
          <table:table-cell office:value-type="float" office:value="69719">
            <text:p>69719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1H35M28.084S">
            <text:p>11:35:28.0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1H35M28.65S">
            <text:p>11:35:28.65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1H35M19.25S">
            <text:p>11:35:19.2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631">
            <text:p>9631</text:p>
          </table:table-cell>
          <table:table-cell office:value-type="string">
            <text:p>Success</text:p>
          </table:table-cell>
          <table:table-cell office:value-type="float" office:value="64108">
            <text:p>64108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1H35M28.882S">
            <text:p>11:35:28.8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1H35M28.976S">
            <text:p>11:35:28.9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1H35M23.761S">
            <text:p>11:35:23.7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326">
            <text:p>5326</text:p>
          </table:table-cell>
          <table:table-cell office:value-type="string">
            <text:p>Success</text:p>
          </table:table-cell>
          <table:table-cell office:value-type="float" office:value="66693">
            <text:p>66693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1H35M29.089S">
            <text:p>11:35:29.0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1H35M29.099S">
            <text:p>11:35:29.1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1H35M19.891S">
            <text:p>11:35:19.8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243">
            <text:p>9243</text:p>
          </table:table-cell>
          <table:table-cell office:value-type="string">
            <text:p>Success</text:p>
          </table:table-cell>
          <table:table-cell office:value-type="float" office:value="73896">
            <text:p>73896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1H35M29.135S">
            <text:p>11:35:29.1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1H35M29.148S">
            <text:p>11:35:29.1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1H35M29.069S">
            <text:p>11:35:29.0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1H35M21.365S">
            <text:p>11:35:21.3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855">
            <text:p>7855</text:p>
          </table:table-cell>
          <table:table-cell office:value-type="string">
            <text:p>Success</text:p>
          </table:table-cell>
          <table:table-cell office:value-type="float" office:value="70535">
            <text:p>70535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1H35M29.222S">
            <text:p>11:35:29.2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1H35M29.262S">
            <text:p>11:35:29.2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1H35M29.274S">
            <text:p>11:35:29.27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1H35M03.181S">
            <text:p>11:35:03.1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6296">
            <text:p>26296</text:p>
          </table:table-cell>
          <table:table-cell office:value-type="string">
            <text:p>Success</text:p>
          </table:table-cell>
          <table:table-cell office:value-type="float" office:value="52110">
            <text:p>52110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1H35M17.946S">
            <text:p>11:35:17.9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590">
            <text:p>11590</text:p>
          </table:table-cell>
          <table:table-cell office:value-type="string">
            <text:p>Success</text:p>
          </table:table-cell>
          <table:table-cell office:value-type="float" office:value="76999">
            <text:p>76999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1H35M29.478S">
            <text:p>11:35:29.4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1H35M30.176S">
            <text:p>11:35:30.18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1H34M56.788S">
            <text:p>11:34:56.7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3442">
            <text:p>33442</text:p>
          </table:table-cell>
          <table:table-cell office:value-type="string">
            <text:p>Success</text:p>
          </table:table-cell>
          <table:table-cell office:value-type="float" office:value="52122">
            <text:p>52122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1H35M30.23S">
            <text:p>11:35:30.2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1H35M30.333S">
            <text:p>11:35:30.33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1H35M14.631S">
            <text:p>11:35:14.63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754">
            <text:p>15754</text:p>
          </table:table-cell>
          <table:table-cell office:value-type="string">
            <text:p>Success</text:p>
          </table:table-cell>
          <table:table-cell office:value-type="float" office:value="55177">
            <text:p>55177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1H35M23.772S">
            <text:p>11:35:23.7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640">
            <text:p>6640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1H35M16.877S">
            <text:p>11:35:16.8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537">
            <text:p>13537</text:p>
          </table:table-cell>
          <table:table-cell office:value-type="string">
            <text:p>Success</text:p>
          </table:table-cell>
          <table:table-cell office:value-type="float" office:value="38158">
            <text:p>38158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1H35M14.235S">
            <text:p>11:35:14.24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182">
            <text:p>16182</text:p>
          </table:table-cell>
          <table:table-cell office:value-type="string">
            <text:p>Success</text:p>
          </table:table-cell>
          <table:table-cell office:value-type="float" office:value="55172">
            <text:p>55172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1H35M13.861S">
            <text:p>11:35:13.8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559">
            <text:p>16559</text:p>
          </table:table-cell>
          <table:table-cell office:value-type="string">
            <text:p>Success</text:p>
          </table:table-cell>
          <table:table-cell office:value-type="float" office:value="74943">
            <text:p>74943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1H35M17.19S">
            <text:p>11:35:17.1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3233">
            <text:p>13233</text:p>
          </table:table-cell>
          <table:table-cell office:value-type="string">
            <text:p>Success</text:p>
          </table:table-cell>
          <table:table-cell office:value-type="float" office:value="76999">
            <text:p>76999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1H35M28.087S">
            <text:p>11:35:28.0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336">
            <text:p>2336</text:p>
          </table:table-cell>
          <table:table-cell office:value-type="string">
            <text:p>Success</text:p>
          </table:table-cell>
          <table:table-cell office:value-type="float" office:value="18515">
            <text:p>18515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1H35M28.059S">
            <text:p>11:35:28.0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371">
            <text:p>2371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1H35M30.421S">
            <text:p>11:35:30.4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553">
            <text:p>553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1H35M30.466S">
            <text:p>11:35:30.4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553">
            <text:p>553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1H35M30.504S">
            <text:p>11:35:30.5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553">
            <text:p>553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1H35M21.89S">
            <text:p>11:35:21.8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868">
            <text:p>8868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1H35M30.759S">
            <text:p>11:35:30.7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1H35M30.855S">
            <text:p>11:35:30.8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1H35M30.979S">
            <text:p>11:35:30.98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1H35M30.415S">
            <text:p>11:35:30.4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83">
            <text:p>8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1H35M31.299S">
            <text:p>11:35:31.30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1H35M31.312S">
            <text:p>11:35:31.31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1H35M31.316S">
            <text:p>11:35:31.32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1H35M21.354S">
            <text:p>11:35:21.3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186">
            <text:p>10186</text:p>
          </table:table-cell>
          <table:table-cell office:value-type="string">
            <text:p>Success</text:p>
          </table:table-cell>
          <table:table-cell office:value-type="float" office:value="64532">
            <text:p>64532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1H35M31.541S">
            <text:p>11:35:31.5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1H35M31.552S">
            <text:p>11:35:31.5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1H35M19.918S">
            <text:p>11:35:19.9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833">
            <text:p>11833</text:p>
          </table:table-cell>
          <table:table-cell office:value-type="string">
            <text:p>Success</text:p>
          </table:table-cell>
          <table:table-cell office:value-type="float" office:value="73813">
            <text:p>73813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1H35M31.752S">
            <text:p>11:35:31.7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1H35M31.764S">
            <text:p>11:35:31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1H35M18.024S">
            <text:p>11:35:18.0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183">
            <text:p>14183</text:p>
          </table:table-cell>
          <table:table-cell office:value-type="string">
            <text:p>Success</text:p>
          </table:table-cell>
          <table:table-cell office:value-type="float" office:value="79624">
            <text:p>79624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1H35M32.208S">
            <text:p>11:35:32.2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1H35M32.221S">
            <text:p>11:35:32.2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1H35M32.233S">
            <text:p>11:35:32.23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1H35M13.81S">
            <text:p>11:35:13.8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470">
            <text:p>18470</text:p>
          </table:table-cell>
          <table:table-cell office:value-type="string">
            <text:p>Success</text:p>
          </table:table-cell>
          <table:table-cell office:value-type="float" office:value="58285">
            <text:p>58285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1H35M19.354S">
            <text:p>11:35:19.3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030">
            <text:p>1303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1H35M12.059S">
            <text:p>11:35:12.06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339">
            <text:p>20339</text:p>
          </table:table-cell>
          <table:table-cell office:value-type="string">
            <text:p>Success</text:p>
          </table:table-cell>
          <table:table-cell office:value-type="float" office:value="58264">
            <text:p>58264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1H35M21.348S">
            <text:p>11:35:21.3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064">
            <text:p>11064</text:p>
          </table:table-cell>
          <table:table-cell office:value-type="string">
            <text:p>Success</text:p>
          </table:table-cell>
          <table:table-cell office:value-type="float" office:value="38152">
            <text:p>38152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1H35M32.267S">
            <text:p>11:35:32.27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19263">
            <text:p>19263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1H35M30.386S">
            <text:p>11:35:30.3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031">
            <text:p>2031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1H35M31.565S">
            <text:p>11:35:31.5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1H35M09.533S">
            <text:p>11:35:09.53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919">
            <text:p>22919</text:p>
          </table:table-cell>
          <table:table-cell office:value-type="string">
            <text:p>Success</text:p>
          </table:table-cell>
          <table:table-cell office:value-type="float" office:value="58268">
            <text:p>58268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1H35M31.776S">
            <text:p>11:35:31.7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1H35M19.883S">
            <text:p>11:35:19.8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2579">
            <text:p>12579</text:p>
          </table:table-cell>
          <table:table-cell office:value-type="string">
            <text:p>Success</text:p>
          </table:table-cell>
          <table:table-cell office:value-type="float" office:value="52130">
            <text:p>52130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1H35M32.418S">
            <text:p>11:35:32.4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1H35M29.125S">
            <text:p>11:35:29.1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341">
            <text:p>334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1H35M30.42S">
            <text:p>11:35:30.4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048">
            <text:p>2048</text:p>
          </table:table-cell>
          <table:table-cell office:value-type="string">
            <text:p>Success</text:p>
          </table:table-cell>
          <table:table-cell office:value-type="float" office:value="18515">
            <text:p>18515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1H35M32.467S">
            <text:p>11:35:32.4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1H35M32.461S">
            <text:p>11:35:32.4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1H35M14.041S">
            <text:p>11:35:14.0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8455">
            <text:p>18455</text:p>
          </table:table-cell>
          <table:table-cell office:value-type="string">
            <text:p>Success</text:p>
          </table:table-cell>
          <table:table-cell office:value-type="float" office:value="74921">
            <text:p>74921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1H35M32.496S">
            <text:p>11:35:32.5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1H35M32.518S">
            <text:p>11:35:32.5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1H35M32.561S">
            <text:p>11:35:32.5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1H35M18.323S">
            <text:p>11:35:18.3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4683">
            <text:p>14683</text:p>
          </table:table-cell>
          <table:table-cell office:value-type="string">
            <text:p>Success</text:p>
          </table:table-cell>
          <table:table-cell office:value-type="float" office:value="71599">
            <text:p>71599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1H35M33.007S">
            <text:p>11:35:33.0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1H35M21.34S">
            <text:p>11:35:21.3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018">
            <text:p>12018</text:p>
          </table:table-cell>
          <table:table-cell office:value-type="string">
            <text:p>Success</text:p>
          </table:table-cell>
          <table:table-cell office:value-type="float" office:value="73865">
            <text:p>73865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1H35M33.36S">
            <text:p>11:35:33.3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1H35M21.359S">
            <text:p>11:35:21.3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083">
            <text:p>12083</text:p>
          </table:table-cell>
          <table:table-cell office:value-type="string">
            <text:p>Success</text:p>
          </table:table-cell>
          <table:table-cell office:value-type="float" office:value="72124">
            <text:p>72124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1H35M33.443S">
            <text:p>11:35:33.4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1H35M33.477S">
            <text:p>11:35:33.4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1H35M33.435S">
            <text:p>11:35:33.4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1H35M33.555S">
            <text:p>11:35:33.5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1H35M21.357S">
            <text:p>11:35:21.3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490">
            <text:p>12490</text:p>
          </table:table-cell>
          <table:table-cell office:value-type="string">
            <text:p>Success</text:p>
          </table:table-cell>
          <table:table-cell office:value-type="float" office:value="66273">
            <text:p>66273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1H35M33.849S">
            <text:p>11:35:33.8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1H35M33.916S">
            <text:p>11:35:33.9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1H35M34.018S">
            <text:p>11:35:34.02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1H35M19.927S">
            <text:p>11:35:19.9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210">
            <text:p>14210</text:p>
          </table:table-cell>
          <table:table-cell office:value-type="string">
            <text:p>Success</text:p>
          </table:table-cell>
          <table:table-cell office:value-type="float" office:value="67983">
            <text:p>67983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1H35M34.138S">
            <text:p>11:35:34.1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1H35M32.414S">
            <text:p>11:35:32.4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60">
            <text:p>17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1H35M34.159S">
            <text:p>11:35:34.1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1H35M19.903S">
            <text:p>11:35:19.9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4299">
            <text:p>14299</text:p>
          </table:table-cell>
          <table:table-cell office:value-type="string">
            <text:p>Success</text:p>
          </table:table-cell>
          <table:table-cell office:value-type="float" office:value="73595">
            <text:p>73595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1H35M34.174S">
            <text:p>11:35:34.17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1H35M34.206S">
            <text:p>11:35:34.21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1H35M34.205S">
            <text:p>11:35:34.2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1H35M34.21S">
            <text:p>11:35:34.21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1H35M21.343S">
            <text:p>11:35:21.3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884">
            <text:p>12884</text:p>
          </table:table-cell>
          <table:table-cell office:value-type="string">
            <text:p>Success</text:p>
          </table:table-cell>
          <table:table-cell office:value-type="float" office:value="66462">
            <text:p>66462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1H35M34.222S">
            <text:p>11:35:34.2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1H35M34.235S">
            <text:p>11:35:34.24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1H35M32.398S">
            <text:p>11:35:32.4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912">
            <text:p>1912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1H35M34.178S">
            <text:p>11:35:34.1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1H35M30.189S">
            <text:p>11:35:30.1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389">
            <text:p>4389</text:p>
          </table:table-cell>
          <table:table-cell office:value-type="string">
            <text:p>Success</text:p>
          </table:table-cell>
          <table:table-cell office:value-type="float" office:value="66668">
            <text:p>66668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1H35M34.579S">
            <text:p>11:35:34.5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1H35M27.171S">
            <text:p>11:35:27.1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437">
            <text:p>7437</text:p>
          </table:table-cell>
          <table:table-cell office:value-type="string">
            <text:p>Success</text:p>
          </table:table-cell>
          <table:table-cell office:value-type="float" office:value="60802">
            <text:p>60802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1H35M34.609S">
            <text:p>11:35:34.6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1H35M25.228S">
            <text:p>11:35:25.2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405">
            <text:p>9405</text:p>
          </table:table-cell>
          <table:table-cell office:value-type="string">
            <text:p>Success</text:p>
          </table:table-cell>
          <table:table-cell office:value-type="float" office:value="60757">
            <text:p>60757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1H35M26.864S">
            <text:p>11:35:26.8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777">
            <text:p>7777</text:p>
          </table:table-cell>
          <table:table-cell office:value-type="string">
            <text:p>Success</text:p>
          </table:table-cell>
          <table:table-cell office:value-type="float" office:value="66389">
            <text:p>66389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1H35M28.672S">
            <text:p>11:35:28.6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975">
            <text:p>5975</text:p>
          </table:table-cell>
          <table:table-cell office:value-type="string">
            <text:p>Success</text:p>
          </table:table-cell>
          <table:table-cell office:value-type="float" office:value="64696">
            <text:p>64696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1H35M30.423S">
            <text:p>11:35:30.4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225">
            <text:p>4225</text:p>
          </table:table-cell>
          <table:table-cell office:value-type="string">
            <text:p>Success</text:p>
          </table:table-cell>
          <table:table-cell office:value-type="float" office:value="64792">
            <text:p>64792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1H35M34.626S">
            <text:p>11:35:34.6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1H35M34.648S">
            <text:p>11:35:34.6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1H35M34.649S">
            <text:p>11:35:34.6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1H35M34.74S">
            <text:p>11:35:34.7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1H35M34.642S">
            <text:p>11:35:34.6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1H35M34.762S">
            <text:p>11:35:34.7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37">
            <text:p>637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1H35M24.658S">
            <text:p>11:35:24.6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203">
            <text:p>10203</text:p>
          </table:table-cell>
          <table:table-cell office:value-type="string">
            <text:p>Success</text:p>
          </table:table-cell>
          <table:table-cell office:value-type="float" office:value="68163">
            <text:p>68163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1H35M34.782S">
            <text:p>11:35:34.7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637">
            <text:p>637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1H35M34.634S">
            <text:p>11:35:34.6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83">
            <text:p>5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1H35M30.37S">
            <text:p>11:35:30.3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892">
            <text:p>4892</text:p>
          </table:table-cell>
          <table:table-cell office:value-type="string">
            <text:p>Success</text:p>
          </table:table-cell>
          <table:table-cell office:value-type="float" office:value="68744">
            <text:p>68744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1H35M24.432S">
            <text:p>11:35:24.4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851">
            <text:p>10851</text:p>
          </table:table-cell>
          <table:table-cell office:value-type="string">
            <text:p>Success</text:p>
          </table:table-cell>
          <table:table-cell office:value-type="float" office:value="68168">
            <text:p>68168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1H35M35.263S">
            <text:p>11:35:35.2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1H35M32.464S">
            <text:p>11:35:32.4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854">
            <text:p>2854</text:p>
          </table:table-cell>
          <table:table-cell office:value-type="string">
            <text:p>Success</text:p>
          </table:table-cell>
          <table:table-cell office:value-type="float" office:value="70711">
            <text:p>70711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1H35M34.863S">
            <text:p>11:35:34.8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1H35M29.537S">
            <text:p>11:35:29.5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808">
            <text:p>5808</text:p>
          </table:table-cell>
          <table:table-cell office:value-type="string">
            <text:p>Success</text:p>
          </table:table-cell>
          <table:table-cell office:value-type="float" office:value="64706">
            <text:p>64706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1H35M35.348S">
            <text:p>11:35:35.3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1H35M35.361S">
            <text:p>11:35:35.3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1H35M32.383S">
            <text:p>11:35:32.3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989">
            <text:p>2989</text:p>
          </table:table-cell>
          <table:table-cell office:value-type="string">
            <text:p>Success</text:p>
          </table:table-cell>
          <table:table-cell office:value-type="float" office:value="70755">
            <text:p>70755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1H35M35.374S">
            <text:p>11:35:35.3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37">
            <text:p>637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1H35M35.386S">
            <text:p>11:35:35.3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37">
            <text:p>637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1H35M35.374S">
            <text:p>11:35:35.3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1H35M35.406S">
            <text:p>11:35:35.4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1H35M34.776S">
            <text:p>11:35:34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64">
            <text:p>6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1H35M35.318S">
            <text:p>11:35:35.3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1H35M35.463S">
            <text:p>11:35:35.4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1H35M35.347S">
            <text:p>11:35:35.35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1H35M35.284S">
            <text:p>11:35:35.2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1H35M35.218S">
            <text:p>11:35:35.2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1H35M35.58S">
            <text:p>11:35:35.58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1H35M35.525S">
            <text:p>11:35:35.5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1H35M35.44S">
            <text:p>11:35:35.4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1H35M35.752S">
            <text:p>11:35:35.7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1H35M35.694S">
            <text:p>11:35:35.6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1H35M35.637S">
            <text:p>11:35:35.64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1H35M35.916S">
            <text:p>11:35:35.9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1H35M35.475S">
            <text:p>11:35:35.48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1H35M34.676S">
            <text:p>11:35:34.68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65">
            <text:p>16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1H35M25.646S">
            <text:p>11:35:25.6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852">
            <text:p>10852</text:p>
          </table:table-cell>
          <table:table-cell office:value-type="string">
            <text:p>Success</text:p>
          </table:table-cell>
          <table:table-cell office:value-type="float" office:value="37994">
            <text:p>37994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1H35M36.24S">
            <text:p>11:35:36.24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1H35M25.634S">
            <text:p>11:35:25.6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0870">
            <text:p>10870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1H35M25.656S">
            <text:p>11:35:25.6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861">
            <text:p>10861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1H35M36.499S">
            <text:p>11:35:36.5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1H35M27.158S">
            <text:p>11:35:27.1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532">
            <text:p>9532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1H35M36.678S">
            <text:p>11:35:36.68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1H35M28.199S">
            <text:p>11:35:28.2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524">
            <text:p>852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1H35M21.869S">
            <text:p>11:35:21.8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4857">
            <text:p>14857</text:p>
          </table:table-cell>
          <table:table-cell office:value-type="string">
            <text:p>Success</text:p>
          </table:table-cell>
          <table:table-cell office:value-type="float" office:value="50068">
            <text:p>50068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1H35M36.726S">
            <text:p>11:35:36.73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1H35M36.735S">
            <text:p>11:35:36.74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1H35M25.283S">
            <text:p>11:35:25.28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468">
            <text:p>11468</text:p>
          </table:table-cell>
          <table:table-cell office:value-type="string">
            <text:p>Success</text:p>
          </table:table-cell>
          <table:table-cell office:value-type="float" office:value="58286">
            <text:p>58286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1H35M28.288S">
            <text:p>11:35:28.29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472">
            <text:p>8472</text:p>
          </table:table-cell>
          <table:table-cell office:value-type="string">
            <text:p>Success</text:p>
          </table:table-cell>
          <table:table-cell office:value-type="float" office:value="58264">
            <text:p>58264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1H35M29.196S">
            <text:p>11:35:29.2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565">
            <text:p>7565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1H35M25.358S">
            <text:p>11:35:25.3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445">
            <text:p>11445</text:p>
          </table:table-cell>
          <table:table-cell office:value-type="string">
            <text:p>Success</text:p>
          </table:table-cell>
          <table:table-cell office:value-type="float" office:value="58264">
            <text:p>58264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1H35M35.863S">
            <text:p>11:35:35.8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18">
            <text:p>1118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1H35M35.998S">
            <text:p>11:35:36.0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82">
            <text:p>982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1H35M18.76S">
            <text:p>11:35:18.7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8220">
            <text:p>18220</text:p>
          </table:table-cell>
          <table:table-cell office:value-type="string">
            <text:p>Success</text:p>
          </table:table-cell>
          <table:table-cell office:value-type="float" office:value="50646">
            <text:p>50646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1H35M34.982S">
            <text:p>11:35:34.9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98">
            <text:p>199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1H35M35.811S">
            <text:p>11:35:35.8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57">
            <text:p>1157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1H35M36.06S">
            <text:p>11:35:36.0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92">
            <text:p>892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1H35M17.347S">
            <text:p>11:35:17.3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9748">
            <text:p>19748</text:p>
          </table:table-cell>
          <table:table-cell office:value-type="string">
            <text:p>Success</text:p>
          </table:table-cell>
          <table:table-cell office:value-type="float" office:value="50473">
            <text:p>50473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1H35M34.106S">
            <text:p>11:35:34.1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216">
            <text:p>3216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1H35M33.65S">
            <text:p>11:35:33.6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673">
            <text:p>3673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1H35M32.453S">
            <text:p>11:35:32.4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897">
            <text:p>4897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1H35M31.073S">
            <text:p>11:35:31.0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280">
            <text:p>6280</text:p>
          </table:table-cell>
          <table:table-cell office:value-type="string">
            <text:p>Success</text:p>
          </table:table-cell>
          <table:table-cell office:value-type="float" office:value="15462">
            <text:p>15462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1H35M28.633S">
            <text:p>11:35:28.6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728">
            <text:p>8728</text:p>
          </table:table-cell>
          <table:table-cell office:value-type="string">
            <text:p>Success</text:p>
          </table:table-cell>
          <table:table-cell office:value-type="float" office:value="75654">
            <text:p>75654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1H35M30.527S">
            <text:p>11:35:30.53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837">
            <text:p>683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1H35M37.363S">
            <text:p>11:35:37.3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1H35M28.088S">
            <text:p>11:35:28.0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9306">
            <text:p>9306</text:p>
          </table:table-cell>
          <table:table-cell office:value-type="string">
            <text:p>Success</text:p>
          </table:table-cell>
          <table:table-cell office:value-type="float" office:value="77025">
            <text:p>77025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1H35M37.391S">
            <text:p>11:35:37.3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1H35M37.458S">
            <text:p>11:35:37.4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1H35M32.414S">
            <text:p>11:35:32.4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106">
            <text:p>6106</text:p>
          </table:table-cell>
          <table:table-cell office:value-type="string">
            <text:p>Success</text:p>
          </table:table-cell>
          <table:table-cell office:value-type="float" office:value="37990">
            <text:p>37990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1H35M21.346S">
            <text:p>11:35:21.3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187">
            <text:p>17187</text:p>
          </table:table-cell>
          <table:table-cell office:value-type="string">
            <text:p>Success</text:p>
          </table:table-cell>
          <table:table-cell office:value-type="float" office:value="49437">
            <text:p>49437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1H35M30.434S">
            <text:p>11:35:30.4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105">
            <text:p>8105</text:p>
          </table:table-cell>
          <table:table-cell office:value-type="string">
            <text:p>Success</text:p>
          </table:table-cell>
          <table:table-cell office:value-type="float" office:value="77021">
            <text:p>77021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1H35M32.282S">
            <text:p>11:35:32.2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261">
            <text:p>6261</text:p>
          </table:table-cell>
          <table:table-cell office:value-type="string">
            <text:p>Success</text:p>
          </table:table-cell>
          <table:table-cell office:value-type="float" office:value="18515">
            <text:p>18515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1H35M38.522S">
            <text:p>11:35:38.5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38">
            <text:p>9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1H35M37.008S">
            <text:p>11:35:37.0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473">
            <text:p>2473</text:p>
          </table:table-cell>
          <table:table-cell office:value-type="string">
            <text:p>Success</text:p>
          </table:table-cell>
          <table:table-cell office:value-type="float" office:value="72523">
            <text:p>72523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1H35M33.019S">
            <text:p>11:35:33.02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464">
            <text:p>6464</text:p>
          </table:table-cell>
          <table:table-cell office:value-type="string">
            <text:p>Success</text:p>
          </table:table-cell>
          <table:table-cell office:value-type="float" office:value="58286">
            <text:p>58286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1H35M32.577S">
            <text:p>11:35:32.5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908">
            <text:p>690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1H35M39.46S">
            <text:p>11:35:39.46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1H35M39.503S">
            <text:p>11:35:39.50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1H35M39.51S">
            <text:p>11:35:39.51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1H35M39.482S">
            <text:p>11:35:39.4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1H35M39.514S">
            <text:p>11:35:39.5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1H35M39.527S">
            <text:p>11:35:39.53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1H35M37.009S">
            <text:p>11:35:37.0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765">
            <text:p>2765</text:p>
          </table:table-cell>
          <table:table-cell office:value-type="string">
            <text:p>Success</text:p>
          </table:table-cell>
          <table:table-cell office:value-type="float" office:value="72492">
            <text:p>72492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1H35M37.008S">
            <text:p>11:35:37.0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552">
            <text:p>355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1H35M32.465S">
            <text:p>11:35:32.4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103">
            <text:p>8103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1H35M32.417S">
            <text:p>11:35:32.4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158">
            <text:p>8158</text:p>
          </table:table-cell>
          <table:table-cell office:value-type="string">
            <text:p>Success</text:p>
          </table:table-cell>
          <table:table-cell office:value-type="float" office:value="77025">
            <text:p>77025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1H35M37.396S">
            <text:p>11:35:37.4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580">
            <text:p>3580</text:p>
          </table:table-cell>
          <table:table-cell office:value-type="string">
            <text:p>Success</text:p>
          </table:table-cell>
          <table:table-cell office:value-type="float" office:value="74560">
            <text:p>74560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1H35M40.978S">
            <text:p>11:35:40.9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1H35M41.021S">
            <text:p>11:35:41.0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1H35M41.038S">
            <text:p>11:35:41.0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1H35M41.063S">
            <text:p>11:35:41.0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1H35M36.518S">
            <text:p>11:35:36.5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725">
            <text:p>4725</text:p>
          </table:table-cell>
          <table:table-cell office:value-type="string">
            <text:p>Success</text:p>
          </table:table-cell>
          <table:table-cell office:value-type="float" office:value="66487">
            <text:p>66487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1H35M40.562S">
            <text:p>11:35:40.5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74">
            <text:p>8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1H35M41.436S">
            <text:p>11:35:41.44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1H35M41.443S">
            <text:p>11:35:41.44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1H35M41.448S">
            <text:p>11:35:41.45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1H35M32.483S">
            <text:p>11:35:32.4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049">
            <text:p>904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1H35M37.491S">
            <text:p>11:35:37.4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080">
            <text:p>408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1H35M32.491S">
            <text:p>11:35:32.49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083">
            <text:p>908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1H35M34.599S">
            <text:p>11:35:34.6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979">
            <text:p>6979</text:p>
          </table:table-cell>
          <table:table-cell office:value-type="string">
            <text:p>Success</text:p>
          </table:table-cell>
          <table:table-cell office:value-type="float" office:value="58268">
            <text:p>58268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1H35M37.005S">
            <text:p>11:35:37.0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585">
            <text:p>4585</text:p>
          </table:table-cell>
          <table:table-cell office:value-type="string">
            <text:p>Success</text:p>
          </table:table-cell>
          <table:table-cell office:value-type="float" office:value="50919">
            <text:p>50919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1H35M34.303S">
            <text:p>11:35:34.30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292">
            <text:p>7292</text:p>
          </table:table-cell>
          <table:table-cell office:value-type="string">
            <text:p>Success</text:p>
          </table:table-cell>
          <table:table-cell office:value-type="float" office:value="19293">
            <text:p>19293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1H35M34.228S">
            <text:p>11:35:34.2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372">
            <text:p>7372</text:p>
          </table:table-cell>
          <table:table-cell office:value-type="string">
            <text:p>Success</text:p>
          </table:table-cell>
          <table:table-cell office:value-type="float" office:value="75680">
            <text:p>75680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1H35M34.375S">
            <text:p>11:35:34.3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231">
            <text:p>7231</text:p>
          </table:table-cell>
          <table:table-cell office:value-type="string">
            <text:p>Success</text:p>
          </table:table-cell>
          <table:table-cell office:value-type="float" office:value="19293">
            <text:p>19293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1H35M35.404S">
            <text:p>11:35:35.4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220">
            <text:p>622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1H35M41.602S">
            <text:p>11:35:41.6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1H35M41.628S">
            <text:p>11:35:41.6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1H35M41.663S">
            <text:p>11:35:41.6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1H35M36.725S">
            <text:p>11:35:36.7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129">
            <text:p>5129</text:p>
          </table:table-cell>
          <table:table-cell office:value-type="string">
            <text:p>Success</text:p>
          </table:table-cell>
          <table:table-cell office:value-type="float" office:value="72439">
            <text:p>72439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1H35M41.854S">
            <text:p>11:35:41.8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1H35M41.867S">
            <text:p>11:35:41.8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1H35M37.324S">
            <text:p>11:35:37.3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645">
            <text:p>4645</text:p>
          </table:table-cell>
          <table:table-cell office:value-type="string">
            <text:p>Success</text:p>
          </table:table-cell>
          <table:table-cell office:value-type="float" office:value="72395">
            <text:p>72395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1H35M36.726S">
            <text:p>11:35:36.7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725">
            <text:p>5725</text:p>
          </table:table-cell>
          <table:table-cell office:value-type="string">
            <text:p>Success</text:p>
          </table:table-cell>
          <table:table-cell office:value-type="float" office:value="72432">
            <text:p>72432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1H35M42.452S">
            <text:p>11:35:42.4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1H35M42.468S">
            <text:p>11:35:42.4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1H35M42.481S">
            <text:p>11:35:42.48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1H35M33.492S">
            <text:p>11:35:33.4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331">
            <text:p>933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1H35M36.342S">
            <text:p>11:35:36.34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492">
            <text:p>6492</text:p>
          </table:table-cell>
          <table:table-cell office:value-type="string">
            <text:p>Success</text:p>
          </table:table-cell>
          <table:table-cell office:value-type="float" office:value="19263">
            <text:p>19263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1H35M35.419S">
            <text:p>11:35:35.4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427">
            <text:p>742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1H35M36.803S">
            <text:p>11:35:36.8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061">
            <text:p>6061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1H35M42.824S">
            <text:p>11:35:42.8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1H35M36.752S">
            <text:p>11:35:36.7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150">
            <text:p>6150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1H35M29.304S">
            <text:p>11:35:29.30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609">
            <text:p>13609</text:p>
          </table:table-cell>
          <table:table-cell office:value-type="string">
            <text:p>Success</text:p>
          </table:table-cell>
          <table:table-cell office:value-type="float" office:value="24341">
            <text:p>24341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1H35M29.16S">
            <text:p>11:35:29.1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760">
            <text:p>13760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1H35M36.762S">
            <text:p>11:35:36.7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157">
            <text:p>6157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1H35M36.505S">
            <text:p>11:35:36.5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419">
            <text:p>6419</text:p>
          </table:table-cell>
          <table:table-cell office:value-type="string">
            <text:p>Success</text:p>
          </table:table-cell>
          <table:table-cell office:value-type="float" office:value="37990">
            <text:p>37990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1H35M41.626S">
            <text:p>11:35:41.6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1H35M42.511S">
            <text:p>11:35:42.51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19263">
            <text:p>19263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1H35M42.924S">
            <text:p>11:35:42.9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1H35M42.849S">
            <text:p>11:35:42.8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1H35M25.877S">
            <text:p>11:35:25.8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7075">
            <text:p>17075</text:p>
          </table:table-cell>
          <table:table-cell office:value-type="string">
            <text:p>Success</text:p>
          </table:table-cell>
          <table:table-cell office:value-type="float" office:value="74944">
            <text:p>74944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1H35M42.953S">
            <text:p>11:35:42.9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1H35M42.978S">
            <text:p>11:35:42.9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1H35M43.05S">
            <text:p>11:35:43.0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1H35M42.925S">
            <text:p>11:35:42.9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1H35M43.317S">
            <text:p>11:35:43.32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1H35M43.324S">
            <text:p>11:35:43.32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1H35M43.329S">
            <text:p>11:35:43.33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1H35M42.927S">
            <text:p>11:35:42.9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1H35M43.676S">
            <text:p>11:35:43.68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1H35M43.683S">
            <text:p>11:35:43.68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1H35M43.687S">
            <text:p>11:35:43.69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1H35M42.874S">
            <text:p>11:35:42.8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87">
            <text:p>108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1H35M39.484S">
            <text:p>11:35:39.4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481">
            <text:p>4481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1H35M39.594S">
            <text:p>11:35:39.59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393">
            <text:p>4393</text:p>
          </table:table-cell>
          <table:table-cell office:value-type="string">
            <text:p>Success</text:p>
          </table:table-cell>
          <table:table-cell office:value-type="float" office:value="24333">
            <text:p>24333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1H35M30.414S">
            <text:p>11:35:30.4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3901">
            <text:p>13901</text:p>
          </table:table-cell>
          <table:table-cell office:value-type="string">
            <text:p>Success</text:p>
          </table:table-cell>
          <table:table-cell office:value-type="float" office:value="77021">
            <text:p>77021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1H35M43.09S">
            <text:p>11:35:43.0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37">
            <text:p>1237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1H35M21.335S">
            <text:p>11:35:21.3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3004">
            <text:p>23004</text:p>
          </table:table-cell>
          <table:table-cell office:value-type="string">
            <text:p>Success</text:p>
          </table:table-cell>
          <table:table-cell office:value-type="float" office:value="50648">
            <text:p>50648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1H35M41.086S">
            <text:p>11:35:41.09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263">
            <text:p>326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1H35M21.283S">
            <text:p>11:35:21.2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3080">
            <text:p>23080</text:p>
          </table:table-cell>
          <table:table-cell office:value-type="string">
            <text:p>Success</text:p>
          </table:table-cell>
          <table:table-cell office:value-type="float" office:value="50648">
            <text:p>50648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1H35M41.579S">
            <text:p>11:35:41.5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796">
            <text:p>2796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1H35M30.425S">
            <text:p>11:35:30.4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953">
            <text:p>13953</text:p>
          </table:table-cell>
          <table:table-cell office:value-type="string">
            <text:p>Success</text:p>
          </table:table-cell>
          <table:table-cell office:value-type="float" office:value="77021">
            <text:p>77021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1H35M34.312S">
            <text:p>11:35:34.3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067">
            <text:p>10067</text:p>
          </table:table-cell>
          <table:table-cell office:value-type="string">
            <text:p>Success</text:p>
          </table:table-cell>
          <table:table-cell office:value-type="float" office:value="77021">
            <text:p>77021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1H35M14.643S">
            <text:p>11:35:14.6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9740">
            <text:p>29740</text:p>
          </table:table-cell>
          <table:table-cell office:value-type="string">
            <text:p>Success</text:p>
          </table:table-cell>
          <table:table-cell office:value-type="float" office:value="60765">
            <text:p>60765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1H35M37.01S">
            <text:p>11:35:37.0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391">
            <text:p>7391</text:p>
          </table:table-cell>
          <table:table-cell office:value-type="string">
            <text:p>Success</text:p>
          </table:table-cell>
          <table:table-cell office:value-type="float" office:value="50919">
            <text:p>50919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1H35M44.383S">
            <text:p>11:35:44.3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29">
            <text:p>1029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1H35M45.413S">
            <text:p>11:35:45.4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1H35M45.481S">
            <text:p>11:35:45.4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1H35M45.589S">
            <text:p>11:35:45.5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1H35M45.693S">
            <text:p>11:35:45.6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1H35M36.762S">
            <text:p>11:35:36.7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048">
            <text:p>9048</text:p>
          </table:table-cell>
          <table:table-cell office:value-type="string">
            <text:p>Success</text:p>
          </table:table-cell>
          <table:table-cell office:value-type="float" office:value="71707">
            <text:p>71707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1H35M37.355S">
            <text:p>11:35:37.3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204">
            <text:p>9204</text:p>
          </table:table-cell>
          <table:table-cell office:value-type="string">
            <text:p>Success</text:p>
          </table:table-cell>
          <table:table-cell office:value-type="float" office:value="68044">
            <text:p>68044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1H35M37.006S">
            <text:p>11:35:37.0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063">
            <text:p>10063</text:p>
          </table:table-cell>
          <table:table-cell office:value-type="string">
            <text:p>Success</text:p>
          </table:table-cell>
          <table:table-cell office:value-type="float" office:value="73669">
            <text:p>73669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1H35M34.677S">
            <text:p>11:35:34.6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660">
            <text:p>12660</text:p>
          </table:table-cell>
          <table:table-cell office:value-type="string">
            <text:p>Success</text:p>
          </table:table-cell>
          <table:table-cell office:value-type="float" office:value="58290">
            <text:p>58290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1H35M41.608S">
            <text:p>11:35:41.6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735">
            <text:p>5735</text:p>
          </table:table-cell>
          <table:table-cell office:value-type="string">
            <text:p>Success</text:p>
          </table:table-cell>
          <table:table-cell office:value-type="float" office:value="37994">
            <text:p>37994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1H35M35.289S">
            <text:p>11:35:35.2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059">
            <text:p>12059</text:p>
          </table:table-cell>
          <table:table-cell office:value-type="string">
            <text:p>Success</text:p>
          </table:table-cell>
          <table:table-cell office:value-type="float" office:value="58290">
            <text:p>58290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1H35M41.879S">
            <text:p>11:35:41.88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474">
            <text:p>547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1H35M42.928S">
            <text:p>11:35:42.9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426">
            <text:p>4426</text:p>
          </table:table-cell>
          <table:table-cell office:value-type="string">
            <text:p>Success</text:p>
          </table:table-cell>
          <table:table-cell office:value-type="float" office:value="37994">
            <text:p>37994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1H35M41.971S">
            <text:p>11:35:41.9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401">
            <text:p>5401</text:p>
          </table:table-cell>
          <table:table-cell office:value-type="string">
            <text:p>Success</text:p>
          </table:table-cell>
          <table:table-cell office:value-type="float" office:value="75680">
            <text:p>75680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1H35M47.354S">
            <text:p>11:35:47.3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1H35M47.371S">
            <text:p>11:35:47.3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887">
            <text:p>887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1H35M47.445S">
            <text:p>11:35:47.4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887">
            <text:p>887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1H35M47.547S">
            <text:p>11:35:47.5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7">
            <text:p>887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1H35M47.346S">
            <text:p>11:35:47.3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1H35M39.485S">
            <text:p>11:35:39.4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343">
            <text:p>8343</text:p>
          </table:table-cell>
          <table:table-cell office:value-type="string">
            <text:p>Success</text:p>
          </table:table-cell>
          <table:table-cell office:value-type="float" office:value="68189">
            <text:p>68189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1H35M37.097S">
            <text:p>11:35:37.1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733">
            <text:p>10733</text:p>
          </table:table-cell>
          <table:table-cell office:value-type="string">
            <text:p>Success</text:p>
          </table:table-cell>
          <table:table-cell office:value-type="float" office:value="75642">
            <text:p>75642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1H35M47.835S">
            <text:p>11:35:47.8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1H35M47.864S">
            <text:p>11:35:47.8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1H35M47.788S">
            <text:p>11:35:47.79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1H35M47.878S">
            <text:p>11:35:47.88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1H35M47.894S">
            <text:p>11:35:47.89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1H35M47.832S">
            <text:p>11:35:47.8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1H35M47.947S">
            <text:p>11:35:47.9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1H35M48.063S">
            <text:p>11:35:48.0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1H35M42.95S">
            <text:p>11:35:42.9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246">
            <text:p>524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1H35M37.325S">
            <text:p>11:35:37.3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087">
            <text:p>11087</text:p>
          </table:table-cell>
          <table:table-cell office:value-type="string">
            <text:p>Success</text:p>
          </table:table-cell>
          <table:table-cell office:value-type="float" office:value="62425">
            <text:p>62425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1H35M41.576S">
            <text:p>11:35:41.5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849">
            <text:p>6849</text:p>
          </table:table-cell>
          <table:table-cell office:value-type="string">
            <text:p>Success</text:p>
          </table:table-cell>
          <table:table-cell office:value-type="float" office:value="60694">
            <text:p>60694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1H35M38.534S">
            <text:p>11:35:38.5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951">
            <text:p>9951</text:p>
          </table:table-cell>
          <table:table-cell office:value-type="string">
            <text:p>Success</text:p>
          </table:table-cell>
          <table:table-cell office:value-type="float" office:value="68076">
            <text:p>68076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1H35M48.486S">
            <text:p>11:35:48.4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1H35M48.5S">
            <text:p>11:35:48.5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1H35M47.355S">
            <text:p>11:35:47.3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08">
            <text:p>12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1H35M48.511S">
            <text:p>11:35:48.51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1H35M48.563S">
            <text:p>11:35:48.56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1H35M48.588S">
            <text:p>11:35:48.59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1H35M48.599S">
            <text:p>11:35:48.60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1H35M42.924S">
            <text:p>11:35:42.9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153">
            <text:p>6153</text:p>
          </table:table-cell>
          <table:table-cell office:value-type="string">
            <text:p>Success</text:p>
          </table:table-cell>
          <table:table-cell office:value-type="float" office:value="37989">
            <text:p>37989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1H35M41.244S">
            <text:p>11:35:41.2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844">
            <text:p>7844</text:p>
          </table:table-cell>
          <table:table-cell office:value-type="string">
            <text:p>Success</text:p>
          </table:table-cell>
          <table:table-cell office:value-type="float" office:value="75680">
            <text:p>75680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1H35M49.089S">
            <text:p>11:35:49.0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1H35M49.105S">
            <text:p>11:35:49.1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1H35M49.138S">
            <text:p>11:35:49.1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1H35M49.078S">
            <text:p>11:35:49.0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38">
            <text:p>5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1H35M49.619S">
            <text:p>11:35:49.62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1H35M49.626S">
            <text:p>11:35:49.63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1H35M49.63S">
            <text:p>11:35:49.63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1H35M41.596S">
            <text:p>11:35:41.6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080">
            <text:p>8080</text:p>
          </table:table-cell>
          <table:table-cell office:value-type="string">
            <text:p>Success</text:p>
          </table:table-cell>
          <table:table-cell office:value-type="float" office:value="37990">
            <text:p>37990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1H35M41.572S">
            <text:p>11:35:41.5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411">
            <text:p>8411</text:p>
          </table:table-cell>
          <table:table-cell office:value-type="string">
            <text:p>Success</text:p>
          </table:table-cell>
          <table:table-cell office:value-type="float" office:value="66414">
            <text:p>66414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1H35M44.378S">
            <text:p>11:35:44.3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620">
            <text:p>5620</text:p>
          </table:table-cell>
          <table:table-cell office:value-type="string">
            <text:p>Success</text:p>
          </table:table-cell>
          <table:table-cell office:value-type="float" office:value="68731">
            <text:p>68731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1H35M49.985S">
            <text:p>11:35:49.9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1H35M50.001S">
            <text:p>11:35:50.0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1H35M44.38S">
            <text:p>11:35:44.3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648">
            <text:p>5648</text:p>
          </table:table-cell>
          <table:table-cell office:value-type="string">
            <text:p>Success</text:p>
          </table:table-cell>
          <table:table-cell office:value-type="float" office:value="64791">
            <text:p>64791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1H35M49.999S">
            <text:p>11:35:50.0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1H35M50.044S">
            <text:p>11:35:50.0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1H35M49.677S">
            <text:p>11:35:49.6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1H35M50.03S">
            <text:p>11:35:50.0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1H35M50.115S">
            <text:p>11:35:50.1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1H35M47.885S">
            <text:p>11:35:47.8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287">
            <text:p>228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1H35M38.541S">
            <text:p>11:35:38.5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650">
            <text:p>11650</text:p>
          </table:table-cell>
          <table:table-cell office:value-type="string">
            <text:p>Success</text:p>
          </table:table-cell>
          <table:table-cell office:value-type="float" office:value="67848">
            <text:p>67848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1H35M48.578S">
            <text:p>11:35:48.58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629">
            <text:p>1629</text:p>
          </table:table-cell>
          <table:table-cell office:value-type="string">
            <text:p>Success</text:p>
          </table:table-cell>
          <table:table-cell office:value-type="float" office:value="18632">
            <text:p>18632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1H35M44.349S">
            <text:p>11:35:44.3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858">
            <text:p>5858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1H35M50.077S">
            <text:p>11:35:50.08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1H35M42.946S">
            <text:p>11:35:42.9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269">
            <text:p>7269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1H35M50.064S">
            <text:p>11:35:50.0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1H35M50.173S">
            <text:p>11:35:50.1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1H35M43.989S">
            <text:p>11:35:43.9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246">
            <text:p>6246</text:p>
          </table:table-cell>
          <table:table-cell office:value-type="string">
            <text:p>Success</text:p>
          </table:table-cell>
          <table:table-cell office:value-type="float" office:value="37991">
            <text:p>37991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1H35M37.364S">
            <text:p>11:35:37.3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885">
            <text:p>12885</text:p>
          </table:table-cell>
          <table:table-cell office:value-type="string">
            <text:p>Success</text:p>
          </table:table-cell>
          <table:table-cell office:value-type="float" office:value="67897">
            <text:p>67897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1H35M50.193S">
            <text:p>11:35:50.1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1H35M48.427S">
            <text:p>11:35:48.4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38">
            <text:p>1838</text:p>
          </table:table-cell>
          <table:table-cell office:value-type="string">
            <text:p>Success</text:p>
          </table:table-cell>
          <table:table-cell office:value-type="float" office:value="18413">
            <text:p>18413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1H35M50.143S">
            <text:p>11:35:50.1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1H35M47.383S">
            <text:p>11:35:47.38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889">
            <text:p>288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1H35M47.577S">
            <text:p>11:35:47.5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96">
            <text:p>269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1H35M44.316S">
            <text:p>11:35:44.3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961">
            <text:p>5961</text:p>
          </table:table-cell>
          <table:table-cell office:value-type="string">
            <text:p>Success</text:p>
          </table:table-cell>
          <table:table-cell office:value-type="float" office:value="68636">
            <text:p>68636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1H35M41.592S">
            <text:p>11:35:41.5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696">
            <text:p>8696</text:p>
          </table:table-cell>
          <table:table-cell office:value-type="string">
            <text:p>Success</text:p>
          </table:table-cell>
          <table:table-cell office:value-type="float" office:value="60852">
            <text:p>60852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1H35M40.569S">
            <text:p>11:35:40.5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725">
            <text:p>9725</text:p>
          </table:table-cell>
          <table:table-cell office:value-type="string">
            <text:p>Success</text:p>
          </table:table-cell>
          <table:table-cell office:value-type="float" office:value="60895">
            <text:p>60895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1H35M50.249S">
            <text:p>11:35:50.2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1H35M50.259S">
            <text:p>11:35:50.2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1H35M32.469S">
            <text:p>11:35:32.4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7877">
            <text:p>17877</text:p>
          </table:table-cell>
          <table:table-cell office:value-type="string">
            <text:p>Success</text:p>
          </table:table-cell>
          <table:table-cell office:value-type="float" office:value="77020">
            <text:p>77020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1H35M50.217S">
            <text:p>11:35:50.22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1H35M50.268S">
            <text:p>11:35:50.2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1H35M50.219S">
            <text:p>11:35:50.2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1H35M41.534S">
            <text:p>11:35:41.5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841">
            <text:p>8841</text:p>
          </table:table-cell>
          <table:table-cell office:value-type="string">
            <text:p>Success</text:p>
          </table:table-cell>
          <table:table-cell office:value-type="float" office:value="64442">
            <text:p>64442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1H35M39.776S">
            <text:p>11:35:39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608">
            <text:p>10608</text:p>
          </table:table-cell>
          <table:table-cell office:value-type="string">
            <text:p>Success</text:p>
          </table:table-cell>
          <table:table-cell office:value-type="float" office:value="75679">
            <text:p>75679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1H35M50.277S">
            <text:p>11:35:50.2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1H35M50.337S">
            <text:p>11:35:50.3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1H35M38.544S">
            <text:p>11:35:38.5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1868">
            <text:p>11868</text:p>
          </table:table-cell>
          <table:table-cell office:value-type="string">
            <text:p>Success</text:p>
          </table:table-cell>
          <table:table-cell office:value-type="float" office:value="77021">
            <text:p>77021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1H35M50.336S">
            <text:p>11:35:50.3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1H35M44.329S">
            <text:p>11:35:44.3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099">
            <text:p>6099</text:p>
          </table:table-cell>
          <table:table-cell office:value-type="string">
            <text:p>Success</text:p>
          </table:table-cell>
          <table:table-cell office:value-type="float" office:value="70644">
            <text:p>70644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1H35M42.866S">
            <text:p>11:35:42.8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571">
            <text:p>7571</text:p>
          </table:table-cell>
          <table:table-cell office:value-type="string">
            <text:p>Success</text:p>
          </table:table-cell>
          <table:table-cell office:value-type="float" office:value="76999">
            <text:p>76999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1H35M50.351S">
            <text:p>11:35:50.3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1H35M44.401S">
            <text:p>11:35:44.4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044">
            <text:p>6044</text:p>
          </table:table-cell>
          <table:table-cell office:value-type="string">
            <text:p>Success</text:p>
          </table:table-cell>
          <table:table-cell office:value-type="float" office:value="64691">
            <text:p>64691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1H35M50.392S">
            <text:p>11:35:50.3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1H35M50.393S">
            <text:p>11:35:50.3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1H35M37.352S">
            <text:p>11:35:37.3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3106">
            <text:p>13106</text:p>
          </table:table-cell>
          <table:table-cell office:value-type="string">
            <text:p>Success</text:p>
          </table:table-cell>
          <table:table-cell office:value-type="float" office:value="77024">
            <text:p>77024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1H35M50.406S">
            <text:p>11:35:50.4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1H35M50.428S">
            <text:p>11:35:50.4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1H35M43.962S">
            <text:p>11:35:43.9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515">
            <text:p>6515</text:p>
          </table:table-cell>
          <table:table-cell office:value-type="string">
            <text:p>Success</text:p>
          </table:table-cell>
          <table:table-cell office:value-type="float" office:value="62668">
            <text:p>62668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1H35M40.577S">
            <text:p>11:35:40.5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910">
            <text:p>9910</text:p>
          </table:table-cell>
          <table:table-cell office:value-type="string">
            <text:p>Success</text:p>
          </table:table-cell>
          <table:table-cell office:value-type="float" office:value="62431">
            <text:p>62431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1H35M50.477S">
            <text:p>11:35:50.4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1H35M45.795S">
            <text:p>11:35:45.8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717">
            <text:p>4717</text:p>
          </table:table-cell>
          <table:table-cell office:value-type="string">
            <text:p>Success</text:p>
          </table:table-cell>
          <table:table-cell office:value-type="float" office:value="70702">
            <text:p>70702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1H35M50.46S">
            <text:p>11:35:50.4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1H35M50.487S">
            <text:p>11:35:50.4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1H35M44.364S">
            <text:p>11:35:44.3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159">
            <text:p>6159</text:p>
          </table:table-cell>
          <table:table-cell office:value-type="string">
            <text:p>Success</text:p>
          </table:table-cell>
          <table:table-cell office:value-type="float" office:value="70640">
            <text:p>70640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1H35M50.266S">
            <text:p>11:35:50.2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1H35M50.459S">
            <text:p>11:35:50.4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1H35M50.525S">
            <text:p>11:35:50.5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1H35M50.525S">
            <text:p>11:35:50.5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1H35M44.34S">
            <text:p>11:35:44.3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288">
            <text:p>6288</text:p>
          </table:table-cell>
          <table:table-cell office:value-type="string">
            <text:p>Success</text:p>
          </table:table-cell>
          <table:table-cell office:value-type="float" office:value="70639">
            <text:p>70639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1H35M50.587S">
            <text:p>11:35:50.59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1H35M50.623S">
            <text:p>11:35:50.6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1H35M50.525S">
            <text:p>11:35:50.5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1H35M50.631S">
            <text:p>11:35:50.6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1H35M50.634S">
            <text:p>11:35:50.63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1H35M48.197S">
            <text:p>11:35:48.2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466">
            <text:p>2466</text:p>
          </table:table-cell>
          <table:table-cell office:value-type="string">
            <text:p>Success</text:p>
          </table:table-cell>
          <table:table-cell office:value-type="float" office:value="66805">
            <text:p>66805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1H35M50.637S">
            <text:p>11:35:50.6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1H35M50.652S">
            <text:p>11:35:50.6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1H35M50.653S">
            <text:p>11:35:50.65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1H35M50.642S">
            <text:p>11:35:50.6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1H35M50.29S">
            <text:p>11:35:50.2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561">
            <text:p>561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1H35M50.621S">
            <text:p>11:35:50.6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1H35M50.457S">
            <text:p>11:35:50.4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561">
            <text:p>561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1H35M50.7S">
            <text:p>11:35:50.7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561">
            <text:p>561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1H35M50.716S">
            <text:p>11:35:50.7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561">
            <text:p>561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1H35M50.512S">
            <text:p>11:35:50.5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1H35M50.739S">
            <text:p>11:35:50.74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1H35M50.733S">
            <text:p>11:35:50.73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1H35M50.667S">
            <text:p>11:35:50.67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1H35M50.685S">
            <text:p>11:35:50.69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1H35M50.747S">
            <text:p>11:35:50.75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1H35M50.858S">
            <text:p>11:35:50.8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1H35M50.953S">
            <text:p>11:35:50.9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1H35M50.236S">
            <text:p>11:35:50.2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441">
            <text:p>144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1H35M51.678S">
            <text:p>11:35:51.68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1H35M51.686S">
            <text:p>11:35:51.69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1H35M51.691S">
            <text:p>11:35:51.69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1H35M50.209S">
            <text:p>11:35:50.2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537">
            <text:p>15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1H35M51.747S">
            <text:p>11:35:51.75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1H35M51.754S">
            <text:p>11:35:51.75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1H35M51.758S">
            <text:p>11:35:51.76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1H35M48.168S">
            <text:p>11:35:48.1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674">
            <text:p>3674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1H35M36.507S">
            <text:p>11:35:36.5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5361">
            <text:p>15361</text:p>
          </table:table-cell>
          <table:table-cell office:value-type="string">
            <text:p>Success</text:p>
          </table:table-cell>
          <table:table-cell office:value-type="float" office:value="77003">
            <text:p>77003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1H35M47.339S">
            <text:p>11:35:47.3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545">
            <text:p>4545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1H35M46.559S">
            <text:p>11:35:46.5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336">
            <text:p>5336</text:p>
          </table:table-cell>
          <table:table-cell office:value-type="string">
            <text:p>Success</text:p>
          </table:table-cell>
          <table:table-cell office:value-type="float" office:value="75677">
            <text:p>75677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1H35M51.897S">
            <text:p>11:35:51.9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222">
            <text:p>1222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1H35M51.912S">
            <text:p>11:35:51.9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222">
            <text:p>1222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1H35M52.023S">
            <text:p>11:35:52.0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222">
            <text:p>1222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1H35M42.835S">
            <text:p>11:35:42.8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744">
            <text:p>9744</text:p>
          </table:table-cell>
          <table:table-cell office:value-type="string">
            <text:p>Success</text:p>
          </table:table-cell>
          <table:table-cell office:value-type="float" office:value="37994">
            <text:p>37994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1H35M50.773S">
            <text:p>11:35:50.77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816">
            <text:p>1816</text:p>
          </table:table-cell>
          <table:table-cell office:value-type="string">
            <text:p>Success</text:p>
          </table:table-cell>
          <table:table-cell office:value-type="float" office:value="21504">
            <text:p>21504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1H35M50.621S">
            <text:p>11:35:50.62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70">
            <text:p>197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1H35M50.222S">
            <text:p>11:35:50.22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371">
            <text:p>237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1H35M50.817S">
            <text:p>11:35:50.8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96">
            <text:p>1796</text:p>
          </table:table-cell>
          <table:table-cell office:value-type="string">
            <text:p>Success</text:p>
          </table:table-cell>
          <table:table-cell office:value-type="float" office:value="19293">
            <text:p>19293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1H35M50.783S">
            <text:p>11:35:50.78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839">
            <text:p>1839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1H35M36.69S">
            <text:p>11:35:36.6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5967">
            <text:p>15967</text:p>
          </table:table-cell>
          <table:table-cell office:value-type="string">
            <text:p>Success</text:p>
          </table:table-cell>
          <table:table-cell office:value-type="float" office:value="76999">
            <text:p>76999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1H35M50.02S">
            <text:p>11:35:50.0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649">
            <text:p>264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1H35M45.812S">
            <text:p>11:35:45.8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867">
            <text:p>6867</text:p>
          </table:table-cell>
          <table:table-cell office:value-type="string">
            <text:p>Success</text:p>
          </table:table-cell>
          <table:table-cell office:value-type="float" office:value="75676">
            <text:p>75676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1H35M42.914S">
            <text:p>11:35:42.9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770">
            <text:p>9770</text:p>
          </table:table-cell>
          <table:table-cell office:value-type="string">
            <text:p>Success</text:p>
          </table:table-cell>
          <table:table-cell office:value-type="float" office:value="77021">
            <text:p>77021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1H35M52.671S">
            <text:p>11:35:52.6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1H35M52.681S">
            <text:p>11:35:52.6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1H35M52.706S">
            <text:p>11:35:52.7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1H35M52.751S">
            <text:p>11:35:52.7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1H35M52.58S">
            <text:p>11:35:52.5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1H35M52.865S">
            <text:p>11:35:52.87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1H35M52.878S">
            <text:p>11:35:52.88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1H35M52.882S">
            <text:p>11:35:52.88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1H35M50.46S">
            <text:p>11:35:50.4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339">
            <text:p>3339</text:p>
          </table:table-cell>
          <table:table-cell office:value-type="string">
            <text:p>Success</text:p>
          </table:table-cell>
          <table:table-cell office:value-type="float" office:value="66661">
            <text:p>66661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1H35M53.799S">
            <text:p>11:35:53.8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1H35M53.862S">
            <text:p>11:35:53.8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1H35M53.876S">
            <text:p>11:35:53.8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4">
            <text:p>1304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1H35M53.903S">
            <text:p>11:35:53.9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4">
            <text:p>1304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1H35M50.295S">
            <text:p>11:35:50.3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846">
            <text:p>3846</text:p>
          </table:table-cell>
          <table:table-cell office:value-type="string">
            <text:p>Success</text:p>
          </table:table-cell>
          <table:table-cell office:value-type="float" office:value="18406">
            <text:p>18406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1H35M50.479S">
            <text:p>11:35:50.4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683">
            <text:p>3683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1H35M50.375S">
            <text:p>11:35:50.3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806">
            <text:p>3806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1H35M52.592S">
            <text:p>11:35:52.5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98">
            <text:p>1598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1H35M50.207S">
            <text:p>11:35:50.2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991">
            <text:p>3991</text:p>
          </table:table-cell>
          <table:table-cell office:value-type="string">
            <text:p>Success</text:p>
          </table:table-cell>
          <table:table-cell office:value-type="float" office:value="37990">
            <text:p>37990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1H35M50.352S">
            <text:p>11:35:50.3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854">
            <text:p>385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1H35M53.948S">
            <text:p>11:35:53.95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1H35M44.376S">
            <text:p>11:35:44.3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852">
            <text:p>9852</text:p>
          </table:table-cell>
          <table:table-cell office:value-type="string">
            <text:p>Success</text:p>
          </table:table-cell>
          <table:table-cell office:value-type="float" office:value="75174">
            <text:p>75174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1H35M43.967S">
            <text:p>11:35:43.9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268">
            <text:p>10268</text:p>
          </table:table-cell>
          <table:table-cell office:value-type="string">
            <text:p>Success</text:p>
          </table:table-cell>
          <table:table-cell office:value-type="float" office:value="76999">
            <text:p>76999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1H35M50.711S">
            <text:p>11:35:50.71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527">
            <text:p>352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1H35M42.925S">
            <text:p>11:35:42.9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1320">
            <text:p>11320</text:p>
          </table:table-cell>
          <table:table-cell office:value-type="string">
            <text:p>Success</text:p>
          </table:table-cell>
          <table:table-cell office:value-type="float" office:value="77020">
            <text:p>77020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1H35M47.35S">
            <text:p>11:35:47.3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898">
            <text:p>6898</text:p>
          </table:table-cell>
          <table:table-cell office:value-type="string">
            <text:p>Success</text:p>
          </table:table-cell>
          <table:table-cell office:value-type="float" office:value="18514">
            <text:p>18514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1H35M52.773S">
            <text:p>11:35:52.7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92">
            <text:p>149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1H35M54.183S">
            <text:p>11:35:54.1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1H35M54.326S">
            <text:p>11:35:54.33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1H35M54.333S">
            <text:p>11:35:54.33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1H35M54.339S">
            <text:p>11:35:54.34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1H35M54.163S">
            <text:p>11:35:54.1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1H35M54.393S">
            <text:p>11:35:54.39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1H35M54.403S">
            <text:p>11:35:54.40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1H35M54.408S">
            <text:p>11:35:54.41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1H35M54.143S">
            <text:p>11:35:54.1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1H35M54.191S">
            <text:p>11:35:54.1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1H35M54.467S">
            <text:p>11:35:54.47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1H35M54.48S">
            <text:p>11:35:54.48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1H35M54.485S">
            <text:p>11:35:54.49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1H35M54.474S">
            <text:p>11:35:54.47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1H35M54.49S">
            <text:p>11:35:54.49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1H35M54.5S">
            <text:p>11:35:54.50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1H35M51.843S">
            <text:p>11:35:51.8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500">
            <text:p>3500</text:p>
          </table:table-cell>
          <table:table-cell office:value-type="string">
            <text:p>Success</text:p>
          </table:table-cell>
          <table:table-cell office:value-type="float" office:value="70699">
            <text:p>70699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1H35M50.461S">
            <text:p>11:35:50.4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031">
            <text:p>5031</text:p>
          </table:table-cell>
          <table:table-cell office:value-type="string">
            <text:p>Success</text:p>
          </table:table-cell>
          <table:table-cell office:value-type="float" office:value="68636">
            <text:p>68636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1H35M55.492S">
            <text:p>11:35:55.4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1H35M55.565S">
            <text:p>11:35:55.5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1H35M55.588S">
            <text:p>11:35:55.5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46">
            <text:p>1346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1H35M55.618S">
            <text:p>11:35:55.6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46">
            <text:p>1346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1H35M54.199S">
            <text:p>11:35:54.2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76">
            <text:p>14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1H35M50.664S">
            <text:p>11:35:50.6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019">
            <text:p>5019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1H35M55.675S">
            <text:p>11:35:55.68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1H35M55.705S">
            <text:p>11:35:55.71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1H35M55.71S">
            <text:p>11:35:55.71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1H35M50.272S">
            <text:p>11:35:50.2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484">
            <text:p>5484</text:p>
          </table:table-cell>
          <table:table-cell office:value-type="string">
            <text:p>Success</text:p>
          </table:table-cell>
          <table:table-cell office:value-type="float" office:value="68774">
            <text:p>68774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1H35M55.684S">
            <text:p>11:35:55.6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1H35M55.775S">
            <text:p>11:35:55.78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1H35M55.785S">
            <text:p>11:35:55.79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1H35M55.791S">
            <text:p>11:35:55.79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1H35M50.218S">
            <text:p>11:35:50.2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578">
            <text:p>5578</text:p>
          </table:table-cell>
          <table:table-cell office:value-type="string">
            <text:p>Success</text:p>
          </table:table-cell>
          <table:table-cell office:value-type="float" office:value="68672">
            <text:p>68672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1H35M41.681S">
            <text:p>11:35:41.6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263">
            <text:p>14263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1H35M50.356S">
            <text:p>11:35:50.36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602">
            <text:p>5602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1H35M51.048S">
            <text:p>11:35:51.0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917">
            <text:p>4917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1H35M50.819S">
            <text:p>11:35:50.82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152">
            <text:p>5152</text:p>
          </table:table-cell>
          <table:table-cell office:value-type="string">
            <text:p>Success</text:p>
          </table:table-cell>
          <table:table-cell office:value-type="float" office:value="19293">
            <text:p>19293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1H35M47.071S">
            <text:p>11:35:47.0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913">
            <text:p>8913</text:p>
          </table:table-cell>
          <table:table-cell office:value-type="string">
            <text:p>Success</text:p>
          </table:table-cell>
          <table:table-cell office:value-type="float" office:value="75658">
            <text:p>75658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1H35M55.986S">
            <text:p>11:35:55.9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1H35M56.031S">
            <text:p>11:35:56.0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1H35M56.088S">
            <text:p>11:35:56.0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1H35M50.509S">
            <text:p>11:35:50.5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786">
            <text:p>5786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1H35M55.796S">
            <text:p>11:35:55.8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18406">
            <text:p>18406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1H35M50.461S">
            <text:p>11:35:50.46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857">
            <text:p>585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1H35M50.415S">
            <text:p>11:35:50.4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919">
            <text:p>591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1H35M49.158S">
            <text:p>11:35:49.16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182">
            <text:p>718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1H35M52.613S">
            <text:p>11:35:52.6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737">
            <text:p>3737</text:p>
          </table:table-cell>
          <table:table-cell office:value-type="string">
            <text:p>Success</text:p>
          </table:table-cell>
          <table:table-cell office:value-type="float" office:value="38154">
            <text:p>38154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1H35M52.044S">
            <text:p>11:35:52.0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308">
            <text:p>4308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1H35M52.622S">
            <text:p>11:35:52.6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742">
            <text:p>3742</text:p>
          </table:table-cell>
          <table:table-cell office:value-type="string">
            <text:p>Success</text:p>
          </table:table-cell>
          <table:table-cell office:value-type="float" office:value="38158">
            <text:p>38158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1H35M54.206S">
            <text:p>11:35:54.2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166">
            <text:p>2166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1H35M56.335S">
            <text:p>11:35:56.3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1H35M55.756S">
            <text:p>11:35:55.7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1H35M56.297S">
            <text:p>11:35:56.3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1H35M55.649S">
            <text:p>11:35:55.65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75">
            <text:p>77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1H35M50.664S">
            <text:p>11:35:50.66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770">
            <text:p>577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1H35M48.414S">
            <text:p>11:35:48.4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045">
            <text:p>8045</text:p>
          </table:table-cell>
          <table:table-cell office:value-type="string">
            <text:p>Success</text:p>
          </table:table-cell>
          <table:table-cell office:value-type="float" office:value="75680">
            <text:p>75680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1H35M56.306S">
            <text:p>11:35:56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1H35M56.491S">
            <text:p>11:35:56.49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1H35M56.461S">
            <text:p>11:35:56.4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430">
            <text:p>1430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1H35M56.505S">
            <text:p>11:35:56.51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1H35M56.536S">
            <text:p>11:35:56.54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1H35M56.382S">
            <text:p>11:35:56.3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1H35M56.523S">
            <text:p>11:35:56.5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430">
            <text:p>1430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1H35M56.596S">
            <text:p>11:35:56.60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1H35M56.353S">
            <text:p>11:35:56.3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1H35M56.608S">
            <text:p>11:35:56.61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1H35M56.618S">
            <text:p>11:35:56.62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1H35M56.611S">
            <text:p>11:35:56.61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1H35M56.638S">
            <text:p>11:35:56.64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1H35M56.608S">
            <text:p>11:35:56.6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430">
            <text:p>1430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1H35M56.659S">
            <text:p>11:35:56.66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1H35M56.366S">
            <text:p>11:35:56.3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1H35M57.06S">
            <text:p>11:35:57.06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1H35M57.067S">
            <text:p>11:35:57.07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1H35M57.071S">
            <text:p>11:35:57.07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1H35M50.347S">
            <text:p>11:35:50.3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868">
            <text:p>6868</text:p>
          </table:table-cell>
          <table:table-cell office:value-type="string">
            <text:p>Success</text:p>
          </table:table-cell>
          <table:table-cell office:value-type="float" office:value="68637">
            <text:p>68637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1H35M57.215S">
            <text:p>11:35:57.2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1H35M57.236S">
            <text:p>11:35:57.2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1H35M57.249S">
            <text:p>11:35:57.2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430">
            <text:p>1430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1H35M57.277S">
            <text:p>11:35:57.2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430">
            <text:p>1430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1H35M56.375S">
            <text:p>11:35:56.3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29">
            <text:p>11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1H35M57.506S">
            <text:p>11:35:57.51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1H35M57.513S">
            <text:p>11:35:57.51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1H35M57.517S">
            <text:p>11:35:57.52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1H35M56.436S">
            <text:p>11:35:56.4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184">
            <text:p>1184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1H35M57.621S">
            <text:p>11:35:57.6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1H35M55.959S">
            <text:p>11:35:55.9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024">
            <text:p>2024</text:p>
          </table:table-cell>
          <table:table-cell office:value-type="string">
            <text:p>Success</text:p>
          </table:table-cell>
          <table:table-cell office:value-type="float" office:value="16992">
            <text:p>16992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1H35M52.59S">
            <text:p>11:35:52.5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404">
            <text:p>5404</text:p>
          </table:table-cell>
          <table:table-cell office:value-type="string">
            <text:p>Success</text:p>
          </table:table-cell>
          <table:table-cell office:value-type="float" office:value="37990">
            <text:p>37990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1H35M56.32S">
            <text:p>11:35:56.3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92">
            <text:p>169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1H35M54.219S">
            <text:p>11:35:54.2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796">
            <text:p>3796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1H35M56.426S">
            <text:p>11:35:56.4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594">
            <text:p>1594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1H35M52.69S">
            <text:p>11:35:52.6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337">
            <text:p>533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1H35M55.973S">
            <text:p>11:35:55.9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057">
            <text:p>2057</text:p>
          </table:table-cell>
          <table:table-cell office:value-type="string">
            <text:p>Success</text:p>
          </table:table-cell>
          <table:table-cell office:value-type="float" office:value="37990">
            <text:p>37990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1H35M56.66S">
            <text:p>11:35:56.6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71">
            <text:p>137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1H35M56.118S">
            <text:p>11:35:56.1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946">
            <text:p>1946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1H35M57.315S">
            <text:p>11:35:57.32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49">
            <text:p>749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1H35M57.972S">
            <text:p>11:35:57.97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1H35M55.967S">
            <text:p>11:35:55.9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103">
            <text:p>2103</text:p>
          </table:table-cell>
          <table:table-cell office:value-type="string">
            <text:p>Success</text:p>
          </table:table-cell>
          <table:table-cell office:value-type="float" office:value="50919">
            <text:p>50919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1H35M51.885S">
            <text:p>11:35:51.8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187">
            <text:p>6187</text:p>
          </table:table-cell>
          <table:table-cell office:value-type="string">
            <text:p>Success</text:p>
          </table:table-cell>
          <table:table-cell office:value-type="float" office:value="77003">
            <text:p>77003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1H35M55.343S">
            <text:p>11:35:55.3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736">
            <text:p>2736</text:p>
          </table:table-cell>
          <table:table-cell office:value-type="string">
            <text:p>Success</text:p>
          </table:table-cell>
          <table:table-cell office:value-type="float" office:value="75654">
            <text:p>75654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1H35M58.069S">
            <text:p>11:35:58.07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1H35M58.093S">
            <text:p>11:35:58.09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1H35M54.249S">
            <text:p>11:35:54.2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848">
            <text:p>3848</text:p>
          </table:table-cell>
          <table:table-cell office:value-type="string">
            <text:p>Success</text:p>
          </table:table-cell>
          <table:table-cell office:value-type="float" office:value="77025">
            <text:p>77025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1H35M58.08S">
            <text:p>11:35:58.0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1H35M58.13S">
            <text:p>11:35:58.1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1H35M58.2S">
            <text:p>11:35:58.2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1H35M57.984S">
            <text:p>11:35:57.9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1H35M58.328S">
            <text:p>11:35:58.33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1H35M58.338S">
            <text:p>11:35:58.34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1H35M58.344S">
            <text:p>11:35:58.34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1H35M50.414S">
            <text:p>11:35:50.4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323">
            <text:p>8323</text:p>
          </table:table-cell>
          <table:table-cell office:value-type="string">
            <text:p>Success</text:p>
          </table:table-cell>
          <table:table-cell office:value-type="float" office:value="72184">
            <text:p>72184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1H35M58.739S">
            <text:p>11:35:58.7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1H35M51.869S">
            <text:p>11:35:51.8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944">
            <text:p>6944</text:p>
          </table:table-cell>
          <table:table-cell office:value-type="string">
            <text:p>Success</text:p>
          </table:table-cell>
          <table:table-cell office:value-type="float" office:value="70510">
            <text:p>70510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1H35M58.797S">
            <text:p>11:35:58.8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1H35M58.84S">
            <text:p>11:35:58.8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1H35M58.839S">
            <text:p>11:35:58.8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1H35M58.875S">
            <text:p>11:35:58.8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1H35M58.87S">
            <text:p>11:35:58.8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1H35M58.897S">
            <text:p>11:35:58.9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1H35M58.936S">
            <text:p>11:35:58.9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1H35M50.274S">
            <text:p>11:35:50.2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693">
            <text:p>9693</text:p>
          </table:table-cell>
          <table:table-cell office:value-type="string">
            <text:p>Success</text:p>
          </table:table-cell>
          <table:table-cell office:value-type="float" office:value="68535">
            <text:p>68535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1H35M59.969S">
            <text:p>11:35:59.9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1H35M59.981S">
            <text:p>11:35:59.9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1H35M58.022S">
            <text:p>11:35:58.0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013">
            <text:p>20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1H36M00.036S">
            <text:p>11:36:00.04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1H36M00.042S">
            <text:p>11:36:00.04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1H36M00.046S">
            <text:p>11:36:00.05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1H35M58.013S">
            <text:p>11:35:58.0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68">
            <text:p>21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1H36M00.181S">
            <text:p>11:36:00.18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1H36M00.188S">
            <text:p>11:36:00.19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1H36M00.191S">
            <text:p>11:36:00.19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1H35M58.017S">
            <text:p>11:35:58.0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551">
            <text:p>25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1H36M00.57S">
            <text:p>11:36:00.57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1H36M00.576S">
            <text:p>11:36:00.58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1H36M00.58S">
            <text:p>11:36:00.58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1H35M58.031S">
            <text:p>11:35:58.0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776">
            <text:p>27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1H36M00.808S">
            <text:p>11:36:00.81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1H36M00.815S">
            <text:p>11:36:00.82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1H36M00.82S">
            <text:p>11:36:00.82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1H35M57.996S">
            <text:p>11:35:58.0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92">
            <text:p>29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1H36M00.988S">
            <text:p>11:36:00.99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1H36M00.997S">
            <text:p>11:36:01.00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1H36M01.002S">
            <text:p>11:36:01.00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1H35M58.066S">
            <text:p>11:35:58.0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117">
            <text:p>3117</text:p>
          </table:table-cell>
          <table:table-cell office:value-type="string">
            <text:p>Success</text:p>
          </table:table-cell>
          <table:table-cell office:value-type="float" office:value="16992">
            <text:p>16992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1H36M01.184S">
            <text:p>11:36:01.1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1H35M56.399S">
            <text:p>11:35:56.4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919">
            <text:p>4919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1H35M58.932S">
            <text:p>11:35:58.93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390">
            <text:p>2390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1H36M01.304S">
            <text:p>11:36:01.30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1H35M58.952S">
            <text:p>11:35:58.95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379">
            <text:p>237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1H35M59.998S">
            <text:p>11:36:00.00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39">
            <text:p>1339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1H35M58.234S">
            <text:p>11:35:58.2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104">
            <text:p>310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1H36M01.332S">
            <text:p>11:36:01.33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1H35M56.374S">
            <text:p>11:35:56.37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970">
            <text:p>497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1H36M01.343S">
            <text:p>11:36:01.34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1H36M01.338S">
            <text:p>11:36:01.3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41">
            <text:p>441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1H35M52.686S">
            <text:p>11:35:52.6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762">
            <text:p>8762</text:p>
          </table:table-cell>
          <table:table-cell office:value-type="string">
            <text:p>Success</text:p>
          </table:table-cell>
          <table:table-cell office:value-type="float" office:value="74055">
            <text:p>74055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1H36M01.448S">
            <text:p>11:36:01.4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1H36M01.513S">
            <text:p>11:36:01.5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1H36M01.526S">
            <text:p>11:36:01.5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1H36M01.557S">
            <text:p>11:36:01.5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1H36M01.597S">
            <text:p>11:36:01.60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01">
            <text:p>80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1H36M01.356S">
            <text:p>11:36:01.3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1H36M02.397S">
            <text:p>11:36:02.4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1H36M01.323S">
            <text:p>11:36:01.3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126">
            <text:p>1126</text:p>
          </table:table-cell>
          <table:table-cell office:value-type="string">
            <text:p>Success</text:p>
          </table:table-cell>
          <table:table-cell office:value-type="float" office:value="16992">
            <text:p>16992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1H35M54.267S">
            <text:p>11:35:54.2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254">
            <text:p>8254</text:p>
          </table:table-cell>
          <table:table-cell office:value-type="string">
            <text:p>Success</text:p>
          </table:table-cell>
          <table:table-cell office:value-type="float" office:value="76029">
            <text:p>76029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1H36M02.522S">
            <text:p>11:36:02.5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1H36M02.537S">
            <text:p>11:36:02.5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1H35M54.246S">
            <text:p>11:35:54.2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862">
            <text:p>8862</text:p>
          </table:table-cell>
          <table:table-cell office:value-type="string">
            <text:p>Success</text:p>
          </table:table-cell>
          <table:table-cell office:value-type="float" office:value="73663">
            <text:p>73663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1H36M03.11S">
            <text:p>11:36:03.1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1H36M03.17S">
            <text:p>11:36:03.1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1H36M03.186S">
            <text:p>11:36:03.1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1H36M03.213S">
            <text:p>11:36:03.2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1H35M54.229S">
            <text:p>11:35:54.2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050">
            <text:p>9050</text:p>
          </table:table-cell>
          <table:table-cell office:value-type="string">
            <text:p>Success</text:p>
          </table:table-cell>
          <table:table-cell office:value-type="float" office:value="76073">
            <text:p>76073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1H36M03.28S">
            <text:p>11:36:03.2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1H36M03.294S">
            <text:p>11:36:03.2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1H36M03.308S">
            <text:p>11:36:03.3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1H36M03.322S">
            <text:p>11:36:03.3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1H35M52.594S">
            <text:p>11:35:52.5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963">
            <text:p>10963</text:p>
          </table:table-cell>
          <table:table-cell office:value-type="string">
            <text:p>Success</text:p>
          </table:table-cell>
          <table:table-cell office:value-type="float" office:value="74206">
            <text:p>74206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1H36M02.45S">
            <text:p>11:36:02.4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128">
            <text:p>11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1H36M03.58S">
            <text:p>11:36:03.58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1H36M03.589S">
            <text:p>11:36:03.59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1H36M03.593S">
            <text:p>11:36:03.59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1H36M02.447S">
            <text:p>11:36:02.4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28">
            <text:p>16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1H35M52.663S">
            <text:p>11:35:52.6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428">
            <text:p>11428</text:p>
          </table:table-cell>
          <table:table-cell office:value-type="string">
            <text:p>Success</text:p>
          </table:table-cell>
          <table:table-cell office:value-type="float" office:value="74160">
            <text:p>74160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1H36M04.075S">
            <text:p>11:36:04.08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1H36M04.094S">
            <text:p>11:36:04.09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1H36M04.106S">
            <text:p>11:36:04.11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1H36M04.092S">
            <text:p>11:36:04.0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1H36M04.143S">
            <text:p>11:36:04.1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1H36M04.159S">
            <text:p>11:36:04.1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720">
            <text:p>1720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1H36M04.176S">
            <text:p>11:36:04.1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720">
            <text:p>1720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1H36M01.333S">
            <text:p>11:36:01.3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993">
            <text:p>2993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1H36M03.557S">
            <text:p>11:36:03.5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81">
            <text:p>781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1H36M04.34S">
            <text:p>11:36:04.3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1H36M04.414S">
            <text:p>11:36:04.41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1H36M04.43S">
            <text:p>11:36:04.43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1H36M04.436S">
            <text:p>11:36:04.44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1H36M04.326S">
            <text:p>11:36:04.3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1H35M56.342S">
            <text:p>11:35:56.3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218">
            <text:p>8218</text:p>
          </table:table-cell>
          <table:table-cell office:value-type="string">
            <text:p>Success</text:p>
          </table:table-cell>
          <table:table-cell office:value-type="float" office:value="66171">
            <text:p>66171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1H36M03.339S">
            <text:p>11:36:03.34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33">
            <text:p>123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1H36M04.196S">
            <text:p>11:36:04.20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1H36M03.243S">
            <text:p>11:36:03.2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36">
            <text:p>133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1H36M04.561S">
            <text:p>11:36:04.5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1H36M02.548S">
            <text:p>11:36:02.55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36">
            <text:p>203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1H36M04.523S">
            <text:p>11:36:04.52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1H36M04.586S">
            <text:p>11:36:04.59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1H36M04.592S">
            <text:p>11:36:04.59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1H36M04.584S">
            <text:p>11:36:04.5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55">
            <text:p>555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1H36M04.582S">
            <text:p>11:36:04.5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1H36M04.58S">
            <text:p>11:36:04.5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1H36M04.576S">
            <text:p>11:36:04.5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1H36M04.574S">
            <text:p>11:36:04.5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1H36M04.626S">
            <text:p>11:36:04.63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1H36M04.893S">
            <text:p>11:36:04.8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83">
            <text:p>383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1H36M04.864S">
            <text:p>11:36:04.8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1H36M04.989S">
            <text:p>11:36:04.99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1H36M04.997S">
            <text:p>11:36:05.00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1H36M05.002S">
            <text:p>11:36:05.00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1H35M55.945S">
            <text:p>11:35:55.9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293">
            <text:p>9293</text:p>
          </table:table-cell>
          <table:table-cell office:value-type="string">
            <text:p>Success</text:p>
          </table:table-cell>
          <table:table-cell office:value-type="float" office:value="73803">
            <text:p>73803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1H36M05.238S">
            <text:p>11:36:05.2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1H36M05.253S">
            <text:p>11:36:05.2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1H35M54.24S">
            <text:p>11:35:54.2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050">
            <text:p>11050</text:p>
          </table:table-cell>
          <table:table-cell office:value-type="string">
            <text:p>Success</text:p>
          </table:table-cell>
          <table:table-cell office:value-type="float" office:value="74058">
            <text:p>74058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1H36M05.29S">
            <text:p>11:36:05.2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1H36M05.305S">
            <text:p>11:36:05.3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1H36M04.878S">
            <text:p>11:36:04.8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1H36M05.431S">
            <text:p>11:36:05.43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1H36M05.438S">
            <text:p>11:36:05.44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1H36M05.442S">
            <text:p>11:36:05.44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1H36M04.877S">
            <text:p>11:36:04.8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46">
            <text:p>7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1H36M05.624S">
            <text:p>11:36:05.62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1H36M05.631S">
            <text:p>11:36:05.63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1H36M05.641S">
            <text:p>11:36:05.64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1H36M04.603S">
            <text:p>11:36:04.6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318">
            <text:p>131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1H36M04.909S">
            <text:p>11:36:04.9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1H35M58.033S">
            <text:p>11:35:58.0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000">
            <text:p>8000</text:p>
          </table:table-cell>
          <table:table-cell office:value-type="string">
            <text:p>Success</text:p>
          </table:table-cell>
          <table:table-cell office:value-type="float" office:value="66210">
            <text:p>66210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1H36M06.035S">
            <text:p>11:36:06.0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1H36M06.049S">
            <text:p>11:36:06.0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1H35M54.235S">
            <text:p>11:35:54.2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355">
            <text:p>12355</text:p>
          </table:table-cell>
          <table:table-cell office:value-type="string">
            <text:p>Success</text:p>
          </table:table-cell>
          <table:table-cell office:value-type="float" office:value="73764">
            <text:p>73764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1H36M05.265S">
            <text:p>11:36:05.2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53">
            <text:p>135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1H35M58.027S">
            <text:p>11:35:58.0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603">
            <text:p>8603</text:p>
          </table:table-cell>
          <table:table-cell office:value-type="string">
            <text:p>Success</text:p>
          </table:table-cell>
          <table:table-cell office:value-type="float" office:value="66018">
            <text:p>66018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1H35M56.353S">
            <text:p>11:35:56.3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292">
            <text:p>10292</text:p>
          </table:table-cell>
          <table:table-cell office:value-type="string">
            <text:p>Success</text:p>
          </table:table-cell>
          <table:table-cell office:value-type="float" office:value="66178">
            <text:p>66178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1H36M05.318S">
            <text:p>11:36:05.32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32">
            <text:p>1332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1H36M06.619S">
            <text:p>11:36:06.6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83">
            <text:p>383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1H36M06.645S">
            <text:p>11:36:06.6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1H36M06.063S">
            <text:p>11:36:06.0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1H36M06.65S">
            <text:p>11:36:06.6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555">
            <text:p>555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1H36M06.673S">
            <text:p>11:36:06.6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1H36M06.684S">
            <text:p>11:36:06.6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3">
            <text:p>613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1H36M06.592S">
            <text:p>11:36:06.5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1H36M06.753S">
            <text:p>11:36:06.7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1H36M06.77S">
            <text:p>11:36:06.7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804">
            <text:p>1804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1H36M06.792S">
            <text:p>11:36:06.7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804">
            <text:p>1804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1H36M01.345S">
            <text:p>11:36:01.3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539">
            <text:p>5539</text:p>
          </table:table-cell>
          <table:table-cell office:value-type="string">
            <text:p>Success</text:p>
          </table:table-cell>
          <table:table-cell office:value-type="float" office:value="54486">
            <text:p>54486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1H36M01.319S">
            <text:p>11:36:01.3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645">
            <text:p>5645</text:p>
          </table:table-cell>
          <table:table-cell office:value-type="string">
            <text:p>Success</text:p>
          </table:table-cell>
          <table:table-cell office:value-type="float" office:value="54384">
            <text:p>54384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1H36M01.34S">
            <text:p>11:36:01.3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627">
            <text:p>5627</text:p>
          </table:table-cell>
          <table:table-cell office:value-type="string">
            <text:p>Success</text:p>
          </table:table-cell>
          <table:table-cell office:value-type="float" office:value="54441">
            <text:p>54441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1H35M58.099S">
            <text:p>11:35:58.1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887">
            <text:p>8887</text:p>
          </table:table-cell>
          <table:table-cell office:value-type="string">
            <text:p>Success</text:p>
          </table:table-cell>
          <table:table-cell office:value-type="float" office:value="56218">
            <text:p>56218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1H35M58.073S">
            <text:p>11:35:58.0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938">
            <text:p>8938</text:p>
          </table:table-cell>
          <table:table-cell office:value-type="string">
            <text:p>Success</text:p>
          </table:table-cell>
          <table:table-cell office:value-type="float" office:value="56410">
            <text:p>56410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1H36M02.435S">
            <text:p>11:36:02.4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577">
            <text:p>4577</text:p>
          </table:table-cell>
          <table:table-cell office:value-type="string">
            <text:p>Success</text:p>
          </table:table-cell>
          <table:table-cell office:value-type="float" office:value="54220">
            <text:p>54220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1H36M06.986S">
            <text:p>11:36:06.9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1H35M58.065S">
            <text:p>11:35:58.0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951">
            <text:p>8951</text:p>
          </table:table-cell>
          <table:table-cell office:value-type="string">
            <text:p>Success</text:p>
          </table:table-cell>
          <table:table-cell office:value-type="float" office:value="56254">
            <text:p>56254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1H35M58.07S">
            <text:p>11:35:58.0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948">
            <text:p>8948</text:p>
          </table:table-cell>
          <table:table-cell office:value-type="string">
            <text:p>Success</text:p>
          </table:table-cell>
          <table:table-cell office:value-type="float" office:value="56510">
            <text:p>56510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1H36M06.967S">
            <text:p>11:36:06.9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1H36M07.026S">
            <text:p>11:36:07.0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1H36M07.017S">
            <text:p>11:36:07.0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1H36M07.046S">
            <text:p>11:36:07.0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1H36M07.016S">
            <text:p>11:36:07.0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1H36M07.013S">
            <text:p>11:36:07.0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1H36M07.081S">
            <text:p>11:36:07.0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804">
            <text:p>1804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1H36M07.119S">
            <text:p>11:36:07.1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804">
            <text:p>1804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1H36M07.101S">
            <text:p>11:36:07.1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1H36M07.163S">
            <text:p>11:36:07.1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804">
            <text:p>1804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1H36M07.188S">
            <text:p>11:36:07.1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804">
            <text:p>1804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1H36M05.943S">
            <text:p>11:36:05.9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91">
            <text:p>1291</text:p>
          </table:table-cell>
          <table:table-cell office:value-type="string">
            <text:p>Success</text:p>
          </table:table-cell>
          <table:table-cell office:value-type="float" office:value="41133">
            <text:p>41133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1H36M05.923S">
            <text:p>11:36:05.9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24">
            <text:p>1324</text:p>
          </table:table-cell>
          <table:table-cell office:value-type="string">
            <text:p>Success</text:p>
          </table:table-cell>
          <table:table-cell office:value-type="float" office:value="41133">
            <text:p>41133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1H36M07.019S">
            <text:p>11:36:07.0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823">
            <text:p>823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1H36M07.29S">
            <text:p>11:36:07.2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23">
            <text:p>823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1H36M07.305S">
            <text:p>11:36:07.31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1H36M07.013S">
            <text:p>11:36:07.0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12">
            <text:p>712</text:p>
          </table:table-cell>
          <table:table-cell office:value-type="string">
            <text:p>Success</text:p>
          </table:table-cell>
          <table:table-cell office:value-type="float" office:value="18412">
            <text:p>18412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1H36M07.201S">
            <text:p>11:36:07.20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1H36M07.247S">
            <text:p>11:36:07.2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1H36M07.534S">
            <text:p>11:36:07.53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1H36M06.632S">
            <text:p>11:36:06.6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23">
            <text:p>1123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1H36M06.964S">
            <text:p>11:36:06.9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91">
            <text:p>791</text:p>
          </table:table-cell>
          <table:table-cell office:value-type="string">
            <text:p>Success</text:p>
          </table:table-cell>
          <table:table-cell office:value-type="float" office:value="18406">
            <text:p>18406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1H36M07.236S">
            <text:p>11:36:07.2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18413">
            <text:p>18413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1H36M06.686S">
            <text:p>11:36:06.69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85">
            <text:p>1085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1H36M07.154S">
            <text:p>11:36:07.15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1H36M07.073S">
            <text:p>11:36:07.07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1H36M06.719S">
            <text:p>11:36:06.72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88">
            <text:p>108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1H36M06.698S">
            <text:p>11:36:06.7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10">
            <text:p>1110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1H36M06.657S">
            <text:p>11:36:06.66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67">
            <text:p>116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1H36M07.046S">
            <text:p>11:36:07.05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88">
            <text:p>788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1H36M07.797S">
            <text:p>11:36:07.8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555">
            <text:p>555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1H36M07.835S">
            <text:p>11:36:07.8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729">
            <text:p>729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1H36M06.81S">
            <text:p>11:36:06.81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58">
            <text:p>105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1H36M06.885S">
            <text:p>11:36:06.8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85">
            <text:p>985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1H36M07.809S">
            <text:p>11:36:07.8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555">
            <text:p>555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1H36M07.808S">
            <text:p>11:36:07.8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41176">
            <text:p>41176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1H36M07.824S">
            <text:p>11:36:07.8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41176">
            <text:p>41176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1H36M07.771S">
            <text:p>11:36:07.7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41133">
            <text:p>41133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1H36M07.746S">
            <text:p>11:36:07.7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1H36M07.97S">
            <text:p>11:36:07.97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1H36M07.984S">
            <text:p>11:36:07.98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1H36M07.99S">
            <text:p>11:36:07.99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1H36M07.87S">
            <text:p>11:36:07.8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1H36M08.038S">
            <text:p>11:36:08.04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1H36M08.046S">
            <text:p>11:36:08.05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1H36M08.051S">
            <text:p>11:36:08.05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1H36M07.76S">
            <text:p>11:36:07.7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1H36M08.097S">
            <text:p>11:36:08.10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1H36M08.107S">
            <text:p>11:36:08.11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1H36M08.111S">
            <text:p>11:36:08.11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1H36M07.757S">
            <text:p>11:36:07.7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1H36M08.168S">
            <text:p>11:36:08.17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1H36M08.177S">
            <text:p>11:36:08.18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1H36M08.182S">
            <text:p>11:36:08.18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1H36M07.725S">
            <text:p>11:36:07.7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95">
            <text:p>4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1H36M08.223S">
            <text:p>11:36:08.22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1H36M08.23S">
            <text:p>11:36:08.23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1H36M08.235S">
            <text:p>11:36:08.24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1H36M07.756S">
            <text:p>11:36:07.7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1H36M08.279S">
            <text:p>11:36:08.28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1H36M08.286S">
            <text:p>11:36:08.29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1H36M08.291S">
            <text:p>11:36:08.29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1H36M07.744S">
            <text:p>11:36:07.7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69">
            <text:p>769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1H36M07.915S">
            <text:p>11:36:07.9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05">
            <text:p>605</text:p>
          </table:table-cell>
          <table:table-cell office:value-type="string">
            <text:p>Success</text:p>
          </table:table-cell>
          <table:table-cell office:value-type="float" office:value="18413">
            <text:p>18413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1H36M07.786S">
            <text:p>11:36:07.7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1H36M08.521S">
            <text:p>11:36:08.5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1H36M08.522S">
            <text:p>11:36:08.5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1H36M08.596S">
            <text:p>11:36:08.60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1H36M08.603S">
            <text:p>11:36:08.60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1H36M08.607S">
            <text:p>11:36:08.61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1H36M08.513S">
            <text:p>11:36:08.5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1H36M08.603S">
            <text:p>11:36:08.60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1H36M07.969S">
            <text:p>11:36:07.9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71">
            <text:p>671</text:p>
          </table:table-cell>
          <table:table-cell office:value-type="string">
            <text:p>Success</text:p>
          </table:table-cell>
          <table:table-cell office:value-type="float" office:value="18413">
            <text:p>18413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1H36M08.626S">
            <text:p>11:36:08.63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1H36M07.863S">
            <text:p>11:36:07.8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98">
            <text:p>79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1H36M07.749S">
            <text:p>11:36:07.7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37972">
            <text:p>37972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1H36M08.653S">
            <text:p>11:36:08.65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1H36M08.636S">
            <text:p>11:36:08.64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1H36M08.673S">
            <text:p>11:36:08.67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1H36M08.674S">
            <text:p>11:36:08.67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1H36M07.904S">
            <text:p>11:36:07.9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75">
            <text:p>775</text:p>
          </table:table-cell>
          <table:table-cell office:value-type="string">
            <text:p>Success</text:p>
          </table:table-cell>
          <table:table-cell office:value-type="float" office:value="18413">
            <text:p>18413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1H36M07.878S">
            <text:p>11:36:07.88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04">
            <text:p>804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1H36M07.868S">
            <text:p>11:36:07.8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1H36M08.642S">
            <text:p>11:36:08.6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1H36M08.74S">
            <text:p>11:36:08.74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1H36M08.763S">
            <text:p>11:36:08.76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1H36M08.774S">
            <text:p>11:36:08.77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1H36M08.681S">
            <text:p>11:36:08.6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1H36M08.804S">
            <text:p>11:36:08.80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1H36M08.813S">
            <text:p>11:36:08.81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1H36M08.817S">
            <text:p>11:36:08.82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1H36M08.688S">
            <text:p>11:36:08.6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1H36M08.838S">
            <text:p>11:36:08.84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1H36M08.845S">
            <text:p>11:36:08.85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1H36M08.85S">
            <text:p>11:36:08.85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1H36M08.666S">
            <text:p>11:36:08.6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1H36M07.86S">
            <text:p>11:36:07.8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1H36M08.884S">
            <text:p>11:36:08.88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1H36M08.895S">
            <text:p>11:36:08.90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1H36M08.9S">
            <text:p>11:36:08.90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1H36M08.682S">
            <text:p>11:36:08.6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33246">
            <text:p>33246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1H36M08.664S">
            <text:p>11:36:08.6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35121">
            <text:p>35121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1H36M08.886S">
            <text:p>11:36:08.8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33257">
            <text:p>33257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1H36M09.288S">
            <text:p>11:36:09.2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1H36M09.288S">
            <text:p>11:36:09.2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18405">
            <text:p>18405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1H36M09.29S">
            <text:p>11:36:09.2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18413">
            <text:p>18413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1H36M09.367S">
            <text:p>11:36:09.3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1H36M09.491S">
            <text:p>11:36:09.49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1H36M09.499S">
            <text:p>11:36:09.50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1H36M09.504S">
            <text:p>11:36:09.50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1H36M09.444S">
            <text:p>11:36:09.4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1H36M09.554S">
            <text:p>11:36:09.55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1H36M09.561S">
            <text:p>11:36:09.56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1H36M09.566S">
            <text:p>11:36:09.57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1H36M09.419S">
            <text:p>11:36:09.4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1H36M09.614S">
            <text:p>11:36:09.61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1H36M09.62S">
            <text:p>11:36:09.62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1H36M09.624S">
            <text:p>11:36:09.62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30:28.68</dc:date>
    <meta:document-statistic meta:table-count="1" meta:cell-count="13727" meta:object-count="0"/>
    <meta:generator>OpenOffice.org/3.2$Win32 OpenOffice.org_project/320m12$Build-9483</meta:generator>
  </office:meta>
</office:document-meta>
</file>